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1" style:master-page-name="MP0" style:family="paragraph">
      <style:paragraph-properties fo:break-before="page" style:page-number="1"/>
      <style:text-properties style:font-name="Georgia" fo:font-weight="bold" style:font-weight-asian="bold"/>
    </style:style>
    <style:style style:name="T2" style:parent-style-name="Car.predefinitoparagrafo" style:family="text">
      <style:text-properties style:font-name="Georgia" fo:font-weight="bold" style:font-weight-asian="bold"/>
    </style:style>
    <style:style style:name="P3" style:parent-style-name="Standard" style:family="paragraph"/>
    <style:style style:name="T4" style:parent-style-name="Car.predefinitoparagrafo" style:family="text">
      <style:text-properties style:font-name="Georgia"/>
    </style:style>
    <style:style style:name="T5" style:parent-style-name="Car.predefinitoparagrafo" style:family="text">
      <style:text-properties style:font-name="Georgia" fo:font-style="italic" style:font-style-asian="italic"/>
    </style:style>
    <style:style style:name="T6" style:parent-style-name="Car.predefinitoparagrafo" style:family="text">
      <style:text-properties style:font-name="Georgia"/>
    </style:style>
    <style:style style:name="P7" style:parent-style-name="Standard" style:family="paragraph"/>
    <style:style style:name="T8" style:parent-style-name="Car.predefinitoparagrafo" style:family="text">
      <style:text-properties style:font-name="Georgia" style:font-weight-complex="bold"/>
    </style:style>
    <style:style style:name="T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" style:parent-style-name="Car.predefinitoparagrafo" style:family="text">
      <style:text-properties style:font-name="Georgia" style:font-weight-complex="bold"/>
    </style:style>
    <style:style style:name="P11" style:parent-style-name="Standard" style:family="paragraph"/>
    <style:style style:name="T12" style:parent-style-name="Car.predefinitoparagrafo" style:family="text">
      <style:text-properties style:font-name="Georgia" style:font-weight-complex="bold"/>
    </style:style>
    <style:style style:name="T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" style:parent-style-name="Car.predefinitoparagrafo" style:family="text">
      <style:text-properties style:font-name="Georgia" style:font-weight-complex="bold"/>
    </style:style>
    <style:style style:name="T15" style:parent-style-name="Car.predefinitoparagrafo" style:family="text">
      <style:text-properties style:font-name="Georgia" style:font-weight-complex="bold"/>
    </style:style>
    <style:style style:name="T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" style:parent-style-name="Car.predefinitoparagrafo" style:family="text">
      <style:text-properties style:font-name="Georgia" style:font-weight-complex="bold"/>
    </style:style>
    <style:style style:name="T18" style:parent-style-name="Car.predefinitoparagrafo" style:family="text">
      <style:text-properties style:font-name="Georgia" fo:font-weight="bold" style:font-weight-asian="bold"/>
    </style:style>
    <style:style style:name="T1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" style:parent-style-name="Car.predefinitoparagrafo" style:family="text">
      <style:text-properties style:font-name="Georgia"/>
    </style:style>
    <style:style style:name="T21" style:parent-style-name="Car.predefinitoparagrafo" style:family="text">
      <style:text-properties style:font-name="Georgia" fo:font-weight="bold" style:font-weight-asian="bold"/>
    </style:style>
    <style:style style:name="T22" style:parent-style-name="Car.predefinitoparagrafo" style:family="text">
      <style:text-properties style:font-name="Georgia"/>
    </style:style>
    <style:style style:name="T23" style:parent-style-name="Car.predefinitoparagrafo" style:family="text">
      <style:text-properties style:font-name="Georgia" fo:font-weight="bold" style:font-weight-asian="bold"/>
    </style:style>
    <style:style style:name="T24" style:parent-style-name="Car.predefinitoparagrafo" style:family="text">
      <style:text-properties style:font-name="Georgia"/>
    </style:style>
    <style:style style:name="P25" style:parent-style-name="Titolo2" style:family="paragraph">
      <style:text-properties style:font-name="Georgia"/>
    </style:style>
    <style:style style:name="T26" style:parent-style-name="Car.predefinitoparagrafo" style:family="text">
      <style:text-properties style:font-name="Georgia"/>
    </style:style>
    <style:style style:name="T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style:font-name="Georgia"/>
    </style:style>
    <style:style style:name="T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0" style:parent-style-name="Car.predefinitoparagrafo" style:family="text">
      <style:text-properties style:font-name="Georgia"/>
    </style:style>
    <style:style style:name="T3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2" style:parent-style-name="Car.predefinitoparagrafo" style:family="text">
      <style:text-properties style:font-name="Georgia"/>
    </style:style>
    <style:style style:name="T3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4" style:parent-style-name="Car.predefinitoparagrafo" style:family="text">
      <style:text-properties style:font-name="Georgia"/>
    </style:style>
    <style:style style:name="T35" style:parent-style-name="Car.predefinitoparagrafo" style:family="text">
      <style:text-properties style:font-name="Georgia" fo:font-weight="bold" style:font-weight-asian="bold"/>
    </style:style>
    <style:style style:name="P36" style:parent-style-name="Standard" style:family="paragraph"/>
    <style:style style:name="T37" style:parent-style-name="Car.predefinitoparagrafo" style:family="text">
      <style:text-properties style:font-name="Georgia" style:font-weight-complex="bold"/>
    </style:style>
    <style:style style:name="T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9" style:parent-style-name="Car.predefinitoparagrafo" style:family="text">
      <style:text-properties style:font-name="Georgia" style:font-weight-complex="bold"/>
    </style:style>
    <style:style style:name="P40" style:parent-style-name="Standard" style:family="paragraph"/>
    <style:style style:name="T41" style:parent-style-name="Car.predefinitoparagrafo" style:family="text">
      <style:text-properties style:font-name="Georgia" style:font-weight-complex="bold"/>
    </style:style>
    <style:style style:name="T4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3" style:parent-style-name="Car.predefinitoparagrafo" style:family="text">
      <style:text-properties style:font-name="Georgia" style:font-weight-complex="bold"/>
    </style:style>
    <style:style style:name="T4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5" style:parent-style-name="Car.predefinitoparagrafo" style:family="text">
      <style:text-properties style:font-name="Georgia" style:font-weight-complex="bold"/>
    </style:style>
    <style:style style:name="T46" style:parent-style-name="Car.predefinitoparagrafo" style:family="text">
      <style:text-properties style:font-name="Georgia" fo:font-weight="bold" style:font-weight-asian="bold"/>
    </style:style>
    <style:style style:name="T47" style:parent-style-name="Car.predefinitoparagrafo" style:family="text">
      <style:text-properties style:font-name="Georgia" style:font-weight-complex="bold"/>
    </style:style>
    <style:style style:name="T4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9" style:parent-style-name="Car.predefinitoparagrafo" style:family="text">
      <style:text-properties style:font-name="Georgia" style:font-weight-complex="bold"/>
    </style:style>
    <style:style style:name="T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1" style:parent-style-name="Car.predefinitoparagrafo" style:family="text">
      <style:text-properties style:font-name="Georgia" style:font-weight-complex="bold"/>
    </style:style>
    <style:style style:name="T52" style:parent-style-name="Car.predefinitoparagrafo" style:family="text">
      <style:text-properties style:font-name="Georgia" fo:font-weight="bold" style:font-weight-asian="bold"/>
    </style:style>
    <style:style style:name="T53" style:parent-style-name="Car.predefinitoparagrafo" style:family="text">
      <style:text-properties style:font-name="Georgia" style:font-weight-complex="bold"/>
    </style:style>
    <style:style style:name="T5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5" style:parent-style-name="Standard" style:family="paragraph"/>
    <style:style style:name="T56" style:parent-style-name="Car.predefinitoparagrafo" style:family="text">
      <style:text-properties style:font-name="Georgia" style:font-weight-complex="bold"/>
    </style:style>
    <style:style style:name="T57" style:parent-style-name="Car.predefinitoparagrafo" style:family="text">
      <style:text-properties style:font-name="Georgia" style:font-weight-complex="bold"/>
    </style:style>
    <style:style style:name="T5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59" style:parent-style-name="Car.predefinitoparagrafo" style:family="text">
      <style:text-properties style:font-name="Georgia" style:font-weight-complex="bold"/>
    </style:style>
    <style:style style:name="T60" style:parent-style-name="Car.predefinitoparagrafo" style:family="text">
      <style:text-properties style:font-name="Georgia" style:font-weight-complex="bold"/>
    </style:style>
    <style:style style:name="T61" style:parent-style-name="Car.predefinitoparagrafo" style:family="text">
      <style:text-properties style:font-name="Georgia" style:font-weight-complex="bold"/>
    </style:style>
    <style:style style:name="T6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3" style:parent-style-name="Car.predefinitoparagrafo" style:family="text">
      <style:text-properties style:font-name="Georgia" style:font-weight-complex="bold"/>
    </style:style>
    <style:style style:name="T64" style:parent-style-name="Car.predefinitoparagrafo" style:family="text">
      <style:text-properties style:font-name="Georgia" fo:font-weight="bold" style:font-weight-asian="bold"/>
    </style:style>
    <style:style style:name="T65" style:parent-style-name="Car.predefinitoparagrafo" style:family="text">
      <style:text-properties style:font-name="Georgia" style:font-weight-complex="bold"/>
    </style:style>
    <style:style style:name="T6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Georgia" fo:font-weight="bold" style:font-weight-asian="bold"/>
    </style:style>
    <style:style style:name="P68" style:parent-style-name="Standard" style:family="paragraph"/>
    <style:style style:name="T69" style:parent-style-name="Car.predefinitoparagrafo" style:family="text">
      <style:text-properties style:font-name="Georgia" style:font-weight-complex="bold"/>
    </style:style>
    <style:style style:name="T7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" style:parent-style-name="Car.predefinitoparagrafo" style:family="text">
      <style:text-properties style:font-name="Georgia" style:font-weight-complex="bold"/>
    </style:style>
    <style:style style:name="T7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" style:parent-style-name="Car.predefinitoparagrafo" style:family="text">
      <style:text-properties style:font-name="Georgia" style:font-weight-complex="bold"/>
    </style:style>
    <style:style style:name="T7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5" style:parent-style-name="Standard" style:family="paragraph"/>
    <style:style style:name="T76" style:parent-style-name="Car.predefinitoparagrafo" style:family="text">
      <style:text-properties style:font-name="Georgia" style:font-weight-complex="bold"/>
    </style:style>
    <style:style style:name="T7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8" style:parent-style-name="Car.predefinitoparagrafo" style:family="text">
      <style:text-properties style:font-name="Georgia" style:font-weight-complex="bold"/>
    </style:style>
    <style:style style:name="T79" style:parent-style-name="Car.predefinitoparagrafo" style:family="text">
      <style:text-properties style:font-name="Georgia" style:font-weight-complex="bold"/>
    </style:style>
    <style:style style:name="T8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1" style:parent-style-name="Car.predefinitoparagrafo" style:family="text">
      <style:text-properties style:font-name="Georgia" style:font-weight-complex="bold"/>
    </style:style>
    <style:style style:name="T8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3" style:parent-style-name="Car.predefinitoparagrafo" style:family="text">
      <style:text-properties style:font-name="Georgia" style:font-weight-complex="bold"/>
    </style:style>
    <style:style style:name="T84" style:parent-style-name="Car.predefinitoparagrafo" style:family="text">
      <style:text-properties style:font-name="Georgia" fo:font-weight="bold" style:font-weight-asian="bold"/>
    </style:style>
    <style:style style:name="T85" style:parent-style-name="Car.predefinitoparagrafo" style:family="text">
      <style:text-properties style:font-name="Georgia" style:font-weight-complex="bold"/>
    </style:style>
    <style:style style:name="T8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7" style:parent-style-name="Car.predefinitoparagrafo" style:family="text">
      <style:text-properties style:font-name="Georgia" style:font-weight-complex="bold"/>
    </style:style>
    <style:style style:name="T8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" style:parent-style-name="Car.predefinitoparagrafo" style:family="text">
      <style:text-properties style:font-name="Georgia" style:font-weight-complex="bold"/>
    </style:style>
    <style:style style:name="T90" style:parent-style-name="Car.predefinitoparagrafo" style:family="text">
      <style:text-properties style:font-name="Georgia" fo:font-weight="bold" style:font-weight-asian="bold"/>
    </style:style>
    <style:style style:name="T91" style:parent-style-name="Car.predefinitoparagrafo" style:family="text">
      <style:text-properties style:font-name="Georgia" style:font-weight-complex="bold"/>
    </style:style>
    <style:style style:name="T9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3" style:parent-style-name="Car.predefinitoparagrafo" style:family="text">
      <style:text-properties style:font-name="Georgia" style:font-weight-complex="bold"/>
    </style:style>
    <style:style style:name="T9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5" style:parent-style-name="Car.predefinitoparagrafo" style:family="text">
      <style:text-properties style:font-name="Georgia" style:font-weight-complex="bold"/>
    </style:style>
    <style:style style:name="T9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8" style:parent-style-name="Car.predefinitoparagrafo" style:family="text">
      <style:text-properties style:font-name="Georgia" style:font-weight-complex="bold"/>
    </style:style>
    <style:style style:name="T99" style:parent-style-name="Car.predefinitoparagrafo" style:family="text">
      <style:text-properties style:font-name="Georgia" style:font-weight-complex="bold"/>
    </style:style>
    <style:style style:name="T10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1" style:parent-style-name="Car.predefinitoparagrafo" style:family="text">
      <style:text-properties style:font-name="Georgia" style:font-weight-complex="bold"/>
    </style:style>
    <style:style style:name="T10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3" style:parent-style-name="Car.predefinitoparagrafo" style:family="text">
      <style:text-properties style:font-name="Georgia" style:font-weight-complex="bold"/>
    </style:style>
    <style:style style:name="P104" style:parent-style-name="Standard" style:family="paragraph"/>
    <style:style style:name="T105" style:parent-style-name="Car.predefinitoparagrafo" style:family="text">
      <style:text-properties style:font-name="Georgia" style:font-weight-complex="bold"/>
    </style:style>
    <style:style style:name="T10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7" style:parent-style-name="Car.predefinitoparagrafo" style:family="text">
      <style:text-properties style:font-name="Georgia" style:font-weight-complex="bold"/>
    </style:style>
    <style:style style:name="P108" style:parent-style-name="Standard" style:family="paragraph"/>
    <style:style style:name="T10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0" style:parent-style-name="Car.predefinitoparagrafo" style:family="text">
      <style:text-properties style:font-name="Georgia" style:font-weight-complex="bold"/>
    </style:style>
    <style:style style:name="T11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12" style:parent-style-name="Standard" style:family="paragraph"/>
    <style:style style:name="T1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4" style:parent-style-name="Car.predefinitoparagrafo" style:family="text">
      <style:text-properties style:font-name="Georgia" style:font-weight-complex="bold"/>
    </style:style>
    <style:style style:name="T11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16" style:parent-style-name="Standard" style:family="paragraph"/>
    <style:style style:name="T11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8" style:parent-style-name="Car.predefinitoparagrafo" style:family="text">
      <style:text-properties style:font-name="Georgia" style:font-weight-complex="bold"/>
    </style:style>
    <style:style style:name="T11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20" style:parent-style-name="Standard" style:family="paragraph"/>
    <style:style style:name="T12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2" style:parent-style-name="Car.predefinitoparagrafo" style:family="text">
      <style:text-properties style:font-name="Georgia" style:font-weight-complex="bold"/>
    </style:style>
    <style:style style:name="P123" style:parent-style-name="Standard" style:family="paragraph"/>
    <style:style style:name="T12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5" style:parent-style-name="Car.predefinitoparagrafo" style:family="text">
      <style:text-properties style:font-name="Georgia" fo:font-weight="bold" style:font-weight-asian="bold"/>
    </style:style>
    <style:style style:name="T126" style:parent-style-name="Car.predefinitoparagrafo" style:family="text">
      <style:text-properties style:font-name="Georgia" fo:font-weight="bold" style:font-weight-asian="bold"/>
    </style:style>
    <style:style style:name="T127" style:parent-style-name="Car.predefinitoparagrafo" style:family="text">
      <style:text-properties style:font-name="Georgia" style:font-weight-complex="bold"/>
    </style:style>
    <style:style style:name="T12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29" style:parent-style-name="Standard" style:family="paragraph"/>
    <style:style style:name="T13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1" style:parent-style-name="Car.predefinitoparagrafo" style:family="text">
      <style:text-properties style:font-name="Georgia" fo:font-weight="bold" style:font-weight-asian="bold"/>
    </style:style>
    <style:style style:name="T13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33" style:parent-style-name="Standard" style:family="paragraph">
      <style:paragraph-properties fo:margin-left="0.75in">
        <style:tab-stops/>
      </style:paragraph-properties>
      <style:text-properties style:font-name="Georgia" style:font-weight-complex="bold"/>
    </style:style>
    <style:style style:name="P134" style:parent-style-name="Standard" style:family="paragraph"/>
    <style:style style:name="T135" style:parent-style-name="Car.predefinitoparagrafo" style:family="text">
      <style:text-properties style:font-name="Georgia" style:font-weight-complex="bold"/>
    </style:style>
    <style:style style:name="T13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37" style:parent-style-name="Car.predefinitoparagrafo" style:family="text">
      <style:text-properties style:font-name="Georgia" style:font-weight-complex="bold"/>
    </style:style>
    <style:style style:name="T1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9" style:parent-style-name="Car.predefinitoparagrafo" style:family="text">
      <style:text-properties style:font-name="Georgia" style:font-weight-complex="bold"/>
    </style:style>
    <style:style style:name="T14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1" style:parent-style-name="Car.predefinitoparagrafo" style:family="text">
      <style:text-properties style:font-name="Georgia" style:font-weight-complex="bold"/>
    </style:style>
    <style:style style:name="T142" style:parent-style-name="Car.predefinitoparagrafo" style:family="text">
      <style:text-properties style:font-name="Georgia" fo:font-weight="bold" style:font-weight-asian="bold"/>
    </style:style>
    <style:style style:name="T143" style:parent-style-name="Car.predefinitoparagrafo" style:family="text">
      <style:text-properties style:font-name="Georgia" style:font-weight-complex="bold"/>
    </style:style>
    <style:style style:name="T14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5" style:parent-style-name="Car.predefinitoparagrafo" style:family="text">
      <style:text-properties style:font-name="Georgia" style:font-weight-complex="bold"/>
    </style:style>
    <style:style style:name="T14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7" style:parent-style-name="Car.predefinitoparagrafo" style:family="text">
      <style:text-properties style:font-name="Georgia" style:font-weight-complex="bold"/>
    </style:style>
    <style:style style:name="T148" style:parent-style-name="Car.predefinitoparagrafo" style:family="text">
      <style:text-properties style:font-name="Georgia" fo:font-weight="bold" style:font-weight-asian="bold"/>
    </style:style>
    <style:style style:name="T149" style:parent-style-name="Car.predefinitoparagrafo" style:family="text">
      <style:text-properties style:font-name="Georgia" style:font-weight-complex="bold"/>
    </style:style>
    <style:style style:name="T1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1" style:parent-style-name="Car.predefinitoparagrafo" style:family="text">
      <style:text-properties style:font-name="Georgia" style:font-weight-complex="bold"/>
    </style:style>
    <style:style style:name="T15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3" style:parent-style-name="Car.predefinitoparagrafo" style:family="text">
      <style:text-properties style:font-name="Georgia" style:font-weight-complex="bold"/>
    </style:style>
    <style:style style:name="T154" style:parent-style-name="Car.predefinitoparagrafo" style:family="text">
      <style:text-properties style:font-name="Georgia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55" style:parent-style-name="Car.predefinitoparagrafo" style:family="text">
      <style:text-properties style:font-name="Georgia" style:font-weight-complex="bold"/>
    </style:style>
    <style:style style:name="P156" style:parent-style-name="Standard" style:family="paragraph"/>
    <style:style style:name="T157" style:parent-style-name="Car.predefinitoparagrafo" style:family="text">
      <style:text-properties style:font-name="Georgia" style:font-weight-complex="bold"/>
    </style:style>
    <style:style style:name="T15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9" style:parent-style-name="Car.predefinitoparagrafo" style:family="text">
      <style:text-properties style:font-name="Georgia" style:font-weight-complex="bold"/>
    </style:style>
    <style:style style:name="T160" style:parent-style-name="Car.predefinitoparagrafo" style:family="text">
      <style:text-properties style:font-name="Georgia" style:font-weight-complex="bold"/>
    </style:style>
    <style:style style:name="P161" style:parent-style-name="Standard" style:family="paragraph"/>
    <style:style style:name="T16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3" style:parent-style-name="Car.predefinitoparagrafo" style:family="text">
      <style:text-properties style:font-name="Georgia" style:font-weight-complex="bold"/>
    </style:style>
    <style:style style:name="T16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65" style:parent-style-name="Standard" style:family="paragraph"/>
    <style:style style:name="T16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7" style:parent-style-name="Car.predefinitoparagrafo" style:family="text">
      <style:text-properties style:font-name="Georgia" style:font-weight-complex="bold"/>
    </style:style>
    <style:style style:name="T16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69" style:parent-style-name="Standard" style:family="paragraph"/>
    <style:style style:name="T17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1" style:parent-style-name="Car.predefinitoparagrafo" style:family="text">
      <style:text-properties style:font-name="Georgia" style:font-weight-complex="bold"/>
    </style:style>
    <style:style style:name="T17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73" style:parent-style-name="Standard" style:family="paragraph"/>
    <style:style style:name="T1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5" style:parent-style-name="Car.predefinitoparagrafo" style:family="text">
      <style:text-properties style:font-name="Georgia" style:font-weight-complex="bold"/>
    </style:style>
    <style:style style:name="P176" style:parent-style-name="Standard" style:family="paragraph"/>
    <style:style style:name="T17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8" style:parent-style-name="Car.predefinitoparagrafo" style:family="text">
      <style:text-properties style:font-name="Georgia" fo:font-weight="bold" style:font-weight-asian="bold"/>
    </style:style>
    <style:style style:name="T179" style:parent-style-name="Car.predefinitoparagrafo" style:family="text">
      <style:text-properties style:font-name="Georgia" style:font-weight-complex="bold"/>
    </style:style>
    <style:style style:name="T18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81" style:parent-style-name="Standard" style:family="paragraph"/>
    <style:style style:name="T18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83" style:parent-style-name="Car.predefinitoparagrafo" style:family="text">
      <style:text-properties style:font-name="Georgia" fo:font-weight="bold" style:font-weight-asian="bold"/>
    </style:style>
    <style:style style:name="T18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85" style:parent-style-name="Car.predefinitoparagrafo" style:family="text">
      <style:text-properties style:font-name="Georgia"/>
    </style:style>
    <style:style style:name="T186" style:parent-style-name="Car.predefinitoparagrafo" style:family="text">
      <style:text-properties style:font-name="Georgia" fo:font-weight="bold" style:font-weight-asian="bold"/>
    </style:style>
    <style:style style:name="T187" style:parent-style-name="Car.predefinitoparagrafo" style:family="text">
      <style:text-properties style:font-name="Georgia"/>
    </style:style>
    <style:style style:name="T188" style:parent-style-name="Car.predefinitoparagrafo" style:family="text">
      <style:text-properties style:font-name="Georgia" fo:font-weight="bold" style:font-weight-asian="bold"/>
    </style:style>
    <style:style style:name="T189" style:parent-style-name="Car.predefinitoparagrafo" style:family="text">
      <style:text-properties style:font-name="Georgia"/>
    </style:style>
    <style:style style:name="P190" style:parent-style-name="Titolo2" style:family="paragraph">
      <style:text-properties style:font-name="Georgia"/>
    </style:style>
    <style:style style:name="T191" style:parent-style-name="Car.predefinitoparagrafo" style:family="text">
      <style:text-properties style:font-name="Georgia"/>
    </style:style>
    <style:style style:name="T19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3" style:parent-style-name="Car.predefinitoparagrafo" style:family="text">
      <style:text-properties style:font-name="Georgia"/>
    </style:style>
    <style:style style:name="T19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5" style:parent-style-name="Car.predefinitoparagrafo" style:family="text">
      <style:text-properties style:font-name="Georgia"/>
    </style:style>
    <style:style style:name="T19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7" style:parent-style-name="Car.predefinitoparagrafo" style:family="text">
      <style:text-properties style:font-name="Georgia"/>
    </style:style>
    <style:style style:name="T19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9" style:parent-style-name="Car.predefinitoparagrafo" style:family="text">
      <style:text-properties style:font-name="Georgia"/>
    </style:style>
    <style:style style:name="T200" style:parent-style-name="Car.predefinitoparagrafo" style:family="text">
      <style:text-properties style:font-name="Georgia" fo:font-weight="bold" style:font-weight-asian="bold"/>
    </style:style>
    <style:style style:name="T201" style:parent-style-name="Car.predefinitoparagrafo" style:family="text">
      <style:text-properties style:font-name="Georgia"/>
    </style:style>
    <style:style style:name="P202" style:parent-style-name="Standard" style:family="paragraph">
      <style:text-properties style:font-name="Georgia" fo:font-weight="bold" style:font-weight-asian="bold"/>
    </style:style>
    <style:style style:name="P203" style:parent-style-name="Standard" style:family="paragraph"/>
    <style:style style:name="T204" style:parent-style-name="Car.predefinitoparagrafo" style:family="text">
      <style:text-properties style:font-name="Georgia" style:font-weight-complex="bold"/>
    </style:style>
    <style:style style:name="T20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06" style:parent-style-name="Car.predefinitoparagrafo" style:family="text">
      <style:text-properties style:font-name="Georgia" style:font-weight-complex="bold"/>
    </style:style>
    <style:style style:name="T20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08" style:parent-style-name="Car.predefinitoparagrafo" style:family="text">
      <style:text-properties style:font-name="Georgia" style:font-weight-complex="bold"/>
    </style:style>
    <style:style style:name="T20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10" style:parent-style-name="Car.predefinitoparagrafo" style:family="text">
      <style:text-properties style:font-name="Georgia" style:font-weight-complex="bold"/>
    </style:style>
    <style:style style:name="P211" style:parent-style-name="Standard" style:family="paragraph"/>
    <style:style style:name="T212" style:parent-style-name="Car.predefinitoparagrafo" style:family="text">
      <style:text-properties style:font-name="Georgia" style:font-weight-complex="bold"/>
    </style:style>
    <style:style style:name="T2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4" style:parent-style-name="Car.predefinitoparagrafo" style:family="text">
      <style:text-properties style:font-name="Georgia" style:font-weight-complex="bold"/>
    </style:style>
    <style:style style:name="P215" style:parent-style-name="Standard" style:family="paragraph"/>
    <style:style style:name="T2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7" style:parent-style-name="Car.predefinitoparagrafo" style:family="text">
      <style:text-properties style:font-name="Georgia" style:font-weight-complex="bold"/>
    </style:style>
    <style:style style:name="T21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19" style:parent-style-name="Standard" style:family="paragraph"/>
    <style:style style:name="T22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21" style:parent-style-name="Car.predefinitoparagrafo" style:family="text">
      <style:text-properties style:font-name="Georgia" style:font-weight-complex="bold"/>
    </style:style>
    <style:style style:name="T22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23" style:parent-style-name="Standard" style:family="paragraph"/>
    <style:style style:name="T22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25" style:parent-style-name="Car.predefinitoparagrafo" style:family="text">
      <style:text-properties style:font-name="Georgia" style:font-weight-complex="bold"/>
    </style:style>
    <style:style style:name="T22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27" style:parent-style-name="Standard" style:family="paragraph"/>
    <style:style style:name="T22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29" style:parent-style-name="Car.predefinitoparagrafo" style:family="text">
      <style:text-properties style:font-name="Georgia" style:font-weight-complex="bold"/>
    </style:style>
    <style:style style:name="P230" style:parent-style-name="Standard" style:family="paragraph"/>
    <style:style style:name="T23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32" style:parent-style-name="Car.predefinitoparagrafo" style:family="text">
      <style:text-properties style:font-name="Georgia" style:font-weight-complex="bold"/>
    </style:style>
    <style:style style:name="T233" style:parent-style-name="Car.predefinitoparagrafo" style:family="text">
      <style:text-properties style:font-name="Georgia" fo:font-weight="bold" style:font-weight-asian="bold"/>
    </style:style>
    <style:style style:name="T234" style:parent-style-name="Car.predefinitoparagrafo" style:family="text">
      <style:text-properties style:font-name="Georgia" style:font-weight-complex="bold"/>
    </style:style>
    <style:style style:name="T23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36" style:parent-style-name="Standard" style:family="paragraph"/>
    <style:style style:name="T23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38" style:parent-style-name="Car.predefinitoparagrafo" style:family="text">
      <style:text-properties style:font-name="Georgia" fo:font-weight="bold" style:font-weight-asian="bold"/>
    </style:style>
    <style:style style:name="T239" style:parent-style-name="Car.predefinitoparagrafo" style:family="text">
      <style:text-properties style:font-name="Georgia" fo:font-weight="bold" style:font-weight-asian="bold" fo:font-style="italic" style:font-style-asian="italic" style:font-style-complex="italic"/>
    </style:style>
    <style:style style:name="T24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241" style:parent-style-name="Titolo2" style:family="paragraph">
      <style:text-properties style:font-name="Georgia"/>
    </style:style>
    <style:style style:name="T242" style:parent-style-name="Car.predefinitoparagrafo" style:family="text">
      <style:text-properties style:font-name="Georgia"/>
    </style:style>
    <style:style style:name="T24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44" style:parent-style-name="Car.predefinitoparagrafo" style:family="text">
      <style:text-properties style:font-name="Georgia"/>
    </style:style>
    <style:style style:name="T245" style:parent-style-name="Car.predefinitoparagrafo" style:family="text">
      <style:text-properties style:font-name="Georgia" fo:font-weight="bold" style:font-weight-asian="bold"/>
    </style:style>
    <style:style style:name="T246" style:parent-style-name="Car.predefinitoparagrafo" style:family="text">
      <style:text-properties style:font-name="Georgia"/>
    </style:style>
    <style:style style:name="P247" style:parent-style-name="Standard" style:family="paragraph"/>
    <style:style style:name="T2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49" style:parent-style-name="Car.predefinitoparagrafo" style:family="text">
      <style:text-properties style:font-name="Georgia"/>
    </style:style>
    <style:style style:name="P250" style:parent-style-name="Standard" style:family="paragraph"/>
    <style:style style:name="T251" style:parent-style-name="Car.predefinitoparagrafo" style:family="text">
      <style:text-properties style:font-name="Georgia"/>
    </style:style>
    <style:style style:name="T252" style:parent-style-name="Car.predefinitoparagrafo" style:family="text">
      <style:text-properties style:font-name="Georgia" fo:font-style="italic" style:font-style-asian="italic" style:font-style-complex="italic"/>
    </style:style>
    <style:style style:name="T253" style:parent-style-name="Car.predefinitoparagrafo" style:family="text">
      <style:text-properties style:font-name="Georgia"/>
    </style:style>
    <style:style style:name="T25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55" style:parent-style-name="Car.predefinitoparagrafo" style:family="text">
      <style:text-properties style:font-name="Georgia"/>
    </style:style>
    <style:style style:name="T256" style:parent-style-name="Car.predefinitoparagrafo" style:family="text">
      <style:text-properties style:font-name="Georgia" fo:font-weight="bold" style:font-weight-asian="bold" style:font-weight-complex="bold"/>
    </style:style>
    <style:style style:name="T257" style:parent-style-name="Car.predefinitoparagrafo" style:family="text">
      <style:text-properties style:font-name="Georgia"/>
    </style:style>
    <style:style style:name="T258" style:parent-style-name="Car.predefinitoparagrafo" style:family="text">
      <style:text-properties style:font-name="Georgia" fo:font-style="italic" style:font-style-asian="italic" style:font-style-complex="italic"/>
    </style:style>
    <style:style style:name="T259" style:parent-style-name="Car.predefinitoparagrafo" style:family="text">
      <style:text-properties style:font-name="Georgia"/>
    </style:style>
    <style:style style:name="T260" style:parent-style-name="Car.predefinitoparagrafo" style:family="text">
      <style:text-properties style:font-name="Georgia" fo:font-style="italic" style:font-style-asian="italic" style:font-style-complex="italic"/>
    </style:style>
    <style:style style:name="T261" style:parent-style-name="Car.predefinitoparagrafo" style:family="text">
      <style:text-properties style:font-name="Georgia"/>
    </style:style>
    <style:style style:name="T262" style:parent-style-name="Car.predefinitoparagrafo" style:family="text">
      <style:text-properties style:font-name="Georgia" fo:font-style="italic" style:font-style-asian="italic" style:font-style-complex="italic"/>
    </style:style>
    <style:style style:name="T263" style:parent-style-name="Car.predefinitoparagrafo" style:family="text">
      <style:text-properties style:font-name="Georgia"/>
    </style:style>
    <style:style style:name="T264" style:parent-style-name="Car.predefinitoparagrafo" style:family="text">
      <style:text-properties style:font-name="Georgia" fo:font-weight="bold" style:font-weight-asian="bold" style:font-weight-complex="bold"/>
    </style:style>
    <style:style style:name="T265" style:parent-style-name="Car.predefinitoparagrafo" style:family="text">
      <style:text-properties style:font-name="Georgia" fo:font-weight="bold" style:font-weight-asian="bold" style:font-weight-complex="bold"/>
    </style:style>
    <style:style style:name="T266" style:parent-style-name="Car.predefinitoparagrafo" style:family="text">
      <style:text-properties style:font-name="Georgia"/>
    </style:style>
    <style:style style:name="T267" style:parent-style-name="Car.predefinitoparagrafo" style:family="text">
      <style:text-properties style:font-name="Georgia" fo:font-style="italic" style:font-style-asian="italic" style:font-style-complex="italic"/>
    </style:style>
    <style:style style:name="P268" style:parent-style-name="Standard" style:family="paragraph">
      <style:text-properties style:font-name="Georgia" fo:font-weight="bold" style:font-weight-asian="bold"/>
    </style:style>
    <style:style style:name="P269" style:parent-style-name="Standard" style:family="paragraph">
      <style:text-properties style:font-name="Georgia" fo:font-weight="bold" style:font-weight-asian="bold"/>
    </style:style>
    <style:style style:name="P270" style:parent-style-name="Standard" style:family="paragraph"/>
    <style:style style:name="T271" style:parent-style-name="Car.predefinitoparagrafo" style:family="text">
      <style:text-properties style:font-name="Georgia" style:font-weight-complex="bold"/>
    </style:style>
    <style:style style:name="T27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73" style:parent-style-name="Car.predefinitoparagrafo" style:family="text">
      <style:text-properties style:font-name="Georgia" style:font-weight-complex="bold"/>
    </style:style>
    <style:style style:name="T27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75" style:parent-style-name="Car.predefinitoparagrafo" style:family="text">
      <style:text-properties style:font-name="Georgia" style:font-weight-complex="bold"/>
    </style:style>
    <style:style style:name="T276" style:parent-style-name="Car.predefinitoparagrafo" style:family="text">
      <style:text-properties style:font-name="Georgia" fo:font-weight="bold" style:font-weight-asian="bold"/>
    </style:style>
    <style:style style:name="T277" style:parent-style-name="Car.predefinitoparagrafo" style:family="text">
      <style:text-properties style:font-name="Georgia" style:font-weight-complex="bold"/>
    </style:style>
    <style:style style:name="T27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79" style:parent-style-name="Car.predefinitoparagrafo" style:family="text">
      <style:text-properties style:font-name="Georgia" style:font-weight-complex="bold"/>
    </style:style>
    <style:style style:name="P280" style:parent-style-name="Standard" style:family="paragraph"/>
    <style:style style:name="T281" style:parent-style-name="Car.predefinitoparagrafo" style:family="text">
      <style:text-properties style:font-name="Georgia" style:font-weight-complex="bold"/>
    </style:style>
    <style:style style:name="T28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83" style:parent-style-name="Car.predefinitoparagrafo" style:family="text">
      <style:text-properties style:font-name="Georgia" style:font-weight-complex="bold"/>
    </style:style>
    <style:style style:name="P284" style:parent-style-name="Standard" style:family="paragraph"/>
    <style:style style:name="T285" style:parent-style-name="Car.predefinitoparagrafo" style:family="text">
      <style:text-properties style:font-name="Georgia" fo:font-style="italic" style:font-style-asian="italic" style:font-style-complex="italic"/>
    </style:style>
    <style:style style:name="T286" style:parent-style-name="Car.predefinitoparagrafo" style:family="text">
      <style:text-properties style:font-name="Georgia"/>
    </style:style>
    <style:style style:name="T287" style:parent-style-name="Car.predefinitoparagrafo" style:family="text">
      <style:text-properties style:font-name="Georgia" fo:font-style="italic" style:font-style-asian="italic" style:font-style-complex="italic"/>
    </style:style>
    <style:style style:name="P288" style:parent-style-name="Standard" style:family="paragraph"/>
    <style:style style:name="T289" style:parent-style-name="Car.predefinitoparagrafo" style:family="text">
      <style:text-properties style:font-name="Georgia" fo:font-style="italic" style:font-style-asian="italic" style:font-style-complex="italic"/>
    </style:style>
    <style:style style:name="P290" style:parent-style-name="Standard" style:family="paragraph"/>
    <style:style style:name="T291" style:parent-style-name="Car.predefinitoparagrafo" style:family="text">
      <style:text-properties style:font-name="Georgia" fo:font-style="italic" style:font-style-asian="italic" style:font-style-complex="italic"/>
    </style:style>
    <style:style style:name="P292" style:parent-style-name="Standard" style:family="paragraph"/>
    <style:style style:name="T293" style:parent-style-name="Car.predefinitoparagrafo" style:family="text">
      <style:text-properties style:font-name="Georgia" fo:font-style="italic" style:font-style-asian="italic" style:font-style-complex="italic"/>
    </style:style>
    <style:style style:name="T294" style:parent-style-name="Car.predefinitoparagrafo" style:family="text">
      <style:text-properties style:font-name="Georgia"/>
    </style:style>
    <style:style style:name="P295" style:parent-style-name="Standard" style:family="paragraph"/>
    <style:style style:name="T296" style:parent-style-name="Car.predefinitoparagrafo" style:family="text">
      <style:text-properties style:font-name="Georgia" fo:font-style="italic" style:font-style-asian="italic" style:font-style-complex="italic"/>
    </style:style>
    <style:style style:name="T297" style:parent-style-name="Car.predefinitoparagrafo" style:family="text">
      <style:text-properties style:font-name="Georgia"/>
    </style:style>
    <style:style style:name="T298" style:parent-style-name="Car.predefinitoparagrafo" style:family="text">
      <style:text-properties style:font-name="Georgia" fo:font-weight="bold" style:font-weight-asian="bold" style:font-weight-complex="bold"/>
    </style:style>
    <style:style style:name="T299" style:parent-style-name="Car.predefinitoparagrafo" style:family="text">
      <style:text-properties style:font-name="Georgia"/>
    </style:style>
    <style:style style:name="T300" style:parent-style-name="Car.predefinitoparagrafo" style:family="text">
      <style:text-properties style:font-name="Georgia" fo:font-style="italic" style:font-style-asian="italic" style:font-style-complex="italic"/>
    </style:style>
    <style:style style:name="P301" style:parent-style-name="Standard" style:family="paragraph"/>
    <style:style style:name="T302" style:parent-style-name="Car.predefinitoparagrafo" style:family="text">
      <style:text-properties style:font-name="Georgia" fo:font-style="italic" style:font-style-asian="italic" style:font-style-complex="italic"/>
    </style:style>
    <style:style style:name="T303" style:parent-style-name="Car.predefinitoparagrafo" style:family="text">
      <style:text-properties style:font-name="Georgia" fo:font-weight="bold" style:font-weight-asian="bold" style:font-weight-complex="bold"/>
    </style:style>
    <style:style style:name="T304" style:parent-style-name="Car.predefinitoparagrafo" style:family="text">
      <style:text-properties style:font-name="Georgia" fo:font-weight="bold" style:font-weight-asian="bold" style:font-weight-complex="bold" fo:font-style="italic" style:font-style-asian="italic" style:font-style-complex="italic"/>
    </style:style>
    <style:style style:name="T305" style:parent-style-name="Car.predefinitoparagrafo" style:family="text">
      <style:text-properties style:font-name="Georgia" fo:font-style="italic" style:font-style-asian="italic" style:font-style-complex="italic"/>
    </style:style>
    <style:style style:name="P306" style:parent-style-name="Standard" style:family="paragraph">
      <style:text-properties style:font-name="Georgia" fo:font-style="italic" style:font-style-asian="italic" style:font-style-complex="italic"/>
    </style:style>
    <style:style style:name="P307" style:parent-style-name="Standard" style:family="paragraph">
      <style:text-properties style:font-name="Georgia" fo:font-style="italic" style:font-style-asian="italic" style:font-style-complex="italic"/>
    </style:style>
    <style:style style:name="P308" style:parent-style-name="Standard" style:family="paragraph">
      <style:text-properties style:font-name="Georgia" fo:font-style="italic" style:font-style-asian="italic" style:font-style-complex="italic"/>
    </style:style>
    <style:style style:name="P309" style:parent-style-name="Standard" style:family="paragraph">
      <style:text-properties style:font-name="Georgia" fo:font-style="italic" style:font-style-asian="italic" style:font-style-complex="italic"/>
    </style:style>
    <style:style style:name="P310" style:parent-style-name="Standard" style:family="paragraph">
      <style:text-properties style:font-name="Georgia" fo:font-style="italic" style:font-style-asian="italic" style:font-style-complex="italic"/>
    </style:style>
    <style:style style:name="P311" style:parent-style-name="Standard" style:family="paragraph">
      <style:text-properties style:font-name="Georgia" fo:font-style="italic" style:font-style-asian="italic" style:font-style-complex="italic"/>
    </style:style>
    <style:style style:name="P312" style:parent-style-name="Standard" style:family="paragraph">
      <style:text-properties style:font-name="Georgia" fo:font-style="italic" style:font-style-asian="italic" style:font-style-complex="italic"/>
    </style:style>
    <style:style style:name="P313" style:parent-style-name="Standard" style:family="paragraph">
      <style:text-properties style:font-name="Georgia" fo:font-style="italic" style:font-style-asian="italic" style:font-style-complex="italic"/>
    </style:style>
    <style:style style:name="P314" style:parent-style-name="Standard" style:family="paragraph">
      <style:text-properties style:font-name="Georgia" fo:font-style="italic" style:font-style-asian="italic" style:font-style-complex="italic"/>
    </style:style>
    <style:style style:name="T315" style:parent-style-name="Car.predefinitoparagrafo" style:family="text">
      <style:text-properties style:font-name="Georgia"/>
    </style:style>
    <style:style style:name="T31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17" style:parent-style-name="Car.predefinitoparagrafo" style:family="text">
      <style:text-properties style:font-name="Georgia"/>
    </style:style>
    <style:style style:name="T31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19" style:parent-style-name="Car.predefinitoparagrafo" style:family="text">
      <style:text-properties style:font-name="Georgia"/>
    </style:style>
    <style:style style:name="T32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21" style:parent-style-name="Car.predefinitoparagrafo" style:family="text">
      <style:text-properties style:font-name="Georgia"/>
    </style:style>
    <style:style style:name="P322" style:parent-style-name="Standard" style:family="paragraph">
      <style:text-properties style:font-name="Georgia" fo:font-weight="bold" style:font-weight-asian="bold"/>
    </style:style>
    <style:style style:name="P323" style:parent-style-name="Standard" style:family="paragraph"/>
    <style:style style:name="T324" style:parent-style-name="Car.predefinitoparagrafo" style:family="text">
      <style:text-properties style:font-name="Georgia"/>
    </style:style>
    <style:style style:name="T325" style:parent-style-name="Car.predefinitoparagrafo" style:family="text">
      <style:text-properties style:font-name="Georgia" fo:font-style="italic" style:font-style-asian="italic" style:font-style-complex="italic"/>
    </style:style>
    <style:style style:name="P326" style:parent-style-name="Standard" style:family="paragraph">
      <style:text-properties style:font-name="Georgia" fo:font-weight="bold" style:font-weight-asian="bold"/>
    </style:style>
    <style:style style:name="P327" style:parent-style-name="Standard" style:family="paragraph"/>
    <style:style style:name="T328" style:parent-style-name="Car.predefinitoparagrafo" style:family="text">
      <style:text-properties style:font-name="Georgia" style:font-weight-complex="bold"/>
    </style:style>
    <style:style style:name="T32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30" style:parent-style-name="Car.predefinitoparagrafo" style:family="text">
      <style:text-properties style:font-name="Georgia" style:font-weight-complex="bold"/>
    </style:style>
    <style:style style:name="T33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32" style:parent-style-name="Car.predefinitoparagrafo" style:family="text">
      <style:text-properties style:font-name="Georgia" style:font-weight-complex="bold"/>
    </style:style>
    <style:style style:name="P333" style:parent-style-name="Standard" style:family="paragraph"/>
    <style:style style:name="T334" style:parent-style-name="Car.predefinitoparagrafo" style:family="text">
      <style:text-properties style:font-name="Georgia" style:font-weight-complex="bold"/>
    </style:style>
    <style:style style:name="T33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36" style:parent-style-name="Car.predefinitoparagrafo" style:family="text">
      <style:text-properties style:font-name="Georgia" style:font-weight-complex="bold"/>
    </style:style>
    <style:style style:name="P337" style:parent-style-name="Standard" style:family="paragraph"/>
    <style:style style:name="T3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39" style:parent-style-name="Car.predefinitoparagrafo" style:family="text">
      <style:text-properties style:font-name="Georgia" style:font-weight-complex="bold"/>
    </style:style>
    <style:style style:name="T34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41" style:parent-style-name="Standard" style:family="paragraph"/>
    <style:style style:name="T34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3" style:parent-style-name="Car.predefinitoparagrafo" style:family="text">
      <style:text-properties style:font-name="Georgia" style:font-weight-complex="bold"/>
    </style:style>
    <style:style style:name="T34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45" style:parent-style-name="Standard" style:family="paragraph"/>
    <style:style style:name="T34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7" style:parent-style-name="Car.predefinitoparagrafo" style:family="text">
      <style:text-properties style:font-name="Georgia" style:font-weight-complex="bold"/>
    </style:style>
    <style:style style:name="T34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49" style:parent-style-name="Standard" style:family="paragraph"/>
    <style:style style:name="T3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1" style:parent-style-name="Car.predefinitoparagrafo" style:family="text">
      <style:text-properties style:font-name="Georgia" style:font-weight-complex="bold"/>
    </style:style>
    <style:style style:name="T35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53" style:parent-style-name="Standard" style:family="paragraph"/>
    <style:style style:name="T354" style:parent-style-name="Car.predefinitoparagrafo" style:family="text">
      <style:text-properties style:font-name="Georgia" style:font-weight-complex="bold"/>
    </style:style>
    <style:style style:name="T35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6" style:parent-style-name="Car.predefinitoparagrafo" style:family="text">
      <style:text-properties style:font-name="Georgia" style:font-weight-complex="bold"/>
    </style:style>
    <style:style style:name="T35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58" style:parent-style-name="Car.predefinitoparagrafo" style:family="text">
      <style:text-properties style:font-name="Georgia" style:font-weight-complex="bold"/>
    </style:style>
    <style:style style:name="T35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60" style:parent-style-name="Car.predefinitoparagrafo" style:family="text">
      <style:text-properties style:font-name="Georgia" style:font-weight-complex="bold"/>
    </style:style>
    <style:style style:name="T36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62" style:parent-style-name="Car.predefinitoparagrafo" style:family="text">
      <style:text-properties style:font-name="Georgia" style:font-weight-complex="bold"/>
    </style:style>
    <style:style style:name="P363" style:parent-style-name="Standard" style:family="paragraph"/>
    <style:style style:name="T364" style:parent-style-name="Car.predefinitoparagrafo" style:family="text">
      <style:text-properties style:font-name="Georgia" style:font-weight-complex="bold"/>
    </style:style>
    <style:style style:name="T36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66" style:parent-style-name="Car.predefinitoparagrafo" style:family="text">
      <style:text-properties style:font-name="Georgia" style:font-weight-complex="bold"/>
    </style:style>
    <style:style style:name="T367" style:parent-style-name="Car.predefinitoparagrafo" style:family="text">
      <style:text-properties style:font-name="Georgia" style:font-weight-complex="bold"/>
    </style:style>
    <style:style style:name="T36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69" style:parent-style-name="Car.predefinitoparagrafo" style:family="text">
      <style:text-properties style:font-name="Georgia" style:font-weight-complex="bold"/>
    </style:style>
    <style:style style:name="T37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1" style:parent-style-name="Car.predefinitoparagrafo" style:family="text">
      <style:text-properties style:font-name="Georgia" style:font-weight-complex="bold"/>
    </style:style>
    <style:style style:name="P372" style:parent-style-name="Standard" style:family="paragraph"/>
    <style:style style:name="T373" style:parent-style-name="Car.predefinitoparagrafo" style:family="text">
      <style:text-properties style:font-name="Georgia" style:font-weight-complex="bold"/>
    </style:style>
    <style:style style:name="T3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5" style:parent-style-name="Car.predefinitoparagrafo" style:family="text">
      <style:text-properties style:font-name="Georgia" style:font-weight-complex="bold"/>
    </style:style>
    <style:style style:name="T3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7" style:parent-style-name="Car.predefinitoparagrafo" style:family="text">
      <style:text-properties style:font-name="Georgia" style:font-weight-complex="bold"/>
    </style:style>
    <style:style style:name="P378" style:parent-style-name="Standard" style:family="paragraph"/>
    <style:style style:name="T379" style:parent-style-name="Car.predefinitoparagrafo" style:family="text">
      <style:text-properties style:font-name="Georgia" style:font-weight-complex="bold"/>
    </style:style>
    <style:style style:name="T38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81" style:parent-style-name="Car.predefinitoparagrafo" style:family="text">
      <style:text-properties style:font-name="Georgia" style:font-weight-complex="bold"/>
    </style:style>
    <style:style style:name="T38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83" style:parent-style-name="Car.predefinitoparagrafo" style:family="text">
      <style:text-properties style:font-name="Georgia" style:font-weight-complex="bold"/>
    </style:style>
    <style:style style:name="P384" style:parent-style-name="Standard" style:family="paragraph"/>
    <style:style style:name="T385" style:parent-style-name="Car.predefinitoparagrafo" style:family="text">
      <style:text-properties style:font-name="Georgia" fo:font-style="italic" style:font-style-asian="italic" style:font-style-complex="italic"/>
    </style:style>
    <style:style style:name="T386" style:parent-style-name="Car.predefinitoparagrafo" style:family="text">
      <style:text-properties style:font-name="Georgia"/>
    </style:style>
    <style:style style:name="T387" style:parent-style-name="Car.predefinitoparagrafo" style:family="text">
      <style:text-properties style:font-name="Georgia" fo:font-style="italic" style:font-style-asian="italic" style:font-style-complex="italic"/>
    </style:style>
    <style:style style:name="P388" style:parent-style-name="Standard" style:family="paragraph"/>
    <style:style style:name="T389" style:parent-style-name="Car.predefinitoparagrafo" style:family="text">
      <style:text-properties style:font-name="Georgia" fo:font-style="italic" style:font-style-asian="italic" style:font-style-complex="italic"/>
    </style:style>
    <style:style style:name="T390" style:parent-style-name="Car.predefinitoparagrafo" style:family="text">
      <style:text-properties style:font-name="Georgia" fo:font-style="italic" style:font-style-asian="italic" style:font-style-complex="italic"/>
    </style:style>
    <style:style style:name="P391" style:parent-style-name="Standard" style:family="paragraph"/>
    <style:style style:name="T392" style:parent-style-name="Car.predefinitoparagrafo" style:family="text">
      <style:text-properties style:font-name="Georgia" fo:font-style="italic" style:font-style-asian="italic" style:font-style-complex="italic"/>
    </style:style>
    <style:style style:name="P393" style:parent-style-name="Standard" style:family="paragraph"/>
    <style:style style:name="T394" style:parent-style-name="Car.predefinitoparagrafo" style:family="text">
      <style:text-properties style:font-name="Georgia" fo:font-style="italic" style:font-style-asian="italic" style:font-style-complex="italic"/>
    </style:style>
    <style:style style:name="T395" style:parent-style-name="Car.predefinitoparagrafo" style:family="text">
      <style:text-properties style:font-name="Georgia"/>
    </style:style>
    <style:style style:name="P396" style:parent-style-name="Standard" style:family="paragraph"/>
    <style:style style:name="T397" style:parent-style-name="Car.predefinitoparagrafo" style:family="text">
      <style:text-properties style:font-name="Georgia"/>
    </style:style>
    <style:style style:name="T398" style:parent-style-name="Car.predefinitoparagrafo" style:family="text">
      <style:text-properties style:font-name="Georgia" fo:font-style="italic" style:font-style-asian="italic" style:font-style-complex="italic"/>
    </style:style>
    <style:style style:name="T399" style:parent-style-name="Car.predefinitoparagrafo" style:family="text">
      <style:text-properties style:font-name="Georgia"/>
    </style:style>
    <style:style style:name="T400" style:parent-style-name="Car.predefinitoparagrafo" style:family="text">
      <style:text-properties style:font-name="Georgia" fo:font-style="italic" style:font-style-asian="italic" style:font-style-complex="italic"/>
    </style:style>
    <style:style style:name="T401" style:parent-style-name="Car.predefinitoparagrafo" style:family="text">
      <style:text-properties style:font-name="Georgia"/>
    </style:style>
    <style:style style:name="T402" style:parent-style-name="Car.predefinitoparagrafo" style:family="text">
      <style:text-properties style:font-name="Georgia" fo:font-weight="bold" style:font-weight-asian="bold" style:font-weight-complex="bold"/>
    </style:style>
    <style:style style:name="T403" style:parent-style-name="Car.predefinitoparagrafo" style:family="text">
      <style:text-properties style:font-name="Georgia"/>
    </style:style>
    <style:style style:name="T404" style:parent-style-name="Car.predefinitoparagrafo" style:family="text">
      <style:text-properties style:font-name="Georgia" fo:font-style="italic" style:font-style-asian="italic" style:font-style-complex="italic"/>
    </style:style>
    <style:style style:name="T405" style:parent-style-name="Car.predefinitoparagrafo" style:family="text">
      <style:text-properties style:font-name="Georgia"/>
    </style:style>
    <style:style style:name="T406" style:parent-style-name="Car.predefinitoparagrafo" style:family="text">
      <style:text-properties style:font-name="Georgia" fo:font-style="italic" style:font-style-asian="italic" style:font-style-complex="italic"/>
    </style:style>
    <style:style style:name="T407" style:parent-style-name="Car.predefinitoparagrafo" style:family="text">
      <style:text-properties style:font-name="Georgia"/>
    </style:style>
    <style:style style:name="T408" style:parent-style-name="Car.predefinitoparagrafo" style:family="text">
      <style:text-properties style:font-name="Georgia" fo:font-weight="bold" style:font-weight-asian="bold" style:font-weight-complex="bold"/>
    </style:style>
    <style:style style:name="T409" style:parent-style-name="Car.predefinitoparagrafo" style:family="text">
      <style:text-properties style:font-name="Georgia"/>
    </style:style>
    <style:style style:name="T410" style:parent-style-name="Car.predefinitoparagrafo" style:family="text">
      <style:text-properties style:font-name="Georgia" fo:font-style="italic" style:font-style-asian="italic" style:font-style-complex="italic"/>
    </style:style>
    <style:style style:name="P411" style:parent-style-name="Standard" style:family="paragraph"/>
    <style:style style:name="T412" style:parent-style-name="Car.predefinitoparagrafo" style:family="text">
      <style:text-properties style:font-name="Georgia"/>
    </style:style>
    <style:style style:name="T413" style:parent-style-name="Car.predefinitoparagrafo" style:family="text">
      <style:text-properties style:font-name="Georgia" fo:font-style="italic" style:font-style-asian="italic" style:font-style-complex="italic"/>
    </style:style>
    <style:style style:name="T414" style:parent-style-name="Car.predefinitoparagrafo" style:family="text">
      <style:text-properties style:font-name="Georgia"/>
    </style:style>
    <style:style style:name="T415" style:parent-style-name="Car.predefinitoparagrafo" style:family="text">
      <style:text-properties style:font-name="Georgia" fo:font-style="italic" style:font-style-asian="italic" style:font-style-complex="italic"/>
    </style:style>
    <style:style style:name="T416" style:parent-style-name="Car.predefinitoparagrafo" style:family="text">
      <style:text-properties style:font-name="Georgia"/>
    </style:style>
    <style:style style:name="T417" style:parent-style-name="Car.predefinitoparagrafo" style:family="text">
      <style:text-properties style:font-name="Georgia" fo:font-weight="bold" style:font-weight-asian="bold" style:font-weight-complex="bold"/>
    </style:style>
    <style:style style:name="T418" style:parent-style-name="Car.predefinitoparagrafo" style:family="text">
      <style:text-properties style:font-name="Georgia"/>
    </style:style>
    <style:style style:name="T419" style:parent-style-name="Car.predefinitoparagrafo" style:family="text">
      <style:text-properties style:font-name="Georgia" fo:font-style="italic" style:font-style-asian="italic" style:font-style-complex="italic"/>
    </style:style>
    <style:style style:name="T420" style:parent-style-name="Car.predefinitoparagrafo" style:family="text">
      <style:text-properties style:font-name="Georgia"/>
    </style:style>
    <style:style style:name="T421" style:parent-style-name="Car.predefinitoparagrafo" style:family="text">
      <style:text-properties style:font-name="Georgia" fo:font-style="italic" style:font-style-asian="italic" style:font-style-complex="italic"/>
    </style:style>
    <style:style style:name="T422" style:parent-style-name="Car.predefinitoparagrafo" style:family="text">
      <style:text-properties style:font-name="Georgia"/>
    </style:style>
    <style:style style:name="T423" style:parent-style-name="Car.predefinitoparagrafo" style:family="text">
      <style:text-properties style:font-name="Georgia" fo:font-weight="bold" style:font-weight-asian="bold" style:font-weight-complex="bold"/>
    </style:style>
    <style:style style:name="T424" style:parent-style-name="Car.predefinitoparagrafo" style:family="text">
      <style:text-properties style:font-name="Georgia"/>
    </style:style>
    <style:style style:name="T425" style:parent-style-name="Car.predefinitoparagrafo" style:family="text">
      <style:text-properties style:font-name="Georgia" fo:font-style="italic" style:font-style-asian="italic" style:font-style-complex="italic"/>
    </style:style>
    <style:style style:name="P426" style:parent-style-name="Standard" style:family="paragraph"/>
    <style:style style:name="T427" style:parent-style-name="Car.predefinitoparagrafo" style:family="text">
      <style:text-properties style:font-name="Georgia" fo:font-style="italic" style:font-style-asian="italic" style:font-style-complex="italic"/>
    </style:style>
    <style:style style:name="T428" style:parent-style-name="Car.predefinitoparagrafo" style:family="text">
      <style:text-properties style:font-name="Georgia" fo:font-weight="bold" style:font-weight-asian="bold" style:font-weight-complex="bold"/>
    </style:style>
    <style:style style:name="T429" style:parent-style-name="Car.predefinitoparagrafo" style:family="text">
      <style:text-properties style:font-name="Georgia" fo:font-weight="bold" style:font-weight-asian="bold" style:font-weight-complex="bold"/>
    </style:style>
    <style:style style:name="T430" style:parent-style-name="Car.predefinitoparagrafo" style:family="text">
      <style:text-properties style:font-name="Georgia"/>
    </style:style>
    <style:style style:name="T431" style:parent-style-name="Car.predefinitoparagrafo" style:family="text">
      <style:text-properties style:font-name="Georgia" fo:font-style="italic" style:font-style-asian="italic" style:font-style-complex="italic"/>
    </style:style>
    <style:style style:name="P432" style:parent-style-name="Standard" style:family="paragraph"/>
    <style:style style:name="T433" style:parent-style-name="Car.predefinitoparagrafo" style:family="text">
      <style:text-properties style:font-name="Georgia" fo:font-style="italic" style:font-style-asian="italic" style:font-style-complex="italic"/>
    </style:style>
    <style:style style:name="T434" style:parent-style-name="Car.predefinitoparagrafo" style:family="text">
      <style:text-properties style:font-name="Georgia" fo:font-weight="bold" style:font-weight-asian="bold" style:font-weight-complex="bold"/>
    </style:style>
    <style:style style:name="T435" style:parent-style-name="Car.predefinitoparagrafo" style:family="text">
      <style:text-properties style:font-name="Georgia" fo:font-style="italic" style:font-style-asian="italic" style:font-style-complex="italic"/>
    </style:style>
    <style:style style:name="P436" style:parent-style-name="Standard" style:family="paragraph"/>
    <style:style style:name="T437" style:parent-style-name="Car.predefinitoparagrafo" style:family="text">
      <style:text-properties style:font-name="Georgia" fo:font-style="italic" style:font-style-asian="italic" style:font-style-complex="italic"/>
    </style:style>
    <style:style style:name="T438" style:parent-style-name="Car.predefinitoparagrafo" style:family="text">
      <style:text-properties style:font-name="Georgia"/>
    </style:style>
    <style:style style:name="T439" style:parent-style-name="Car.predefinitoparagrafo" style:family="text">
      <style:text-properties style:font-name="Georgia" fo:font-weight="bold" style:font-weight-asian="bold" style:font-weight-complex="bold"/>
    </style:style>
    <style:style style:name="T440" style:parent-style-name="Car.predefinitoparagrafo" style:family="text">
      <style:text-properties style:font-name="Georgia"/>
    </style:style>
    <style:style style:name="T441" style:parent-style-name="Car.predefinitoparagrafo" style:family="text">
      <style:text-properties style:font-name="Georgia" fo:font-style="italic" style:font-style-asian="italic" style:font-style-complex="italic"/>
    </style:style>
    <style:style style:name="T442" style:parent-style-name="Car.predefinitoparagrafo" style:family="text">
      <style:text-properties style:font-name="Georgia"/>
    </style:style>
    <style:style style:name="P443" style:parent-style-name="Titolo2" style:family="paragraph">
      <style:text-properties style:font-name="Georgia"/>
    </style:style>
    <style:style style:name="T444" style:parent-style-name="Car.predefinitoparagrafo" style:family="text">
      <style:text-properties style:font-name="Georgia"/>
    </style:style>
    <style:style style:name="T44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46" style:parent-style-name="Car.predefinitoparagrafo" style:family="text">
      <style:text-properties style:font-name="Georgia"/>
    </style:style>
    <style:style style:name="P447" style:parent-style-name="Standard" style:family="paragraph">
      <style:text-properties style:font-name="Georgia" fo:font-weight="bold" style:font-weight-asian="bold"/>
    </style:style>
    <style:style style:name="P448" style:parent-style-name="Standard" style:family="paragraph"/>
    <style:style style:name="T449" style:parent-style-name="Car.predefinitoparagrafo" style:family="text">
      <style:text-properties style:font-name="Georgia"/>
    </style:style>
    <style:style style:name="T450" style:parent-style-name="Car.predefinitoparagrafo" style:family="text">
      <style:text-properties style:font-name="Georgia" fo:font-style="italic" style:font-style-asian="italic" style:font-style-complex="italic"/>
    </style:style>
    <style:style style:name="P451" style:parent-style-name="Standard" style:family="paragraph">
      <style:text-properties style:font-name="Georgia" fo:font-weight="bold" style:font-weight-asian="bold"/>
    </style:style>
    <style:style style:name="P452" style:parent-style-name="Standard" style:family="paragraph"/>
    <style:style style:name="T453" style:parent-style-name="Car.predefinitoparagrafo" style:family="text">
      <style:text-properties style:font-name="Georgia" style:font-weight-complex="bold"/>
    </style:style>
    <style:style style:name="T45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55" style:parent-style-name="Car.predefinitoparagrafo" style:family="text">
      <style:text-properties style:font-name="Georgia" style:font-weight-complex="bold"/>
    </style:style>
    <style:style style:name="T45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57" style:parent-style-name="Car.predefinitoparagrafo" style:family="text">
      <style:text-properties style:font-name="Georgia" style:font-weight-complex="bold"/>
    </style:style>
    <style:style style:name="P458" style:parent-style-name="Standard" style:family="paragraph"/>
    <style:style style:name="T45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60" style:parent-style-name="Car.predefinitoparagrafo" style:family="text">
      <style:text-properties style:font-name="Georgia" style:font-weight-complex="bold"/>
    </style:style>
    <style:style style:name="T46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62" style:parent-style-name="Car.predefinitoparagrafo" style:family="text">
      <style:text-properties style:font-name="Georgia"/>
    </style:style>
    <style:style style:name="T46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64" style:parent-style-name="Car.predefinitoparagrafo" style:family="text">
      <style:text-properties style:font-name="Georgia"/>
    </style:style>
    <style:style style:name="T465" style:parent-style-name="Car.predefinitoparagrafo" style:family="text">
      <style:text-properties style:font-name="Georgia" fo:font-weight="bold" style:font-weight-asian="bold"/>
    </style:style>
    <style:style style:name="T466" style:parent-style-name="Car.predefinitoparagrafo" style:family="text">
      <style:text-properties style:font-name="Georgia"/>
    </style:style>
    <style:style style:name="P467" style:parent-style-name="Standard" style:family="paragraph"/>
    <style:style style:name="T468" style:parent-style-name="Car.predefinitoparagrafo" style:family="text">
      <style:text-properties style:font-name="Georgia"/>
    </style:style>
    <style:style style:name="T469" style:parent-style-name="Car.predefinitoparagrafo" style:family="text">
      <style:text-properties style:font-name="Georgia" fo:font-style="italic" style:font-style-asian="italic" style:font-style-complex="italic"/>
    </style:style>
    <style:style style:name="T470" style:parent-style-name="Car.predefinitoparagrafo" style:family="text">
      <style:text-properties style:font-name="Georgia"/>
    </style:style>
    <style:style style:name="T47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72" style:parent-style-name="Car.predefinitoparagrafo" style:family="text">
      <style:text-properties style:font-name="Georgia"/>
    </style:style>
    <style:style style:name="P473" style:parent-style-name="Standard" style:family="paragraph"/>
    <style:style style:name="T474" style:parent-style-name="Car.predefinitoparagrafo" style:family="text">
      <style:text-properties style:font-name="Georgia"/>
    </style:style>
    <style:style style:name="T475" style:parent-style-name="Car.predefinitoparagrafo" style:family="text">
      <style:text-properties style:font-name="Georgia" fo:font-style="italic" style:font-style-asian="italic" style:font-style-complex="italic"/>
    </style:style>
    <style:style style:name="T476" style:parent-style-name="Car.predefinitoparagrafo" style:family="text">
      <style:text-properties style:font-name="Georgia"/>
    </style:style>
    <style:style style:name="T477" style:parent-style-name="Car.predefinitoparagrafo" style:family="text">
      <style:text-properties style:font-name="Georgia" fo:font-style="italic" style:font-style-asian="italic" style:font-style-complex="italic"/>
    </style:style>
    <style:style style:name="T478" style:parent-style-name="Car.predefinitoparagrafo" style:family="text">
      <style:text-properties style:font-name="Georgia"/>
    </style:style>
    <style:style style:name="T479" style:parent-style-name="Car.predefinitoparagrafo" style:family="text">
      <style:text-properties style:font-name="Georgia" fo:font-style="italic" style:font-style-asian="italic" style:font-style-complex="italic"/>
    </style:style>
    <style:style style:name="P480" style:parent-style-name="Standard" style:family="paragraph"/>
    <style:style style:name="T481" style:parent-style-name="Car.predefinitoparagrafo" style:family="text">
      <style:text-properties style:font-name="Georgia"/>
    </style:style>
    <style:style style:name="T482" style:parent-style-name="Car.predefinitoparagrafo" style:family="text">
      <style:text-properties style:font-name="Georgia" fo:font-style="italic" style:font-style-asian="italic" style:font-style-complex="italic"/>
    </style:style>
    <style:style style:name="T483" style:parent-style-name="Car.predefinitoparagrafo" style:family="text">
      <style:text-properties style:font-name="Georgia"/>
    </style:style>
    <style:style style:name="T484" style:parent-style-name="Car.predefinitoparagrafo" style:family="text">
      <style:text-properties style:font-name="Georgia" fo:font-style="italic" style:font-style-asian="italic" style:font-style-complex="italic"/>
    </style:style>
    <style:style style:name="T485" style:parent-style-name="Car.predefinitoparagrafo" style:family="text">
      <style:text-properties style:font-name="Georgia"/>
    </style:style>
    <style:style style:name="T486" style:parent-style-name="Car.predefinitoparagrafo" style:family="text">
      <style:text-properties style:font-name="Georgia" fo:font-weight="bold" style:font-weight-asian="bold" style:font-weight-complex="bold"/>
    </style:style>
    <style:style style:name="T487" style:parent-style-name="Car.predefinitoparagrafo" style:family="text">
      <style:text-properties style:font-name="Georgia"/>
    </style:style>
    <style:style style:name="T488" style:parent-style-name="Car.predefinitoparagrafo" style:family="text">
      <style:text-properties style:font-name="Georgia" fo:font-style="italic" style:font-style-asian="italic" style:font-style-complex="italic"/>
    </style:style>
    <style:style style:name="P489" style:parent-style-name="Standard" style:family="paragraph"/>
    <style:style style:name="T490" style:parent-style-name="Car.predefinitoparagrafo" style:family="text">
      <style:text-properties style:font-name="Georgia"/>
    </style:style>
    <style:style style:name="T491" style:parent-style-name="Car.predefinitoparagrafo" style:family="text">
      <style:text-properties style:font-name="Georgia" fo:font-style="italic" style:font-style-asian="italic" style:font-style-complex="italic"/>
    </style:style>
    <style:style style:name="T492" style:parent-style-name="Car.predefinitoparagrafo" style:family="text">
      <style:text-properties style:font-name="Georgia"/>
    </style:style>
    <style:style style:name="T493" style:parent-style-name="Car.predefinitoparagrafo" style:family="text">
      <style:text-properties style:font-name="Georgia"/>
    </style:style>
    <style:style style:name="T494" style:parent-style-name="Car.predefinitoparagrafo" style:family="text">
      <style:text-properties style:font-name="Georgia" fo:font-style="italic" style:font-style-asian="italic" style:font-style-complex="italic"/>
    </style:style>
    <style:style style:name="T495" style:parent-style-name="Car.predefinitoparagrafo" style:family="text">
      <style:text-properties style:font-name="Georgia"/>
    </style:style>
    <style:style style:name="T496" style:parent-style-name="Car.predefinitoparagrafo" style:family="text">
      <style:text-properties style:font-name="Georgia" fo:font-style="italic" style:font-style-asian="italic" style:font-style-complex="italic"/>
    </style:style>
    <style:style style:name="T497" style:parent-style-name="Car.predefinitoparagrafo" style:family="text">
      <style:text-properties style:font-name="Georgia"/>
    </style:style>
    <style:style style:name="T498" style:parent-style-name="Car.predefinitoparagrafo" style:family="text">
      <style:text-properties style:font-name="Georgia" fo:font-weight="bold" style:font-weight-asian="bold" style:font-weight-complex="bold"/>
    </style:style>
    <style:style style:name="T499" style:parent-style-name="Car.predefinitoparagrafo" style:family="text">
      <style:text-properties style:font-name="Georgia"/>
    </style:style>
    <style:style style:name="T500" style:parent-style-name="Car.predefinitoparagrafo" style:family="text">
      <style:text-properties style:font-name="Georgia" fo:font-style="italic" style:font-style-asian="italic" style:font-style-complex="italic"/>
    </style:style>
    <style:style style:name="P501" style:parent-style-name="Standard" style:family="paragraph"/>
    <style:style style:name="T50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03" style:parent-style-name="Car.predefinitoparagrafo" style:family="text">
      <style:text-properties style:font-name="Georgia"/>
    </style:style>
    <style:style style:name="P504" style:parent-style-name="Standard" style:family="paragraph">
      <style:text-properties style:font-name="Georgia" fo:font-weight="bold" style:font-weight-asian="bold"/>
    </style:style>
    <style:style style:name="P505" style:parent-style-name="Standard" style:family="paragraph"/>
    <style:style style:name="T506" style:parent-style-name="Car.predefinitoparagrafo" style:family="text">
      <style:text-properties style:font-name="Georgia" style:font-weight-complex="bold"/>
    </style:style>
    <style:style style:name="T50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8" style:parent-style-name="Car.predefinitoparagrafo" style:family="text">
      <style:text-properties style:font-name="Georgia" style:font-weight-complex="bold"/>
    </style:style>
    <style:style style:name="T509" style:parent-style-name="Car.predefinitoparagrafo" style:family="text">
      <style:text-properties style:font-name="Georgia" style:font-weight-complex="bold"/>
    </style:style>
    <style:style style:name="P510" style:parent-style-name="Standard" style:family="paragraph"/>
    <style:style style:name="T511" style:parent-style-name="Car.predefinitoparagrafo" style:family="text">
      <style:text-properties style:font-name="Georgia" style:font-weight-complex="bold"/>
    </style:style>
    <style:style style:name="T51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13" style:parent-style-name="Car.predefinitoparagrafo" style:family="text">
      <style:text-properties style:font-name="Georgia" style:font-weight-complex="bold"/>
    </style:style>
    <style:style style:name="T51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515" style:parent-style-name="Car.predefinitoparagrafo" style:family="text">
      <style:text-properties style:font-name="Georgia" style:font-weight-complex="bold"/>
    </style:style>
    <style:style style:name="P516" style:parent-style-name="Standard" style:family="paragraph"/>
    <style:style style:name="T51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18" style:parent-style-name="Car.predefinitoparagrafo" style:family="text">
      <style:text-properties style:font-name="Georgia" style:font-weight-complex="bold"/>
    </style:style>
    <style:style style:name="T519" style:parent-style-name="Car.predefinitoparagrafo" style:family="text">
      <style:text-properties style:font-name="Georgia" fo:font-weight="bold" style:font-weight-asian="bold"/>
    </style:style>
    <style:style style:name="T520" style:parent-style-name="Car.predefinitoparagrafo" style:family="text">
      <style:text-properties style:font-name="Georgia" style:font-weight-complex="bold"/>
    </style:style>
    <style:style style:name="T52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22" style:parent-style-name="Car.predefinitoparagrafo" style:family="text">
      <style:text-properties style:font-name="Georgia" style:font-weight-complex="bold"/>
    </style:style>
    <style:style style:name="P523" style:parent-style-name="Standard" style:family="paragraph"/>
    <style:style style:name="T52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25" style:parent-style-name="Car.predefinitoparagrafo" style:family="text">
      <style:text-properties style:font-name="Georgia" style:font-weight-complex="bold"/>
    </style:style>
    <style:style style:name="T526" style:parent-style-name="Car.predefinitoparagrafo" style:family="text">
      <style:text-properties style:font-name="Georgia" fo:font-weight="bold" style:font-weight-asian="bold"/>
    </style:style>
    <style:style style:name="T527" style:parent-style-name="Car.predefinitoparagrafo" style:family="text">
      <style:text-properties style:font-name="Georgia" style:font-weight-complex="bold"/>
    </style:style>
    <style:style style:name="T52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29" style:parent-style-name="Car.predefinitoparagrafo" style:family="text">
      <style:text-properties style:font-name="Georgia" style:font-weight-complex="bold"/>
    </style:style>
    <style:style style:name="P530" style:parent-style-name="Titolo2" style:family="paragraph">
      <style:paragraph-properties fo:text-align="start"/>
      <style:text-properties style:font-name="Georgia"/>
    </style:style>
    <style:style style:name="T531" style:parent-style-name="Car.predefinitoparagrafo" style:family="text">
      <style:text-properties style:font-name="Georgia"/>
    </style:style>
    <style:style style:name="T53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33" style:parent-style-name="Car.predefinitoparagrafo" style:family="text">
      <style:text-properties style:font-name="Georgia"/>
    </style:style>
    <style:style style:name="T53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35" style:parent-style-name="Car.predefinitoparagrafo" style:family="text">
      <style:text-properties style:font-name="Georgia"/>
    </style:style>
    <style:style style:name="T536" style:parent-style-name="Car.predefinitoparagrafo" style:family="text">
      <style:text-properties style:font-name="Georgia" fo:font-weight="bold" style:font-weight-asian="bold"/>
    </style:style>
    <style:style style:name="T537" style:parent-style-name="Car.predefinitoparagrafo" style:family="text">
      <style:text-properties style:font-name="Georgia"/>
    </style:style>
    <style:style style:name="P538" style:parent-style-name="Standard" style:family="paragraph"/>
    <style:style style:name="T539" style:parent-style-name="Car.predefinitoparagrafo" style:family="text">
      <style:text-properties style:font-name="Georgia"/>
    </style:style>
    <style:style style:name="T540" style:parent-style-name="Car.predefinitoparagrafo" style:family="text">
      <style:text-properties style:font-name="Georgia" fo:font-style="italic" style:font-style-asian="italic" style:font-style-complex="italic"/>
    </style:style>
    <style:style style:name="T541" style:parent-style-name="Car.predefinitoparagrafo" style:family="text">
      <style:text-properties style:font-name="Georgia"/>
    </style:style>
    <style:style style:name="T54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43" style:parent-style-name="Car.predefinitoparagrafo" style:family="text">
      <style:text-properties style:font-name="Georgia"/>
    </style:style>
    <style:style style:name="T544" style:parent-style-name="Car.predefinitoparagrafo" style:family="text">
      <style:text-properties style:font-name="Georgia" fo:font-style="italic" style:font-style-asian="italic" style:font-style-complex="italic"/>
    </style:style>
    <style:style style:name="T545" style:parent-style-name="Car.predefinitoparagrafo" style:family="text">
      <style:text-properties style:font-name="Georgia"/>
    </style:style>
    <style:style style:name="T546" style:parent-style-name="Car.predefinitoparagrafo" style:family="text">
      <style:text-properties style:font-name="Georgia" fo:font-style="italic" style:font-style-asian="italic" style:font-style-complex="italic"/>
    </style:style>
    <style:style style:name="T547" style:parent-style-name="Car.predefinitoparagrafo" style:family="text">
      <style:text-properties style:font-name="Georgia"/>
    </style:style>
    <style:style style:name="T548" style:parent-style-name="Car.predefinitoparagrafo" style:family="text">
      <style:text-properties style:font-name="Georgia" fo:font-weight="bold" style:font-weight-asian="bold" style:font-weight-complex="bold"/>
    </style:style>
    <style:style style:name="T549" style:parent-style-name="Car.predefinitoparagrafo" style:family="text">
      <style:text-properties style:font-name="Georgia"/>
    </style:style>
    <style:style style:name="T550" style:parent-style-name="Car.predefinitoparagrafo" style:family="text">
      <style:text-properties style:font-name="Georgia" fo:font-style="italic" style:font-style-asian="italic" style:font-style-complex="italic"/>
    </style:style>
    <style:style style:name="P551" style:parent-style-name="Standard" style:family="paragraph"/>
    <style:style style:name="T55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53" style:parent-style-name="Car.predefinitoparagrafo" style:family="text">
      <style:text-properties style:font-name="Georgia"/>
    </style:style>
    <style:style style:name="T554" style:parent-style-name="Car.predefinitoparagrafo" style:family="text">
      <style:text-properties style:font-name="Georgia"/>
    </style:style>
    <style:style style:name="P555" style:parent-style-name="Standard" style:family="paragraph">
      <style:text-properties style:font-name="Georgia" fo:font-weight="bold" style:font-weight-asian="bold"/>
    </style:style>
    <style:style style:name="P556" style:parent-style-name="Standard" style:family="paragraph">
      <style:text-properties style:font-name="Georgia" fo:font-weight="bold" style:font-weight-asian="bold"/>
    </style:style>
    <style:style style:name="P557" style:parent-style-name="Standard" style:family="paragraph"/>
    <style:style style:name="T558" style:parent-style-name="Car.predefinitoparagrafo" style:family="text">
      <style:text-properties style:font-name="Georgia"/>
    </style:style>
    <style:style style:name="T55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60" style:parent-style-name="Car.predefinitoparagrafo" style:family="text">
      <style:text-properties style:font-name="Georgia"/>
    </style:style>
    <style:style style:name="T561" style:parent-style-name="Car.predefinitoparagrafo" style:family="text">
      <style:text-properties style:font-name="Georgia" fo:font-style="italic" style:font-style-asian="italic" style:font-style-complex="italic"/>
    </style:style>
    <style:style style:name="T562" style:parent-style-name="Car.predefinitoparagrafo" style:family="text">
      <style:text-properties style:font-name="Georgia"/>
    </style:style>
    <style:style style:name="T56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64" style:parent-style-name="Car.predefinitoparagrafo" style:family="text">
      <style:text-properties style:font-name="Georgia"/>
    </style:style>
    <style:style style:name="T565" style:parent-style-name="Car.predefinitoparagrafo" style:family="text">
      <style:text-properties style:font-name="Georgia" fo:font-style="italic" style:font-style-asian="italic" style:font-style-complex="italic"/>
    </style:style>
    <style:style style:name="T566" style:parent-style-name="Car.predefinitoparagrafo" style:family="text">
      <style:text-properties style:font-name="Georgia"/>
    </style:style>
    <style:style style:name="T567" style:parent-style-name="Car.predefinitoparagrafo" style:family="text">
      <style:text-properties style:font-name="Georgia" fo:font-style="italic" style:font-style-asian="italic" style:font-style-complex="italic"/>
    </style:style>
    <style:style style:name="T568" style:parent-style-name="Car.predefinitoparagrafo" style:family="text">
      <style:text-properties style:font-name="Georgia"/>
    </style:style>
    <style:style style:name="T569" style:parent-style-name="Car.predefinitoparagrafo" style:family="text">
      <style:text-properties style:font-name="Georgia" fo:font-style="italic" style:font-style-asian="italic" style:font-style-complex="italic"/>
    </style:style>
    <style:style style:name="T570" style:parent-style-name="Car.predefinitoparagrafo" style:family="text">
      <style:text-properties style:font-name="Georgia"/>
    </style:style>
    <style:style style:name="T571" style:parent-style-name="Car.predefinitoparagrafo" style:family="text">
      <style:text-properties style:font-name="Georgia" fo:font-weight="bold" style:font-weight-asian="bold" style:font-weight-complex="bold"/>
    </style:style>
    <style:style style:name="T572" style:parent-style-name="Car.predefinitoparagrafo" style:family="text">
      <style:text-properties style:font-name="Georgia"/>
    </style:style>
    <style:style style:name="T573" style:parent-style-name="Car.predefinitoparagrafo" style:family="text">
      <style:text-properties style:font-name="Georgia" fo:font-style="italic" style:font-style-asian="italic" style:font-style-complex="italic"/>
    </style:style>
    <style:style style:name="T574" style:parent-style-name="Car.predefinitoparagrafo" style:family="text">
      <style:text-properties style:font-name="Georgia"/>
    </style:style>
    <style:style style:name="T575" style:parent-style-name="Car.predefinitoparagrafo" style:family="text">
      <style:text-properties style:font-name="Georgia" fo:font-style="italic" style:font-style-asian="italic" style:font-style-complex="italic"/>
    </style:style>
    <style:style style:name="T576" style:parent-style-name="Car.predefinitoparagrafo" style:family="text">
      <style:text-properties style:font-name="Georgia"/>
    </style:style>
    <style:style style:name="T57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78" style:parent-style-name="Car.predefinitoparagrafo" style:family="text">
      <style:text-properties style:font-name="Georgia"/>
    </style:style>
    <style:style style:name="P579" style:parent-style-name="Standard" style:family="paragraph"/>
    <style:style style:name="T580" style:parent-style-name="Car.predefinitoparagrafo" style:family="text">
      <style:text-properties style:font-name="Georgia"/>
    </style:style>
    <style:style style:name="T581" style:parent-style-name="Car.predefinitoparagrafo" style:family="text">
      <style:text-properties style:font-name="Georgia" fo:font-style="italic" style:font-style-asian="italic" style:font-style-complex="italic"/>
    </style:style>
    <style:style style:name="T582" style:parent-style-name="Car.predefinitoparagrafo" style:family="text">
      <style:text-properties style:font-name="Georgia"/>
    </style:style>
    <style:style style:name="P583" style:parent-style-name="Standard" style:family="paragraph"/>
    <style:style style:name="T584" style:parent-style-name="Car.predefinitoparagrafo" style:family="text">
      <style:text-properties style:font-name="Georgia" fo:font-style="italic" style:font-style-asian="italic" style:font-style-complex="italic"/>
    </style:style>
    <style:style style:name="T585" style:parent-style-name="Car.predefinitoparagrafo" style:family="text">
      <style:text-properties style:font-name="Georgia"/>
    </style:style>
    <style:style style:name="T586" style:parent-style-name="Car.predefinitoparagrafo" style:family="text">
      <style:text-properties style:font-name="Georgia" fo:font-style="italic" style:font-style-asian="italic" style:font-style-complex="italic"/>
    </style:style>
    <style:style style:name="T587" style:parent-style-name="Car.predefinitoparagrafo" style:family="text">
      <style:text-properties style:font-name="Georgia"/>
    </style:style>
    <style:style style:name="T588" style:parent-style-name="Car.predefinitoparagrafo" style:family="text">
      <style:text-properties style:font-name="Georgia" fo:font-style="italic" style:font-style-asian="italic" style:font-style-complex="italic"/>
    </style:style>
    <style:style style:name="T589" style:parent-style-name="Car.predefinitoparagrafo" style:family="text">
      <style:text-properties style:font-name="Georgia"/>
    </style:style>
    <style:style style:name="T59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91" style:parent-style-name="Car.predefinitoparagrafo" style:family="text">
      <style:text-properties style:font-name="Georgia"/>
    </style:style>
    <style:style style:name="P592" style:parent-style-name="Standard" style:family="paragraph"/>
    <style:style style:name="T593" style:parent-style-name="Car.predefinitoparagrafo" style:family="text">
      <style:text-properties style:font-name="Georgia" fo:font-style="italic" style:font-style-asian="italic" style:font-style-complex="italic"/>
    </style:style>
    <style:style style:name="T594" style:parent-style-name="Car.predefinitoparagrafo" style:family="text">
      <style:text-properties style:font-name="Georgia"/>
    </style:style>
    <style:style style:name="T59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596" style:parent-style-name="Standard" style:family="paragraph"/>
    <style:style style:name="T597" style:parent-style-name="Car.predefinitoparagrafo" style:family="text">
      <style:text-properties style:font-name="Georgia"/>
    </style:style>
    <style:style style:name="T598" style:parent-style-name="Car.predefinitoparagrafo" style:family="text">
      <style:text-properties style:font-name="Georgia" fo:font-style="italic" style:font-style-asian="italic" style:font-style-complex="italic"/>
    </style:style>
    <style:style style:name="T599" style:parent-style-name="Car.predefinitoparagrafo" style:family="text">
      <style:text-properties style:font-name="Georgia"/>
    </style:style>
    <style:style style:name="T600" style:parent-style-name="Car.predefinitoparagrafo" style:family="text">
      <style:text-properties style:font-name="Georgia"/>
    </style:style>
    <style:style style:name="T601" style:parent-style-name="Car.predefinitoparagrafo" style:family="text">
      <style:text-properties style:font-name="Georgia" fo:font-style="italic" style:font-style-asian="italic" style:font-style-complex="italic"/>
    </style:style>
    <style:style style:name="T60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03" style:parent-style-name="Car.predefinitoparagrafo" style:family="text">
      <style:text-properties style:font-name="Georgia"/>
    </style:style>
    <style:style style:name="T604" style:parent-style-name="Car.predefinitoparagrafo" style:family="text">
      <style:text-properties style:font-name="Georgia" fo:font-style="italic" style:font-style-asian="italic" style:font-style-complex="italic"/>
    </style:style>
    <style:style style:name="T605" style:parent-style-name="Car.predefinitoparagrafo" style:family="text">
      <style:text-properties style:font-name="Georgia"/>
    </style:style>
    <style:style style:name="T606" style:parent-style-name="Car.predefinitoparagrafo" style:family="text">
      <style:text-properties style:font-name="Georgia" fo:font-style="italic" style:font-style-asian="italic" style:font-style-complex="italic"/>
    </style:style>
    <style:style style:name="T607" style:parent-style-name="Car.predefinitoparagrafo" style:family="text">
      <style:text-properties style:font-name="Georgia"/>
    </style:style>
    <style:style style:name="T608" style:parent-style-name="Car.predefinitoparagrafo" style:family="text">
      <style:text-properties style:font-name="Georgia" fo:font-style="italic" style:font-style-asian="italic" style:font-style-complex="italic"/>
    </style:style>
    <style:style style:name="T609" style:parent-style-name="Car.predefinitoparagrafo" style:family="text">
      <style:text-properties style:font-name="Georgia"/>
    </style:style>
    <style:style style:name="T61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11" style:parent-style-name="Car.predefinitoparagrafo" style:family="text">
      <style:text-properties style:font-name="Georgia"/>
    </style:style>
    <style:style style:name="P612" style:parent-style-name="Standard" style:family="paragraph"/>
    <style:style style:name="T613" style:parent-style-name="Car.predefinitoparagrafo" style:family="text">
      <style:text-properties style:font-name="Georgia"/>
    </style:style>
    <style:style style:name="T614" style:parent-style-name="Car.predefinitoparagrafo" style:family="text">
      <style:text-properties style:font-name="Georgia" fo:font-style="italic" style:font-style-asian="italic" style:font-style-complex="italic"/>
    </style:style>
    <style:style style:name="T615" style:parent-style-name="Car.predefinitoparagrafo" style:family="text">
      <style:text-properties style:font-name="Georgia"/>
    </style:style>
    <style:style style:name="P616" style:parent-style-name="Standard" style:family="paragraph"/>
    <style:style style:name="T617" style:parent-style-name="Car.predefinitoparagrafo" style:family="text">
      <style:text-properties style:font-name="Georgia"/>
    </style:style>
    <style:style style:name="T618" style:parent-style-name="Car.predefinitoparagrafo" style:family="text">
      <style:text-properties style:font-name="Georgia" fo:font-style="italic" style:font-style-asian="italic" style:font-style-complex="italic"/>
    </style:style>
    <style:style style:name="T619" style:parent-style-name="Car.predefinitoparagrafo" style:family="text">
      <style:text-properties style:font-name="Georgia"/>
    </style:style>
    <style:style style:name="T620" style:parent-style-name="Car.predefinitoparagrafo" style:family="text">
      <style:text-properties style:font-name="Georgia" fo:font-style="italic" style:font-style-asian="italic" style:font-style-complex="italic"/>
    </style:style>
    <style:style style:name="T621" style:parent-style-name="Car.predefinitoparagrafo" style:family="text">
      <style:text-properties style:font-name="Georgia"/>
    </style:style>
    <style:style style:name="T622" style:parent-style-name="Car.predefinitoparagrafo" style:family="text">
      <style:text-properties style:font-name="Georgia" fo:font-style="italic" style:font-style-asian="italic" style:font-style-complex="italic"/>
    </style:style>
    <style:style style:name="T623" style:parent-style-name="Car.predefinitoparagrafo" style:family="text">
      <style:text-properties style:font-name="Georgia"/>
    </style:style>
    <style:style style:name="P624" style:parent-style-name="Standard" style:family="paragraph"/>
    <style:style style:name="T625" style:parent-style-name="Car.predefinitoparagrafo" style:family="text">
      <style:text-properties style:font-name="Georgia" fo:font-style="italic" style:font-style-asian="italic" style:font-style-complex="italic"/>
    </style:style>
    <style:style style:name="T626" style:parent-style-name="Car.predefinitoparagrafo" style:family="text">
      <style:text-properties style:font-name="Georgia"/>
    </style:style>
    <style:style style:name="T627" style:parent-style-name="Car.predefinitoparagrafo" style:family="text">
      <style:text-properties style:font-name="Georgia" fo:font-weight="bold" style:font-weight-asian="bold" style:font-weight-complex="bold"/>
    </style:style>
    <style:style style:name="T628" style:parent-style-name="Car.predefinitoparagrafo" style:family="text">
      <style:text-properties style:font-name="Georgia" fo:font-style="italic" style:font-style-asian="italic" style:font-style-complex="italic"/>
    </style:style>
    <style:style style:name="P629" style:parent-style-name="Standard" style:family="paragraph"/>
    <style:style style:name="T630" style:parent-style-name="Car.predefinitoparagrafo" style:family="text">
      <style:text-properties style:font-name="Georgia" fo:font-style="italic" style:font-style-asian="italic" style:font-style-complex="italic"/>
    </style:style>
    <style:style style:name="T631" style:parent-style-name="Car.predefinitoparagrafo" style:family="text">
      <style:text-properties style:font-name="Georgia" fo:font-weight="bold" style:font-weight-asian="bold" style:font-weight-complex="bold"/>
    </style:style>
    <style:style style:name="T632" style:parent-style-name="Car.predefinitoparagrafo" style:family="text">
      <style:text-properties style:font-name="Georgia" fo:font-style="italic" style:font-style-asian="italic" style:font-style-complex="italic"/>
    </style:style>
    <style:style style:name="P633" style:parent-style-name="Standard" style:family="paragraph"/>
    <style:style style:name="T634" style:parent-style-name="Car.predefinitoparagrafo" style:family="text">
      <style:text-properties style:font-name="Georgia" fo:font-style="italic" style:font-style-asian="italic" style:font-style-complex="italic"/>
    </style:style>
    <style:style style:name="T635" style:parent-style-name="Car.predefinitoparagrafo" style:family="text">
      <style:text-properties style:font-name="Georgia" fo:font-weight="bold" style:font-weight-asian="bold" style:font-weight-complex="bold"/>
    </style:style>
    <style:style style:name="T636" style:parent-style-name="Car.predefinitoparagrafo" style:family="text">
      <style:text-properties style:font-name="Georgia" fo:font-style="italic" style:font-style-asian="italic" style:font-style-complex="italic"/>
    </style:style>
    <style:style style:name="P637" style:parent-style-name="Standard" style:family="paragraph">
      <style:text-properties style:font-name="Georgia" fo:font-style="italic" style:font-style-asian="italic" style:font-style-complex="italic"/>
    </style:style>
    <style:style style:name="P638" style:parent-style-name="Standard" style:family="paragraph">
      <style:text-properties style:font-name="Georgia" fo:font-style="italic" style:font-style-asian="italic" style:font-style-complex="italic"/>
    </style:style>
    <style:style style:name="P639" style:parent-style-name="Titolo2" style:family="paragraph">
      <style:paragraph-properties fo:text-align="start"/>
    </style:style>
    <style:style style:name="T640" style:parent-style-name="Car.predefinitoparagrafo" style:family="text">
      <style:text-properties style:font-name="Georgia"/>
    </style:style>
    <style:style style:name="T64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42" style:parent-style-name="Car.predefinitoparagrafo" style:family="text">
      <style:text-properties style:font-name="Georgia"/>
    </style:style>
    <style:style style:name="T64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44" style:parent-style-name="Car.predefinitoparagrafo" style:family="text">
      <style:text-properties style:font-name="Georgia"/>
    </style:style>
    <style:style style:name="T64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46" style:parent-style-name="Car.predefinitoparagrafo" style:family="text">
      <style:text-properties style:font-name="Georgia"/>
    </style:style>
    <style:style style:name="T64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48" style:parent-style-name="Car.predefinitoparagrafo" style:family="text">
      <style:text-properties style:font-name="Georgia"/>
    </style:style>
    <style:style style:name="T64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50" style:parent-style-name="Car.predefinitoparagrafo" style:family="text">
      <style:text-properties style:font-name="Georgia"/>
    </style:style>
    <style:style style:name="T65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52" style:parent-style-name="Car.predefinitoparagrafo" style:family="text">
      <style:text-properties style:font-name="Georgia"/>
    </style:style>
    <style:style style:name="P653" style:parent-style-name="Standard" style:family="paragraph">
      <style:text-properties style:font-name="Georgia" fo:font-weight="bold" style:font-weight-asian="bold"/>
    </style:style>
    <style:style style:name="P654" style:parent-style-name="Standard" style:family="paragraph"/>
    <style:style style:name="T655" style:parent-style-name="Car.predefinitoparagrafo" style:family="text">
      <style:text-properties style:font-name="Georgia" style:font-weight-complex="bold"/>
    </style:style>
    <style:style style:name="T65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57" style:parent-style-name="Car.predefinitoparagrafo" style:family="text">
      <style:text-properties style:font-name="Georgia" style:font-weight-complex="bold"/>
    </style:style>
    <style:style style:name="T65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59" style:parent-style-name="Car.predefinitoparagrafo" style:family="text">
      <style:text-properties style:font-name="Georgia" style:font-weight-complex="bold"/>
    </style:style>
    <style:style style:name="T660" style:parent-style-name="Car.predefinitoparagrafo" style:family="text">
      <style:text-properties style:font-name="Georgia" fo:font-weight="bold" style:font-weight-asian="bold"/>
    </style:style>
    <style:style style:name="T661" style:parent-style-name="Car.predefinitoparagrafo" style:family="text">
      <style:text-properties style:font-name="Georgia" style:font-weight-complex="bold"/>
    </style:style>
    <style:style style:name="T66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663" style:parent-style-name="Standard" style:family="paragraph"/>
    <style:style style:name="T664" style:parent-style-name="Car.predefinitoparagrafo" style:family="text">
      <style:text-properties style:font-name="Georgia" style:font-weight-complex="bold"/>
    </style:style>
    <style:style style:name="T66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66" style:parent-style-name="Car.predefinitoparagrafo" style:family="text">
      <style:text-properties style:font-name="Georgia" style:font-weight-complex="bold"/>
    </style:style>
    <style:style style:name="T66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68" style:parent-style-name="Car.predefinitoparagrafo" style:family="text">
      <style:text-properties style:font-name="Georgia" style:font-weight-complex="bold"/>
    </style:style>
    <style:style style:name="P669" style:parent-style-name="Standard" style:family="paragraph"/>
    <style:style style:name="T670" style:parent-style-name="Car.predefinitoparagrafo" style:family="text">
      <style:text-properties style:font-name="Georgia" style:font-weight-complex="bold"/>
    </style:style>
    <style:style style:name="T6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72" style:parent-style-name="Car.predefinitoparagrafo" style:family="text">
      <style:text-properties style:font-name="Georgia" style:font-weight-complex="bold"/>
    </style:style>
    <style:style style:name="T67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74" style:parent-style-name="Car.predefinitoparagrafo" style:family="text">
      <style:text-properties style:font-name="Georgia" style:font-weight-complex="bold"/>
    </style:style>
    <style:style style:name="P675" style:parent-style-name="Standard" style:family="paragraph">
      <style:text-properties style:font-weight-complex="bold"/>
    </style:style>
    <style:style style:name="P676" style:parent-style-name="Standard" style:family="paragraph">
      <style:text-properties style:font-name="Georgia" fo:font-weight="bold" style:font-weight-asian="bold"/>
    </style:style>
    <style:style style:name="P677" style:parent-style-name="Standard" style:family="paragraph"/>
    <style:style style:name="T678" style:parent-style-name="Car.predefinitoparagrafo" style:family="text">
      <style:text-properties style:font-name="Georgia" style:font-weight-complex="bold"/>
    </style:style>
    <style:style style:name="T67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80" style:parent-style-name="Car.predefinitoparagrafo" style:family="text">
      <style:text-properties style:font-name="Georgia" style:font-weight-complex="bold"/>
    </style:style>
    <style:style style:name="T68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82" style:parent-style-name="Car.predefinitoparagrafo" style:family="text">
      <style:text-properties style:font-name="Georgia" style:font-weight-complex="bold"/>
    </style:style>
    <style:style style:name="T683" style:parent-style-name="Car.predefinitoparagrafo" style:family="text">
      <style:text-properties style:font-name="Georgia" fo:font-weight="bold" style:font-weight-asian="bold"/>
    </style:style>
    <style:style style:name="T684" style:parent-style-name="Car.predefinitoparagrafo" style:family="text">
      <style:text-properties style:font-name="Georgia" style:font-weight-complex="bold"/>
    </style:style>
    <style:style style:name="T68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86" style:parent-style-name="Car.predefinitoparagrafo" style:family="text">
      <style:text-properties style:font-name="Georgia" style:font-weight-complex="bold"/>
    </style:style>
    <style:style style:name="T687" style:parent-style-name="Car.predefinitoparagrafo" style:family="text">
      <style:text-properties style:font-name="Georgia" style:font-weight-complex="bold"/>
    </style:style>
    <style:style style:name="T68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89" style:parent-style-name="Car.predefinitoparagrafo" style:family="text">
      <style:text-properties style:font-name="Georgia" style:font-weight-complex="bold"/>
    </style:style>
    <style:style style:name="T69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1" style:parent-style-name="Car.predefinitoparagrafo" style:family="text">
      <style:text-properties style:font-name="Georgia" style:font-weight-complex="bold"/>
    </style:style>
    <style:style style:name="T69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3" style:parent-style-name="Car.predefinitoparagrafo" style:family="text">
      <style:text-properties style:font-name="Georgia" style:font-weight-complex="bold"/>
    </style:style>
    <style:style style:name="T694" style:parent-style-name="Car.predefinitoparagrafo" style:family="text">
      <style:text-properties style:font-name="Georgia" fo:font-weight="bold" style:font-weight-asian="bold"/>
    </style:style>
    <style:style style:name="T695" style:parent-style-name="Car.predefinitoparagrafo" style:family="text">
      <style:text-properties style:font-name="Georgia" style:font-weight-complex="bold"/>
    </style:style>
    <style:style style:name="T69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7" style:parent-style-name="Car.predefinitoparagrafo" style:family="text">
      <style:text-properties style:font-name="Georgia" style:font-weight-complex="bold"/>
    </style:style>
    <style:style style:name="T69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99" style:parent-style-name="Car.predefinitoparagrafo" style:family="text">
      <style:text-properties style:font-name="Georgia" style:font-weight-complex="bold"/>
    </style:style>
    <style:style style:name="T700" style:parent-style-name="Car.predefinitoparagrafo" style:family="text">
      <style:text-properties style:font-name="Georgia" fo:font-weight="bold" style:font-weight-asian="bold"/>
    </style:style>
    <style:style style:name="T701" style:parent-style-name="Car.predefinitoparagrafo" style:family="text">
      <style:text-properties style:font-name="Georgia" style:font-weight-complex="bold"/>
    </style:style>
    <style:style style:name="T70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03" style:parent-style-name="Car.predefinitoparagrafo" style:family="text">
      <style:text-properties style:font-name="Georgia" style:font-weight-complex="bold"/>
    </style:style>
    <style:style style:name="T70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05" style:parent-style-name="Car.predefinitoparagrafo" style:family="text">
      <style:text-properties style:font-name="Georgia" style:font-weight-complex="bold"/>
    </style:style>
    <style:style style:name="T70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07" style:parent-style-name="Car.predefinitoparagrafo" style:family="text">
      <style:text-properties style:font-name="Georgia" style:font-weight-complex="bold"/>
    </style:style>
    <style:style style:name="T70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09" style:parent-style-name="Car.predefinitoparagrafo" style:family="text">
      <style:text-properties style:font-name="Georgia" style:font-weight-complex="bold"/>
    </style:style>
    <style:style style:name="T71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1" style:parent-style-name="Car.predefinitoparagrafo" style:family="text">
      <style:text-properties style:font-name="Georgia" style:font-weight-complex="bold"/>
    </style:style>
    <style:style style:name="T712" style:parent-style-name="Car.predefinitoparagrafo" style:family="text">
      <style:text-properties style:font-name="Georgia" style:font-weight-complex="bold"/>
    </style:style>
    <style:style style:name="P713" style:parent-style-name="Standard" style:family="paragraph"/>
    <style:style style:name="T714" style:parent-style-name="Car.predefinitoparagrafo" style:family="text">
      <style:text-properties style:font-name="Georgia" style:font-weight-complex="bold"/>
    </style:style>
    <style:style style:name="T71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6" style:parent-style-name="Car.predefinitoparagrafo" style:family="text">
      <style:text-properties style:font-name="Georgia" style:font-weight-complex="bold"/>
    </style:style>
    <style:style style:name="T71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8" style:parent-style-name="Car.predefinitoparagrafo" style:family="text">
      <style:text-properties style:font-name="Georgia" style:font-weight-complex="bold"/>
    </style:style>
    <style:style style:name="T71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0" style:parent-style-name="Car.predefinitoparagrafo" style:family="text">
      <style:text-properties style:font-name="Georgia" style:font-weight-complex="bold"/>
    </style:style>
    <style:style style:name="T72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22" style:parent-style-name="Standard" style:family="paragraph"/>
    <style:style style:name="T723" style:parent-style-name="Car.predefinitoparagrafo" style:family="text">
      <style:text-properties style:font-name="Georgia" style:font-weight-complex="bold"/>
    </style:style>
    <style:style style:name="T72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5" style:parent-style-name="Car.predefinitoparagrafo" style:family="text">
      <style:text-properties style:font-name="Georgia" style:font-weight-complex="bold"/>
    </style:style>
    <style:style style:name="T72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7" style:parent-style-name="Car.predefinitoparagrafo" style:family="text">
      <style:text-properties style:font-name="Georgia" style:font-weight-complex="bold"/>
    </style:style>
    <style:style style:name="T72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9" style:parent-style-name="Car.predefinitoparagrafo" style:family="text">
      <style:text-properties style:font-name="Georgia" style:font-weight-complex="bold"/>
    </style:style>
    <style:style style:name="T73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1" style:parent-style-name="Car.predefinitoparagrafo" style:family="text">
      <style:text-properties style:font-name="Georgia" style:font-weight-complex="bold"/>
    </style:style>
    <style:style style:name="P732" style:parent-style-name="Standard" style:family="paragraph"/>
    <style:style style:name="T73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4" style:parent-style-name="Car.predefinitoparagrafo" style:family="text">
      <style:text-properties style:font-name="Georgia" style:font-weight-complex="bold"/>
    </style:style>
    <style:style style:name="T73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36" style:parent-style-name="Standard" style:family="paragraph"/>
    <style:style style:name="T73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8" style:parent-style-name="Car.predefinitoparagrafo" style:family="text">
      <style:text-properties style:font-name="Georgia" style:font-weight-complex="bold"/>
    </style:style>
    <style:style style:name="T73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40" style:parent-style-name="Standard" style:family="paragraph"/>
    <style:style style:name="T741" style:parent-style-name="Car.predefinitoparagrafo" style:family="text">
      <style:text-properties style:font-name="Georgia" style:font-weight-complex="bold"/>
    </style:style>
    <style:style style:name="T74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3" style:parent-style-name="Car.predefinitoparagrafo" style:family="text">
      <style:text-properties style:font-name="Georgia" style:font-weight-complex="bold"/>
    </style:style>
    <style:style style:name="T74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45" style:parent-style-name="Car.predefinitoparagrafo" style:family="text">
      <style:text-properties style:font-name="Georgia" style:font-weight-complex="bold"/>
    </style:style>
    <style:style style:name="T74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8" style:parent-style-name="Car.predefinitoparagrafo" style:family="text">
      <style:text-properties style:font-name="Georgia" style:font-weight-complex="bold"/>
    </style:style>
    <style:style style:name="T749" style:parent-style-name="Car.predefinitoparagrafo" style:family="text">
      <style:text-properties style:font-name="Georgia" fo:font-weight="bold" style:font-weight-asian="bold"/>
    </style:style>
    <style:style style:name="T750" style:parent-style-name="Car.predefinitoparagrafo" style:family="text">
      <style:text-properties style:font-name="Georgia" style:font-weight-complex="bold"/>
    </style:style>
    <style:style style:name="T75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52" style:parent-style-name="Car.predefinitoparagrafo" style:family="text">
      <style:text-properties style:font-name="Georgia" style:font-weight-complex="bold"/>
    </style:style>
    <style:style style:name="P753" style:parent-style-name="Standard" style:family="paragraph"/>
    <style:style style:name="T754" style:parent-style-name="Car.predefinitoparagrafo" style:family="text">
      <style:text-properties style:font-name="Georgia" style:font-weight-complex="bold"/>
    </style:style>
    <style:style style:name="T755" style:parent-style-name="Car.predefinitoparagrafo" style:family="text">
      <style:text-properties style:font-name="Georgia" fo:font-weight="bold" style:font-weight-asian="bold"/>
    </style:style>
    <style:style style:name="T756" style:parent-style-name="Car.predefinitoparagrafo" style:family="text">
      <style:text-properties style:font-name="Georgia" style:font-weight-complex="bold"/>
    </style:style>
    <style:style style:name="T75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8" style:parent-style-name="Car.predefinitoparagrafo" style:family="text">
      <style:text-properties style:font-name="Georgia" style:font-weight-complex="bold"/>
    </style:style>
    <style:style style:name="T75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60" style:parent-style-name="Car.predefinitoparagrafo" style:family="text">
      <style:text-properties style:font-name="Georgia" style:font-weight-complex="bold"/>
    </style:style>
    <style:style style:name="P761" style:parent-style-name="Standard" style:family="paragraph"/>
    <style:style style:name="T76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63" style:parent-style-name="Car.predefinitoparagrafo" style:family="text">
      <style:text-properties style:font-name="Georgia" style:font-weight-complex="bold"/>
    </style:style>
    <style:style style:name="T764" style:parent-style-name="Car.predefinitoparagrafo" style:family="text">
      <style:text-properties style:font-name="Georgia" fo:font-weight="bold" style:font-weight-asian="bold"/>
    </style:style>
    <style:style style:name="T765" style:parent-style-name="Car.predefinitoparagrafo" style:family="text">
      <style:text-properties style:font-name="Georgia" style:font-weight-complex="bold"/>
    </style:style>
    <style:style style:name="T76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67" style:parent-style-name="Standard" style:family="paragraph"/>
    <style:style style:name="T768" style:parent-style-name="Car.predefinitoparagrafo" style:family="text">
      <style:text-properties style:font-name="Georgia" style:font-weight-complex="bold"/>
    </style:style>
    <style:style style:name="T76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70" style:parent-style-name="Car.predefinitoparagrafo" style:family="text">
      <style:text-properties style:font-name="Georgia"/>
    </style:style>
    <style:style style:name="T77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72" style:parent-style-name="Car.predefinitoparagrafo" style:family="text">
      <style:text-properties style:font-name="Georgia"/>
    </style:style>
    <style:style style:name="T773" style:parent-style-name="Car.predefinitoparagrafo" style:family="text">
      <style:text-properties style:font-name="Georgia" style:font-weight-complex="bold"/>
    </style:style>
    <style:style style:name="T77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75" style:parent-style-name="Car.predefinitoparagrafo" style:family="text">
      <style:text-properties style:font-name="Georgia" style:font-weight-complex="bold"/>
    </style:style>
    <style:style style:name="T77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7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778" style:parent-style-name="Standard" style:family="paragraph"/>
    <style:style style:name="T779" style:parent-style-name="Car.predefinitoparagrafo" style:family="text">
      <style:text-properties style:font-name="Georgia"/>
    </style:style>
    <style:style style:name="T780" style:parent-style-name="Car.predefinitoparagrafo" style:family="text">
      <style:text-properties style:font-name="Georgia" fo:font-style="italic" style:font-style-asian="italic" style:font-style-complex="italic"/>
    </style:style>
    <style:style style:name="T781" style:parent-style-name="Car.predefinitoparagrafo" style:family="text">
      <style:text-properties style:font-name="Georgia"/>
    </style:style>
    <style:style style:name="T78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83" style:parent-style-name="Car.predefinitoparagrafo" style:family="text">
      <style:text-properties style:font-name="Georgia"/>
    </style:style>
    <style:style style:name="T784" style:parent-style-name="Car.predefinitoparagrafo" style:family="text">
      <style:text-properties style:font-name="Georgia" fo:font-weight="bold" style:font-weight-asian="bold" style:font-weight-complex="bold"/>
    </style:style>
    <style:style style:name="T785" style:parent-style-name="Car.predefinitoparagrafo" style:family="text">
      <style:text-properties style:font-name="Georgia"/>
    </style:style>
    <style:style style:name="T786" style:parent-style-name="Car.predefinitoparagrafo" style:family="text">
      <style:text-properties style:font-name="Georgia" fo:font-style="italic" style:font-style-asian="italic" style:font-style-complex="italic"/>
    </style:style>
    <style:style style:name="T787" style:parent-style-name="Car.predefinitoparagrafo" style:family="text">
      <style:text-properties style:font-name="Georgia"/>
    </style:style>
    <style:style style:name="T788" style:parent-style-name="Car.predefinitoparagrafo" style:family="text">
      <style:text-properties style:font-name="Georgia" fo:font-style="italic" style:font-style-asian="italic" style:font-style-complex="italic"/>
    </style:style>
    <style:style style:name="T789" style:parent-style-name="Car.predefinitoparagrafo" style:family="text">
      <style:text-properties style:font-name="Georgia"/>
    </style:style>
    <style:style style:name="P790" style:parent-style-name="Titolo2" style:family="paragraph">
      <style:text-properties style:font-name="Georgia"/>
    </style:style>
    <style:style style:name="T791" style:parent-style-name="Car.predefinitoparagrafo" style:family="text">
      <style:text-properties style:font-name="Georgia"/>
    </style:style>
    <style:style style:name="T79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93" style:parent-style-name="Car.predefinitoparagrafo" style:family="text">
      <style:text-properties style:font-name="Georgia"/>
    </style:style>
    <style:style style:name="T79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95" style:parent-style-name="Car.predefinitoparagrafo" style:family="text">
      <style:text-properties style:font-name="Georgia"/>
    </style:style>
    <style:style style:name="T79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97" style:parent-style-name="Car.predefinitoparagrafo" style:family="text">
      <style:text-properties style:font-name="Georgia"/>
    </style:style>
    <style:style style:name="T79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99" style:parent-style-name="Car.predefinitoparagrafo" style:family="text">
      <style:text-properties style:font-name="Georgia"/>
    </style:style>
    <style:style style:name="T800" style:parent-style-name="Car.predefinitoparagrafo" style:family="text">
      <style:text-properties style:font-name="Georgia" fo:font-weight="bold" style:font-weight-asian="bold"/>
    </style:style>
    <style:style style:name="T801" style:parent-style-name="Car.predefinitoparagrafo" style:family="text">
      <style:text-properties style:font-name="Georgia"/>
    </style:style>
    <style:style style:name="T802" style:parent-style-name="Car.predefinitoparagrafo" style:family="text">
      <style:text-properties style:font-name="Georgia" fo:font-weight="bold" style:font-weight-asian="bold"/>
    </style:style>
    <style:style style:name="P803" style:parent-style-name="Standard" style:family="paragraph"/>
    <style:style style:name="T804" style:parent-style-name="Car.predefinitoparagrafo" style:family="text">
      <style:text-properties style:font-name="Georgia"/>
    </style:style>
    <style:style style:name="T805" style:parent-style-name="Car.predefinitoparagrafo" style:family="text">
      <style:text-properties style:font-name="Georgia" fo:font-style="italic" style:font-style-asian="italic" style:font-style-complex="italic"/>
    </style:style>
    <style:style style:name="T806" style:parent-style-name="Car.predefinitoparagrafo" style:family="text">
      <style:text-properties style:font-name="Georgia"/>
    </style:style>
    <style:style style:name="T807" style:parent-style-name="Car.predefinitoparagrafo" style:family="text">
      <style:text-properties style:font-name="Georgia" fo:font-style="italic" style:font-style-asian="italic" style:font-style-complex="italic"/>
    </style:style>
    <style:style style:name="T808" style:parent-style-name="Car.predefinitoparagrafo" style:family="text">
      <style:text-properties style:font-name="Georgia"/>
    </style:style>
    <style:style style:name="T809" style:parent-style-name="Car.predefinitoparagrafo" style:family="text">
      <style:text-properties style:font-name="Georgia" fo:font-style="italic" style:font-style-asian="italic" style:font-style-complex="italic"/>
    </style:style>
    <style:style style:name="T810" style:parent-style-name="Car.predefinitoparagrafo" style:family="text">
      <style:text-properties style:font-name="Georgia"/>
    </style:style>
    <style:style style:name="T811" style:parent-style-name="Car.predefinitoparagrafo" style:family="text">
      <style:text-properties style:font-name="Georgia" fo:font-weight="bold" style:font-weight-asian="bold" style:font-weight-complex="bold"/>
    </style:style>
    <style:style style:name="T812" style:parent-style-name="Car.predefinitoparagrafo" style:family="text">
      <style:text-properties style:font-name="Georgia"/>
    </style:style>
    <style:style style:name="T813" style:parent-style-name="Car.predefinitoparagrafo" style:family="text">
      <style:text-properties style:font-name="Georgia" fo:font-weight="bold" style:font-weight-asian="bold" style:font-weight-complex="bold"/>
    </style:style>
    <style:style style:name="T814" style:parent-style-name="Car.predefinitoparagrafo" style:family="text">
      <style:text-properties style:font-name="Georgia"/>
    </style:style>
    <style:style style:name="T81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16" style:parent-style-name="Car.predefinitoparagrafo" style:family="text">
      <style:text-properties style:font-name="Georgia"/>
    </style:style>
    <style:style style:name="T817" style:parent-style-name="Car.predefinitoparagrafo" style:family="text">
      <style:text-properties style:font-name="Georgia" fo:font-style="italic" style:font-style-asian="italic" style:font-style-complex="italic"/>
    </style:style>
    <style:style style:name="T818" style:parent-style-name="Car.predefinitoparagrafo" style:family="text">
      <style:text-properties style:font-name="Georgia"/>
    </style:style>
    <style:style style:name="T819" style:parent-style-name="Car.predefinitoparagrafo" style:family="text">
      <style:text-properties style:font-name="Georgia" fo:font-weight="bold" style:font-weight-asian="bold" style:font-weight-complex="bold"/>
    </style:style>
    <style:style style:name="T820" style:parent-style-name="Car.predefinitoparagrafo" style:family="text">
      <style:text-properties style:font-name="Georgia"/>
    </style:style>
    <style:style style:name="T82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22" style:parent-style-name="Car.predefinitoparagrafo" style:family="text">
      <style:text-properties style:font-name="Georgia"/>
    </style:style>
    <style:style style:name="P823" style:parent-style-name="Standard" style:family="paragraph"/>
    <style:style style:name="T824" style:parent-style-name="Car.predefinitoparagrafo" style:family="text">
      <style:text-properties style:font-name="Georgia"/>
    </style:style>
    <style:style style:name="T82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26" style:parent-style-name="Car.predefinitoparagrafo" style:family="text">
      <style:text-properties style:font-name="Georgia"/>
    </style:style>
    <style:style style:name="T827" style:parent-style-name="Car.predefinitoparagrafo" style:family="text">
      <style:text-properties style:font-name="Georgia"/>
    </style:style>
    <style:style style:name="T82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29" style:parent-style-name="Car.predefinitoparagrafo" style:family="text">
      <style:text-properties style:font-name="Georgia"/>
    </style:style>
    <style:style style:name="T83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1" style:parent-style-name="Car.predefinitoparagrafo" style:family="text">
      <style:text-properties style:font-name="Georgia"/>
    </style:style>
    <style:style style:name="T83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33" style:parent-style-name="Standard" style:family="paragraph"/>
    <style:style style:name="T834" style:parent-style-name="Car.predefinitoparagrafo" style:family="text">
      <style:text-properties style:font-name="Georgia"/>
    </style:style>
    <style:style style:name="T83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6" style:parent-style-name="Car.predefinitoparagrafo" style:family="text">
      <style:text-properties style:font-name="Georgia"/>
    </style:style>
    <style:style style:name="T8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8" style:parent-style-name="Car.predefinitoparagrafo" style:family="text">
      <style:text-properties style:font-name="Georgia"/>
    </style:style>
    <style:style style:name="T83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0" style:parent-style-name="Car.predefinitoparagrafo" style:family="text">
      <style:text-properties style:font-name="Georgia"/>
    </style:style>
    <style:style style:name="T84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42" style:parent-style-name="Standard" style:family="paragraph"/>
    <style:style style:name="T843" style:parent-style-name="Car.predefinitoparagrafo" style:family="text">
      <style:text-properties style:font-name="Georgia"/>
    </style:style>
    <style:style style:name="T84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5" style:parent-style-name="Car.predefinitoparagrafo" style:family="text">
      <style:text-properties style:font-name="Georgia"/>
    </style:style>
    <style:style style:name="T84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7" style:parent-style-name="Car.predefinitoparagrafo" style:family="text">
      <style:text-properties style:font-name="Georgia"/>
    </style:style>
    <style:style style:name="T848" style:parent-style-name="Car.predefinitoparagrafo" style:family="text">
      <style:text-properties style:font-name="Georgia"/>
    </style:style>
    <style:style style:name="T84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0" style:parent-style-name="Car.predefinitoparagrafo" style:family="text">
      <style:text-properties style:font-name="Georgia"/>
    </style:style>
    <style:style style:name="T85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2" style:parent-style-name="Car.predefinitoparagrafo" style:family="text">
      <style:text-properties style:font-name="Georgia"/>
    </style:style>
    <style:style style:name="T85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54" style:parent-style-name="Standard" style:family="paragraph"/>
    <style:style style:name="T855" style:parent-style-name="Car.predefinitoparagrafo" style:family="text">
      <style:text-properties style:font-name="Georgia"/>
    </style:style>
    <style:style style:name="T856" style:parent-style-name="Car.predefinitoparagrafo" style:family="text">
      <style:text-properties style:font-name="Georgia" fo:font-style="italic" style:font-style-asian="italic" style:font-style-complex="italic"/>
    </style:style>
    <style:style style:name="T857" style:parent-style-name="Car.predefinitoparagrafo" style:family="text">
      <style:text-properties style:font-name="Georgia"/>
    </style:style>
    <style:style style:name="T85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9" style:parent-style-name="Car.predefinitoparagrafo" style:family="text">
      <style:text-properties style:font-name="Georgia"/>
    </style:style>
    <style:style style:name="T860" style:parent-style-name="Car.predefinitoparagrafo" style:family="text">
      <style:text-properties style:font-name="Georgia" fo:font-weight="bold" style:font-weight-asian="bold" style:font-weight-complex="bold"/>
    </style:style>
    <style:style style:name="T861" style:parent-style-name="Car.predefinitoparagrafo" style:family="text">
      <style:text-properties style:font-name="Georgia"/>
    </style:style>
    <style:style style:name="T862" style:parent-style-name="Car.predefinitoparagrafo" style:family="text">
      <style:text-properties style:font-name="Georgia" fo:font-style="italic" style:font-style-asian="italic" style:font-style-complex="italic"/>
    </style:style>
    <style:style style:name="T863" style:parent-style-name="Car.predefinitoparagrafo" style:family="text">
      <style:text-properties style:font-name="Georgia"/>
    </style:style>
    <style:style style:name="T864" style:parent-style-name="Car.predefinitoparagrafo" style:family="text">
      <style:text-properties style:font-name="Georgia" fo:font-style="italic" style:font-style-asian="italic" style:font-style-complex="italic"/>
    </style:style>
    <style:style style:name="T865" style:parent-style-name="Car.predefinitoparagrafo" style:family="text">
      <style:text-properties style:font-name="Georgia"/>
    </style:style>
    <style:style style:name="T866" style:parent-style-name="Car.predefinitoparagrafo" style:family="text">
      <style:text-properties style:font-name="Georgia"/>
    </style:style>
    <style:style style:name="T86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68" style:parent-style-name="Car.predefinitoparagrafo" style:family="text">
      <style:text-properties style:font-name="Georgia"/>
    </style:style>
    <style:style style:name="T86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70" style:parent-style-name="Car.predefinitoparagrafo" style:family="text">
      <style:text-properties style:font-name="Georgia"/>
    </style:style>
    <style:style style:name="T871" style:parent-style-name="Car.predefinitoparagrafo" style:family="text">
      <style:text-properties style:font-name="Georgia"/>
    </style:style>
    <style:style style:name="T87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73" style:parent-style-name="Car.predefinitoparagrafo" style:family="text">
      <style:text-properties style:font-name="Georgia"/>
    </style:style>
    <style:style style:name="T874" style:parent-style-name="Car.predefinitoparagrafo" style:family="text">
      <style:text-properties style:font-name="Georgia" fo:font-weight="bold" style:font-weight-asian="bold"/>
    </style:style>
    <style:style style:name="T875" style:parent-style-name="Car.predefinitoparagrafo" style:family="text">
      <style:text-properties style:font-name="Georgia"/>
    </style:style>
    <style:style style:name="P876" style:parent-style-name="Standard" style:family="paragraph">
      <style:text-properties style:font-name="Georgia" fo:font-weight="bold" style:font-weight-asian="bold"/>
    </style:style>
    <style:style style:name="P877" style:parent-style-name="Standard" style:family="paragraph"/>
    <style:style style:name="T878" style:parent-style-name="Car.predefinitoparagrafo" style:family="text">
      <style:text-properties style:font-name="Georgia" style:font-weight-complex="bold"/>
    </style:style>
    <style:style style:name="T87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80" style:parent-style-name="Car.predefinitoparagrafo" style:family="text">
      <style:text-properties style:font-name="Georgia" style:font-weight-complex="bold"/>
    </style:style>
    <style:style style:name="T88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82" style:parent-style-name="Car.predefinitoparagrafo" style:family="text">
      <style:text-properties style:font-name="Georgia" style:font-weight-complex="bold"/>
    </style:style>
    <style:style style:name="T88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84" style:parent-style-name="Car.predefinitoparagrafo" style:family="text">
      <style:text-properties style:font-name="Georgia" style:font-weight-complex="bold"/>
    </style:style>
    <style:style style:name="T88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86" style:parent-style-name="Car.predefinitoparagrafo" style:family="text">
      <style:text-properties style:font-name="Georgia" style:font-weight-complex="bold"/>
    </style:style>
    <style:style style:name="T887" style:parent-style-name="Car.predefinitoparagrafo" style:family="text">
      <style:text-properties style:font-name="Georgia" fo:font-weight="bold" style:font-weight-asian="bold"/>
    </style:style>
    <style:style style:name="T888" style:parent-style-name="Car.predefinitoparagrafo" style:family="text">
      <style:text-properties style:font-name="Georgia" style:font-weight-complex="bold"/>
    </style:style>
    <style:style style:name="T88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0" style:parent-style-name="Car.predefinitoparagrafo" style:family="text">
      <style:text-properties style:font-name="Georgia" style:font-weight-complex="bold"/>
    </style:style>
    <style:style style:name="T89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2" style:parent-style-name="Car.predefinitoparagrafo" style:family="text">
      <style:text-properties style:font-name="Georgia" style:font-weight-complex="bold"/>
    </style:style>
    <style:style style:name="T893" style:parent-style-name="Car.predefinitoparagrafo" style:family="text">
      <style:text-properties style:font-name="Georgia" fo:font-weight="bold" style:font-weight-asian="bold"/>
    </style:style>
    <style:style style:name="T894" style:parent-style-name="Car.predefinitoparagrafo" style:family="text">
      <style:text-properties style:font-name="Georgia" style:font-weight-complex="bold"/>
    </style:style>
    <style:style style:name="T89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6" style:parent-style-name="Car.predefinitoparagrafo" style:family="text">
      <style:text-properties style:font-name="Georgia" style:font-weight-complex="bold"/>
    </style:style>
    <style:style style:name="T89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8" style:parent-style-name="Car.predefinitoparagrafo" style:family="text">
      <style:text-properties style:font-name="Georgia" style:font-weight-complex="bold"/>
    </style:style>
    <style:style style:name="T899" style:parent-style-name="Car.predefinitoparagrafo" style:family="text">
      <style:text-properties style:font-name="Georgia" fo:font-weight="bold" style:font-weight-asian="bold"/>
    </style:style>
    <style:style style:name="T900" style:parent-style-name="Car.predefinitoparagrafo" style:family="text">
      <style:text-properties style:font-name="Georgia" style:font-weight-complex="bold"/>
    </style:style>
    <style:style style:name="T90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02" style:parent-style-name="Car.predefinitoparagrafo" style:family="text">
      <style:text-properties style:font-name="Georgia" style:font-weight-complex="bold"/>
    </style:style>
    <style:style style:name="T903" style:parent-style-name="Car.predefinitoparagrafo" style:family="text">
      <style:text-properties style:font-name="Georgia" style:font-weight-complex="bold"/>
    </style:style>
    <style:style style:name="T90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05" style:parent-style-name="Car.predefinitoparagrafo" style:family="text">
      <style:text-properties style:font-name="Georgia" style:font-weight-complex="bold"/>
    </style:style>
    <style:style style:name="T90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07" style:parent-style-name="Car.predefinitoparagrafo" style:family="text">
      <style:text-properties style:font-name="Georgia" style:font-weight-complex="bold"/>
    </style:style>
    <style:style style:name="T90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09" style:parent-style-name="Car.predefinitoparagrafo" style:family="text">
      <style:text-properties style:font-name="Georgia" style:font-weight-complex="bold"/>
    </style:style>
    <style:style style:name="T910" style:parent-style-name="Car.predefinitoparagrafo" style:family="text">
      <style:text-properties style:font-name="Georgia" fo:font-weight="bold" style:font-weight-asian="bold"/>
    </style:style>
    <style:style style:name="T911" style:parent-style-name="Car.predefinitoparagrafo" style:family="text">
      <style:text-properties style:font-name="Georgia" style:font-weight-complex="bold"/>
    </style:style>
    <style:style style:name="T91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3" style:parent-style-name="Car.predefinitoparagrafo" style:family="text">
      <style:text-properties style:font-name="Georgia" style:font-weight-complex="bold"/>
    </style:style>
    <style:style style:name="T91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5" style:parent-style-name="Car.predefinitoparagrafo" style:family="text">
      <style:text-properties style:font-name="Georgia" style:font-weight-complex="bold"/>
    </style:style>
    <style:style style:name="T916" style:parent-style-name="Car.predefinitoparagrafo" style:family="text">
      <style:text-properties style:font-name="Georgia" fo:font-weight="bold" style:font-weight-asian="bold"/>
    </style:style>
    <style:style style:name="T917" style:parent-style-name="Car.predefinitoparagrafo" style:family="text">
      <style:text-properties style:font-name="Georgia" style:font-weight-complex="bold"/>
    </style:style>
    <style:style style:name="T91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19" style:parent-style-name="Car.predefinitoparagrafo" style:family="text">
      <style:text-properties style:font-name="Georgia" style:font-weight-complex="bold"/>
    </style:style>
    <style:style style:name="P920" style:parent-style-name="Standard" style:family="paragraph"/>
    <style:style style:name="T921" style:parent-style-name="Car.predefinitoparagrafo" style:family="text">
      <style:text-properties style:font-name="Georgia" style:font-weight-complex="bold"/>
    </style:style>
    <style:style style:name="T922" style:parent-style-name="Car.predefinitoparagrafo" style:family="text">
      <style:text-properties style:font-name="Georgia" style:font-weight-complex="bold"/>
    </style:style>
    <style:style style:name="T92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4" style:parent-style-name="Car.predefinitoparagrafo" style:family="text">
      <style:text-properties style:font-name="Georgia" style:font-weight-complex="bold"/>
    </style:style>
    <style:style style:name="T92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6" style:parent-style-name="Car.predefinitoparagrafo" style:family="text">
      <style:text-properties style:font-name="Georgia" style:font-weight-complex="bold"/>
    </style:style>
    <style:style style:name="T92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8" style:parent-style-name="Car.predefinitoparagrafo" style:family="text">
      <style:text-properties style:font-name="Georgia" style:font-weight-complex="bold"/>
    </style:style>
    <style:style style:name="T92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30" style:parent-style-name="Car.predefinitoparagrafo" style:family="text">
      <style:text-properties style:font-name="Georgia" style:font-weight-complex="bold"/>
    </style:style>
    <style:style style:name="T93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32" style:parent-style-name="Car.predefinitoparagrafo" style:family="text">
      <style:text-properties style:font-name="Georgia" style:font-weight-complex="bold"/>
    </style:style>
    <style:style style:name="T933" style:parent-style-name="Car.predefinitoparagrafo" style:family="text">
      <style:text-properties style:font-name="Georgia" fo:font-weight="bold" style:font-weight-asian="bold"/>
    </style:style>
    <style:style style:name="T934" style:parent-style-name="Car.predefinitoparagrafo" style:family="text">
      <style:text-properties style:font-name="Georgia" style:font-weight-complex="bold"/>
    </style:style>
    <style:style style:name="T93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36" style:parent-style-name="Car.predefinitoparagrafo" style:family="text">
      <style:text-properties style:font-name="Georgia" style:font-weight-complex="bold"/>
    </style:style>
    <style:style style:name="T93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38" style:parent-style-name="Car.predefinitoparagrafo" style:family="text">
      <style:text-properties style:font-name="Georgia" style:font-weight-complex="bold"/>
    </style:style>
    <style:style style:name="T939" style:parent-style-name="Car.predefinitoparagrafo" style:family="text">
      <style:text-properties style:font-name="Georgia" fo:font-weight="bold" style:font-weight-asian="bold"/>
    </style:style>
    <style:style style:name="T940" style:parent-style-name="Car.predefinitoparagrafo" style:family="text">
      <style:text-properties style:font-name="Georgia" style:font-weight-complex="bold"/>
    </style:style>
    <style:style style:name="T94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42" style:parent-style-name="Car.predefinitoparagrafo" style:family="text">
      <style:text-properties style:font-name="Georgia" style:font-weight-complex="bold"/>
    </style:style>
    <style:style style:name="P943" style:parent-style-name="Standard" style:family="paragraph"/>
    <style:style style:name="T944" style:parent-style-name="Car.predefinitoparagrafo" style:family="text">
      <style:text-properties style:font-name="Georgia" style:font-weight-complex="bold"/>
    </style:style>
    <style:style style:name="T94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46" style:parent-style-name="Car.predefinitoparagrafo" style:family="text">
      <style:text-properties style:font-name="Georgia" style:font-weight-complex="bold"/>
    </style:style>
    <style:style style:name="T94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48" style:parent-style-name="Car.predefinitoparagrafo" style:family="text">
      <style:text-properties style:font-name="Georgia" style:font-weight-complex="bold"/>
    </style:style>
    <style:style style:name="P949" style:parent-style-name="Standard" style:family="paragraph"/>
    <style:style style:name="T95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51" style:parent-style-name="Car.predefinitoparagrafo" style:family="text">
      <style:text-properties style:font-name="Georgia"/>
    </style:style>
    <style:style style:name="T95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53" style:parent-style-name="Standard" style:family="paragraph"/>
    <style:style style:name="T95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55" style:parent-style-name="Car.predefinitoparagrafo" style:family="text">
      <style:text-properties style:font-name="Georgia"/>
    </style:style>
    <style:style style:name="T95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57" style:parent-style-name="Standard" style:family="paragraph"/>
    <style:style style:name="T958" style:parent-style-name="Car.predefinitoparagrafo" style:family="text">
      <style:text-properties style:font-name="Georgia"/>
    </style:style>
    <style:style style:name="T959" style:parent-style-name="Car.predefinitoparagrafo" style:family="text">
      <style:text-properties style:font-name="Georgia" fo:font-style="italic" style:font-style-asian="italic" style:font-style-complex="italic"/>
    </style:style>
    <style:style style:name="T960" style:parent-style-name="Car.predefinitoparagrafo" style:family="text">
      <style:text-properties style:font-name="Georgia"/>
    </style:style>
    <style:style style:name="T961" style:parent-style-name="Car.predefinitoparagrafo" style:family="text">
      <style:text-properties style:font-name="Georgia" fo:font-style="italic" style:font-style-asian="italic" style:font-style-complex="italic"/>
    </style:style>
    <style:style style:name="T962" style:parent-style-name="Car.predefinitoparagrafo" style:family="text">
      <style:text-properties style:font-name="Georgia"/>
    </style:style>
    <style:style style:name="T963" style:parent-style-name="Car.predefinitoparagrafo" style:family="text">
      <style:text-properties style:font-name="Georgia" fo:font-weight="bold" style:font-weight-asian="bold" style:font-weight-complex="bold"/>
    </style:style>
    <style:style style:name="T964" style:parent-style-name="Car.predefinitoparagrafo" style:family="text">
      <style:text-properties style:font-name="Georgia"/>
    </style:style>
    <style:style style:name="T96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66" style:parent-style-name="Car.predefinitoparagrafo" style:family="text">
      <style:text-properties style:font-name="Georgia"/>
    </style:style>
    <style:style style:name="P967" style:parent-style-name="Standard" style:family="paragraph"/>
    <style:style style:name="T968" style:parent-style-name="Car.predefinitoparagrafo" style:family="text">
      <style:text-properties style:font-name="Georgia" fo:font-style="italic" style:font-style-asian="italic" style:font-style-complex="italic"/>
    </style:style>
    <style:style style:name="T969" style:parent-style-name="Car.predefinitoparagrafo" style:family="text">
      <style:text-properties style:font-name="Georgia"/>
    </style:style>
    <style:style style:name="T97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71" style:parent-style-name="Standard" style:family="paragraph"/>
    <style:style style:name="T972" style:parent-style-name="Car.predefinitoparagrafo" style:family="text">
      <style:text-properties style:font-name="Georgia" fo:font-style="italic" style:font-style-asian="italic" style:font-style-complex="italic"/>
    </style:style>
    <style:style style:name="T973" style:parent-style-name="Car.predefinitoparagrafo" style:family="text">
      <style:text-properties style:font-name="Georgia"/>
    </style:style>
    <style:style style:name="T97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75" style:parent-style-name="Titolo2" style:family="paragraph">
      <style:text-properties style:font-name="Georgia"/>
    </style:style>
    <style:style style:name="T976" style:parent-style-name="Car.predefinitoparagrafo" style:family="text">
      <style:text-properties style:font-name="Georgia"/>
    </style:style>
    <style:style style:name="T97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78" style:parent-style-name="Car.predefinitoparagrafo" style:family="text">
      <style:text-properties style:font-name="Georgia"/>
    </style:style>
    <style:style style:name="T979" style:parent-style-name="Car.predefinitoparagrafo" style:family="text">
      <style:text-properties style:font-name="Georgia" fo:font-weight="bold" style:font-weight-asian="bold"/>
    </style:style>
    <style:style style:name="T980" style:parent-style-name="Car.predefinitoparagrafo" style:family="text">
      <style:text-properties style:font-name="Georgia" style:font-weight-complex="bold"/>
    </style:style>
    <style:style style:name="P981" style:parent-style-name="Standard" style:family="paragraph">
      <style:text-properties style:font-name="Georgia" fo:font-weight="bold" style:font-weight-asian="bold"/>
    </style:style>
    <style:style style:name="P982" style:parent-style-name="Standard" style:family="paragraph"/>
    <style:style style:name="T983" style:parent-style-name="Car.predefinitoparagrafo" style:family="text">
      <style:text-properties style:font-name="Georgia" style:font-weight-complex="bold"/>
    </style:style>
    <style:style style:name="T98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85" style:parent-style-name="Car.predefinitoparagrafo" style:family="text">
      <style:text-properties style:font-name="Georgia" style:font-weight-complex="bold"/>
    </style:style>
    <style:style style:name="T98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87" style:parent-style-name="Car.predefinitoparagrafo" style:family="text">
      <style:text-properties style:font-name="Georgia" style:font-weight-complex="bold"/>
    </style:style>
    <style:style style:name="T988" style:parent-style-name="Car.predefinitoparagrafo" style:family="text">
      <style:text-properties style:font-name="Georgia" fo:font-weight="bold" style:font-weight-asian="bold"/>
    </style:style>
    <style:style style:name="T989" style:parent-style-name="Car.predefinitoparagrafo" style:family="text">
      <style:text-properties style:font-name="Georgia" style:font-weight-complex="bold"/>
    </style:style>
    <style:style style:name="T99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1" style:parent-style-name="Car.predefinitoparagrafo" style:family="text">
      <style:text-properties style:font-name="Georgia" style:font-weight-complex="bold"/>
    </style:style>
    <style:style style:name="T99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3" style:parent-style-name="Car.predefinitoparagrafo" style:family="text">
      <style:text-properties style:font-name="Georgia" style:font-weight-complex="bold"/>
    </style:style>
    <style:style style:name="T994" style:parent-style-name="Car.predefinitoparagrafo" style:family="text">
      <style:text-properties style:font-name="Georgia" style:font-weight-complex="bold"/>
    </style:style>
    <style:style style:name="P995" style:parent-style-name="Standard" style:family="paragraph"/>
    <style:style style:name="T996" style:parent-style-name="Car.predefinitoparagrafo" style:family="text">
      <style:text-properties style:font-name="Georgia" style:font-weight-complex="bold"/>
    </style:style>
    <style:style style:name="T99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98" style:parent-style-name="Car.predefinitoparagrafo" style:family="text">
      <style:text-properties style:font-name="Georgia" style:font-weight-complex="bold"/>
    </style:style>
    <style:style style:name="P999" style:parent-style-name="Titolo2" style:family="paragraph">
      <style:text-properties style:font-name="Georgia"/>
    </style:style>
    <style:style style:name="T1000" style:parent-style-name="Car.predefinitoparagrafo" style:family="text">
      <style:text-properties style:font-name="Georgia"/>
    </style:style>
    <style:style style:name="T100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02" style:parent-style-name="Car.predefinitoparagrafo" style:family="text">
      <style:text-properties style:font-name="Georgia"/>
    </style:style>
    <style:style style:name="T1003" style:parent-style-name="Car.predefinitoparagrafo" style:family="text">
      <style:text-properties style:font-name="Georgia" fo:font-weight="bold" style:font-weight-asian="bold"/>
    </style:style>
    <style:style style:name="T1004" style:parent-style-name="Car.predefinitoparagrafo" style:family="text">
      <style:text-properties style:font-name="Georgia"/>
    </style:style>
    <style:style style:name="T1005" style:parent-style-name="Car.predefinitoparagrafo" style:family="text">
      <style:text-properties style:font-name="Georgia" fo:font-weight="bold" style:font-weight-asian="bold"/>
    </style:style>
    <style:style style:name="P1006" style:parent-style-name="Standard" style:family="paragraph"/>
    <style:style style:name="T1007" style:parent-style-name="Car.predefinitoparagrafo" style:family="text">
      <style:text-properties style:font-name="Georgia"/>
    </style:style>
    <style:style style:name="T1008" style:parent-style-name="Car.predefinitoparagrafo" style:family="text">
      <style:text-properties style:font-name="Georgia" fo:font-style="italic" style:font-style-asian="italic" style:font-style-complex="italic"/>
    </style:style>
    <style:style style:name="T1009" style:parent-style-name="Car.predefinitoparagrafo" style:family="text">
      <style:text-properties style:font-name="Georgia"/>
    </style:style>
    <style:style style:name="T1010" style:parent-style-name="Car.predefinitoparagrafo" style:family="text">
      <style:text-properties style:font-name="Georgia" fo:font-style="italic" style:font-style-asian="italic" style:font-style-complex="italic"/>
    </style:style>
    <style:style style:name="T1011" style:parent-style-name="Car.predefinitoparagrafo" style:family="text">
      <style:text-properties style:font-name="Georgia"/>
    </style:style>
    <style:style style:name="T1012" style:parent-style-name="Car.predefinitoparagrafo" style:family="text">
      <style:text-properties style:font-name="Georgia" fo:font-weight="bold" style:font-weight-asian="bold" style:font-weight-complex="bold"/>
    </style:style>
    <style:style style:name="T1013" style:parent-style-name="Car.predefinitoparagrafo" style:family="text">
      <style:text-properties style:font-name="Georgia"/>
    </style:style>
    <style:style style:name="T101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15" style:parent-style-name="Car.predefinitoparagrafo" style:family="text">
      <style:text-properties style:font-name="Georgia"/>
    </style:style>
    <style:style style:name="P1016" style:parent-style-name="Standard" style:family="paragraph"/>
    <style:style style:name="T1017" style:parent-style-name="Car.predefinitoparagrafo" style:family="text">
      <style:text-properties style:font-name="Georgia"/>
    </style:style>
    <style:style style:name="T1018" style:parent-style-name="Car.predefinitoparagrafo" style:family="text">
      <style:text-properties style:font-name="Georgia" fo:font-style="italic" style:font-style-asian="italic" style:font-style-complex="italic"/>
    </style:style>
    <style:style style:name="T1019" style:parent-style-name="Car.predefinitoparagrafo" style:family="text">
      <style:text-properties style:font-name="Georgia"/>
    </style:style>
    <style:style style:name="P1020" style:parent-style-name="Standard" style:family="paragraph"/>
    <style:style style:name="T1021" style:parent-style-name="Car.predefinitoparagrafo" style:family="text">
      <style:text-properties style:font-name="Georgia"/>
    </style:style>
    <style:style style:name="T1022" style:parent-style-name="Car.predefinitoparagrafo" style:family="text">
      <style:text-properties style:font-name="Georgia" fo:font-style="italic" style:font-style-asian="italic" style:font-style-complex="italic"/>
    </style:style>
    <style:style style:name="T1023" style:parent-style-name="Car.predefinitoparagrafo" style:family="text">
      <style:text-properties style:font-name="Georgia"/>
    </style:style>
    <style:style style:name="T1024" style:parent-style-name="Car.predefinitoparagrafo" style:family="text">
      <style:text-properties style:font-name="Georgia" fo:font-style="italic" style:font-style-asian="italic" style:font-style-complex="italic"/>
    </style:style>
    <style:style style:name="T1025" style:parent-style-name="Car.predefinitoparagrafo" style:family="text">
      <style:text-properties style:font-name="Georgia"/>
    </style:style>
    <style:style style:name="T1026" style:parent-style-name="Car.predefinitoparagrafo" style:family="text">
      <style:text-properties style:font-name="Georgia" fo:font-weight="bold" style:font-weight-asian="bold" style:font-weight-complex="bold"/>
    </style:style>
    <style:style style:name="T1027" style:parent-style-name="Car.predefinitoparagrafo" style:family="text">
      <style:text-properties style:font-name="Georgia" fo:font-weight="bold" style:font-weight-asian="bold" style:font-weight-complex="bold"/>
    </style:style>
    <style:style style:name="T1028" style:parent-style-name="Car.predefinitoparagrafo" style:family="text">
      <style:text-properties style:font-name="Georgia"/>
    </style:style>
    <style:style style:name="T1029" style:parent-style-name="Car.predefinitoparagrafo" style:family="text">
      <style:text-properties style:font-name="Georgia" fo:font-style="italic" style:font-style-asian="italic" style:font-style-complex="italic"/>
    </style:style>
    <style:style style:name="T1030" style:parent-style-name="Car.predefinitoparagrafo" style:family="text">
      <style:text-properties style:font-name="Georgia"/>
    </style:style>
    <style:style style:name="T1031" style:parent-style-name="Car.predefinitoparagrafo" style:family="text">
      <style:text-properties style:font-name="Georgia" fo:font-style="italic" style:font-style-asian="italic" style:font-style-complex="italic"/>
    </style:style>
    <style:style style:name="T1032" style:parent-style-name="Car.predefinitoparagrafo" style:family="text">
      <style:text-properties style:font-name="Georgia"/>
    </style:style>
    <style:style style:name="P1033" style:parent-style-name="Standard" style:family="paragraph"/>
    <style:style style:name="T1034" style:parent-style-name="Car.predefinitoparagrafo" style:family="text">
      <style:text-properties style:font-name="Georgia"/>
    </style:style>
    <style:style style:name="T103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36" style:parent-style-name="Car.predefinitoparagrafo" style:family="text">
      <style:text-properties style:font-name="Georgia"/>
    </style:style>
    <style:style style:name="P1037" style:parent-style-name="Standard" style:family="paragraph">
      <style:text-properties style:font-name="Georgia"/>
    </style:style>
    <style:style style:name="P1038" style:parent-style-name="Standard" style:family="paragraph">
      <style:text-properties style:font-name="Georgia"/>
    </style:style>
    <style:style style:name="P1039" style:parent-style-name="Standard" style:family="paragraph">
      <style:text-properties style:font-name="Georgia"/>
    </style:style>
    <style:style style:name="P1040" style:parent-style-name="Standard" style:family="paragraph">
      <style:text-properties style:font-name="Georgia"/>
    </style:style>
    <style:style style:name="P1041" style:parent-style-name="Standard" style:family="paragraph">
      <style:text-properties style:font-name="Georgia"/>
    </style:style>
    <style:style style:name="P1042" style:parent-style-name="Standard" style:family="paragraph">
      <style:text-properties style:font-name="Georgia"/>
    </style:style>
    <style:style style:name="T1043" style:parent-style-name="Car.predefinitoparagrafo" style:family="text">
      <style:text-properties style:font-name="Georgia"/>
    </style:style>
    <style:style style:name="T104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45" style:parent-style-name="Car.predefinitoparagrafo" style:family="text">
      <style:text-properties style:font-name="Georgia"/>
    </style:style>
    <style:style style:name="T1046" style:parent-style-name="Car.predefinitoparagrafo" style:family="text">
      <style:text-properties style:font-name="Georgia" fo:font-weight="bold" style:font-weight-asian="bold"/>
    </style:style>
    <style:style style:name="T1047" style:parent-style-name="Car.predefinitoparagrafo" style:family="text">
      <style:text-properties style:font-name="Georgia"/>
    </style:style>
    <style:style style:name="T1048" style:parent-style-name="Car.predefinitoparagrafo" style:family="text">
      <style:text-properties style:font-name="Georgia" fo:font-weight="bold" style:font-weight-asian="bold"/>
    </style:style>
    <style:style style:name="P1049" style:parent-style-name="Standard" style:family="paragraph"/>
    <style:style style:name="T1050" style:parent-style-name="Car.predefinitoparagrafo" style:family="text">
      <style:text-properties style:font-name="Georgia"/>
    </style:style>
    <style:style style:name="T1051" style:parent-style-name="Car.predefinitoparagrafo" style:family="text">
      <style:text-properties style:font-name="Georgia" fo:font-style="italic" style:font-style-asian="italic" style:font-style-complex="italic"/>
    </style:style>
    <style:style style:name="T1052" style:parent-style-name="Car.predefinitoparagrafo" style:family="text">
      <style:text-properties style:font-name="Georgia"/>
    </style:style>
    <style:style style:name="T105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54" style:parent-style-name="Car.predefinitoparagrafo" style:family="text">
      <style:text-properties style:font-name="Georgia"/>
    </style:style>
    <style:style style:name="T1055" style:parent-style-name="Car.predefinitoparagrafo" style:family="text">
      <style:text-properties style:font-name="Georgia" fo:font-weight="bold" style:font-weight-asian="bold" style:font-weight-complex="bold"/>
    </style:style>
    <style:style style:name="T1056" style:parent-style-name="Car.predefinitoparagrafo" style:family="text">
      <style:text-properties style:font-name="Georgia"/>
    </style:style>
    <style:style style:name="T1057" style:parent-style-name="Car.predefinitoparagrafo" style:family="text">
      <style:text-properties style:font-name="Georgia" fo:font-style="italic" style:font-style-asian="italic" style:font-style-complex="italic"/>
    </style:style>
    <style:style style:name="T1058" style:parent-style-name="Car.predefinitoparagrafo" style:family="text">
      <style:text-properties style:font-name="Georgia"/>
    </style:style>
    <style:style style:name="T1059" style:parent-style-name="Car.predefinitoparagrafo" style:family="text">
      <style:text-properties style:font-name="Georgia" fo:font-style="italic" style:font-style-asian="italic" style:font-style-complex="italic"/>
    </style:style>
    <style:style style:name="T1060" style:parent-style-name="Car.predefinitoparagrafo" style:family="text">
      <style:text-properties style:font-name="Georgia"/>
    </style:style>
    <style:style style:name="T1061" style:parent-style-name="Car.predefinitoparagrafo" style:family="text">
      <style:text-properties style:font-name="Georgia"/>
    </style:style>
    <style:style style:name="P1062" style:parent-style-name="Standard" style:family="paragraph"/>
    <style:style style:name="T1063" style:parent-style-name="Car.predefinitoparagrafo" style:family="text">
      <style:text-properties style:font-name="Georgia"/>
    </style:style>
    <style:style style:name="T106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65" style:parent-style-name="Car.predefinitoparagrafo" style:family="text">
      <style:text-properties style:font-name="Georgia"/>
    </style:style>
    <style:style style:name="P1066" style:parent-style-name="Titolo2" style:family="paragraph">
      <style:text-properties style:font-name="Georgia"/>
    </style:style>
    <style:style style:name="T1067" style:parent-style-name="Car.predefinitoparagrafo" style:family="text">
      <style:text-properties style:font-name="Georgia"/>
    </style:style>
    <style:style style:name="T106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69" style:parent-style-name="Car.predefinitoparagrafo" style:family="text">
      <style:text-properties style:font-name="Georgia"/>
    </style:style>
    <style:style style:name="T1070" style:parent-style-name="Car.predefinitoparagrafo" style:family="text">
      <style:text-properties style:font-name="Georgia" fo:font-weight="bold" style:font-weight-asian="bold"/>
    </style:style>
    <style:style style:name="T1071" style:parent-style-name="Car.predefinitoparagrafo" style:family="text">
      <style:text-properties style:font-name="Georgia"/>
    </style:style>
    <style:style style:name="T1072" style:parent-style-name="Car.predefinitoparagrafo" style:family="text">
      <style:text-properties style:font-name="Georgia" fo:font-weight="bold" style:font-weight-asian="bold"/>
    </style:style>
    <style:style style:name="P1073" style:parent-style-name="Standard" style:family="paragraph"/>
    <style:style style:name="T1074" style:parent-style-name="Car.predefinitoparagrafo" style:family="text">
      <style:text-properties style:font-name="Georgia"/>
    </style:style>
    <style:style style:name="T1075" style:parent-style-name="Car.predefinitoparagrafo" style:family="text">
      <style:text-properties style:font-name="Georgia" fo:font-style="italic" style:font-style-asian="italic" style:font-style-complex="italic"/>
    </style:style>
    <style:style style:name="T1076" style:parent-style-name="Car.predefinitoparagrafo" style:family="text">
      <style:text-properties style:font-name="Georgia"/>
    </style:style>
    <style:style style:name="T1077" style:parent-style-name="Car.predefinitoparagrafo" style:family="text">
      <style:text-properties style:font-name="Georgia" fo:font-style="italic" style:font-style-asian="italic" style:font-style-complex="italic"/>
    </style:style>
    <style:style style:name="T1078" style:parent-style-name="Car.predefinitoparagrafo" style:family="text">
      <style:text-properties style:font-name="Georgia"/>
    </style:style>
    <style:style style:name="T1079" style:parent-style-name="Car.predefinitoparagrafo" style:family="text">
      <style:text-properties style:font-name="Georgia" fo:font-weight="bold" style:font-weight-asian="bold" style:font-weight-complex="bold"/>
    </style:style>
    <style:style style:name="T1080" style:parent-style-name="Car.predefinitoparagrafo" style:family="text">
      <style:text-properties style:font-name="Georgia"/>
    </style:style>
    <style:style style:name="T108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82" style:parent-style-name="Car.predefinitoparagrafo" style:family="text">
      <style:text-properties style:font-name="Georgia"/>
    </style:style>
    <style:style style:name="P1083" style:parent-style-name="Standard" style:family="paragraph"/>
    <style:style style:name="T1084" style:parent-style-name="Car.predefinitoparagrafo" style:family="text">
      <style:text-properties style:font-name="Georgia"/>
    </style:style>
    <style:style style:name="T1085" style:parent-style-name="Car.predefinitoparagrafo" style:family="text">
      <style:text-properties style:font-name="Georgia" fo:font-style="italic" style:font-style-asian="italic" style:font-style-complex="italic"/>
    </style:style>
    <style:style style:name="T1086" style:parent-style-name="Car.predefinitoparagrafo" style:family="text">
      <style:text-properties style:font-name="Georgia"/>
    </style:style>
    <style:style style:name="P1087" style:parent-style-name="Standard" style:family="paragraph"/>
    <style:style style:name="T1088" style:parent-style-name="Car.predefinitoparagrafo" style:family="text">
      <style:text-properties style:font-name="Georgia"/>
    </style:style>
    <style:style style:name="T108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90" style:parent-style-name="Car.predefinitoparagrafo" style:family="text">
      <style:text-properties style:font-name="Georgia"/>
    </style:style>
    <style:style style:name="P1091" style:parent-style-name="Titolo2" style:family="paragraph">
      <style:text-properties style:font-name="Georgia"/>
    </style:style>
    <style:style style:name="T1092" style:parent-style-name="Car.predefinitoparagrafo" style:family="text">
      <style:text-properties style:font-name="Georgia"/>
    </style:style>
    <style:style style:name="T1093" style:parent-style-name="Car.predefinitoparagrafo" style:family="text">
      <style:text-properties style:font-name="Georgia"/>
    </style:style>
    <style:style style:name="T109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95" style:parent-style-name="Car.predefinitoparagrafo" style:family="text">
      <style:text-properties style:font-name="Georgia"/>
    </style:style>
    <style:style style:name="T1096" style:parent-style-name="Car.predefinitoparagrafo" style:family="text">
      <style:text-properties style:font-name="Georgia" fo:font-weight="bold" style:font-weight-asian="bold"/>
    </style:style>
    <style:style style:name="T1097" style:parent-style-name="Car.predefinitoparagrafo" style:family="text">
      <style:text-properties style:font-name="Georgia"/>
    </style:style>
    <style:style style:name="T1098" style:parent-style-name="Car.predefinitoparagrafo" style:family="text">
      <style:text-properties style:font-name="Georgia" fo:font-weight="bold" style:font-weight-asian="bold"/>
    </style:style>
    <style:style style:name="P1099" style:parent-style-name="Standard" style:family="paragraph"/>
    <style:style style:name="T1100" style:parent-style-name="Car.predefinitoparagrafo" style:family="text">
      <style:text-properties style:font-name="Georgia"/>
    </style:style>
    <style:style style:name="T110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02" style:parent-style-name="Car.predefinitoparagrafo" style:family="text">
      <style:text-properties style:font-name="Georgia"/>
    </style:style>
    <style:style style:name="P1103" style:parent-style-name="Titolo2" style:family="paragraph">
      <style:text-properties style:font-name="Georgia"/>
    </style:style>
    <style:style style:name="T1104" style:parent-style-name="Car.predefinitoparagrafo" style:family="text">
      <style:text-properties style:font-name="Georgia"/>
    </style:style>
    <style:style style:name="T110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06" style:parent-style-name="Car.predefinitoparagrafo" style:family="text">
      <style:text-properties style:font-name="Georgia"/>
    </style:style>
    <style:style style:name="T1107" style:parent-style-name="Car.predefinitoparagrafo" style:family="text">
      <style:text-properties style:font-name="Georgia" fo:font-weight="bold" style:font-weight-asian="bold"/>
    </style:style>
    <style:style style:name="T1108" style:parent-style-name="Car.predefinitoparagrafo" style:family="text">
      <style:text-properties style:font-name="Georgia"/>
    </style:style>
    <style:style style:name="P1109" style:parent-style-name="Standard" style:family="paragraph">
      <style:text-properties style:font-name="Georgia" fo:font-weight="bold" style:font-weight-asian="bold"/>
    </style:style>
    <style:style style:name="P1110" style:parent-style-name="Standard" style:family="paragraph"/>
    <style:style style:name="T1111" style:parent-style-name="Car.predefinitoparagrafo" style:family="text">
      <style:text-properties style:font-name="Georgia"/>
    </style:style>
    <style:style style:name="T111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13" style:parent-style-name="Car.predefinitoparagrafo" style:family="text">
      <style:text-properties style:font-name="Georgia"/>
    </style:style>
  </office:automatic-styles>
  <office:body>
    <office:text text:use-soft-page-breaks="true">
      <text:h text:style-name="P1" text:outline-level="1">Contratti per lo UC “Gestire turni”</text:h>
      <text:p text:style-name="Standard"><text:span text:style-name="T2">Pre-condizione generale:</text:span></text:p>
      <text:list text:style-name="LFO20" text:continue-numbering="true">
        <text:list-item>
          <text:p text:style-name="P3"><text:span text:style-name="T4">l’attore è identificato con un’istanza<text:s/></text:span><text:span text:style-name="T5">o</text:span><text:span text:style-name="T6"><text:s/>di Organizzatore</text:span></text:p>
        </text:list-item>
        <text:list-item>
          <text:p text:style-name="P7"><text:span text:style-name="T8">esiste un’unica istanza<text:s/></text:span><text:span text:style-name="T9">calendario</text:span><text:span text:style-name="T10"><text:s/>di CalendarioTurni</text:span></text:p>
        </text:list-item>
      </text:list>
      <text:list text:style-name="LFO21" text:continue-numbering="true">
        <text:list-item>
          <text:p text:style-name="P11"><text:span text:style-name="T12">Per ogni istanza<text:s/></text:span><text:span text:style-name="T13">i</text:span><text:span text:style-name="T14"><text:s/>di Turno, GruppoTurni,<text:s/></text:span><text:span text:style-name="T15">RicorrenzaGruppi, RicorrenzaTurni,<text:s/></text:span><text:span text:style-name="T16">calendario</text:span><text:span text:style-name="T17"><text:s/></text:span><text:span text:style-name="T18">contiene</text:span><text:span text:style-name="T19"><text:s/>i</text:span><text:bookmark-start text:name="_vepbl0uvie9a"/><text:bookmark-end text:name="_vepbl0uvie9a"/></text:p>
        </text:list-item>
      </text:list>
      <text:h text:style-name="Titolo2" text:outline-level="2"><text:span text:style-name="T20">1. consultaCalendario()</text:span></text:h>
      <text:p text:style-name="Standard"><text:span text:style-name="T21">Pre-condizioni:</text:span><text:span text:style-name="T22"><text:s/>---</text:span></text:p>
      <text:p text:style-name="Standard"><text:span text:style-name="T23">Post-condizioni:<text:s/></text:span><text:span text:style-name="T24">---</text:span></text:p>
      <text:h text:style-name="P25" text:outline-level="2"/>
      <text:h text:style-name="Titolo2" text:outline-level="2"><text:span text:style-name="T26">2. creaTurnoPreparatorio(</text:span><text:span text:style-name="T27">data</text:span><text:span text:style-name="T28">: data,<text:s/></text:span><text:span text:style-name="T29">oraInizio</text:span><text:span text:style-name="T30">: numero,<text:s/></text:span><text:span text:style-name="T31">oraFine</text:span><text:span text:style-name="T32">: numero,<text:s/></text:span><text:span text:style-name="T33">sede</text:span><text:span text:style-name="T34">?: SedeCucina)</text:span></text:h>
      <text:p text:style-name="Standard"><text:span text:style-name="T35">Pre-condizioni:<text:s/></text:span></text:p>
      <text:list text:style-name="LFO20" text:continue-numbering="true">
        <text:list-item>
          <text:p text:style-name="P36"><text:span text:style-name="T37">esiste un’unica istanza<text:s/></text:span><text:span text:style-name="T38">cat</text:span><text:span text:style-name="T39"><text:s text:c="2"/>di CatalogoSedi</text:span></text:p>
        </text:list-item>
        <text:list-item>
          <text:p text:style-name="P40"><text:span text:style-name="T41">esiste un’istanza<text:s/></text:span><text:span text:style-name="T42">sedePrinc</text:span><text:span text:style-name="T43"><text:s/>di SedeCucina tale che<text:s/></text:span><text:span text:style-name="T44">cat</text:span><text:span text:style-name="T45"><text:s/></text:span><text:span text:style-name="T46">contiene</text:span><text:span text:style-name="T47"><text:s/></text:span><text:span text:style-name="T48">s</text:span><text:span text:style-name="T49"><text:s/>e<text:s/></text:span><text:span text:style-name="T50">sedePrinc</text:span><text:span text:style-name="T51"><text:s/></text:span><text:span text:style-name="T52">è sede principale di</text:span><text:span text:style-name="T53"><text:s/></text:span><text:span text:style-name="T54">cat</text:span></text:p>
        </text:list-item>
        <text:list-item>
          <text:p text:style-name="P55"><text:span text:style-name="T56">[</text:span><text:span text:style-name="T57">se<text:s/></text:span><text:span text:style-name="T58">sede</text:span><text:span text:style-name="T59"><text:s/>è definito</text:span><text:span text:style-name="T60">]</text:span><text:span text:style-name="T61"><text:s/></text:span><text:span text:style-name="T62">cat</text:span><text:span text:style-name="T63"><text:s/></text:span><text:span text:style-name="T64">contiene</text:span><text:span text:style-name="T65"><text:s/></text:span><text:span text:style-name="T66">sede</text:span></text:p>
        </text:list-item>
      </text:list>
      <text:p text:style-name="Standard"/>
      <text:p text:style-name="P67">Post-condizioni:</text:p>
      <text:list text:style-name="LFO20" text:continue-numbering="true">
        <text:list-item>
          <text:p text:style-name="P68"><text:span text:style-name="T69">Se<text:s/></text:span><text:span text:style-name="T70">data</text:span><text:span text:style-name="T71"><text:s/>non è nel passato e<text:s/></text:span><text:span text:style-name="T72">oraInizio</text:span><text:span text:style-name="T73"><text:s/>è antecedente a<text:s/></text:span><text:span text:style-name="T74">oraFine:</text:span></text:p>
          <text:list text:continue-numbering="true">
            <text:list-item>
              <text:p text:style-name="P75"><text:span text:style-name="T76">Se<text:s/></text:span><text:span text:style-name="T77">sede</text:span><text:span text:style-name="T78"><text:s/>è definito e non esiste<text:s/></text:span><text:span text:style-name="T79">un’istanza<text:s/></text:span><text:span text:style-name="T80">t2</text:span><text:span text:style-name="T81"><text:s/>di TurnoPreparatorio tale che<text:s/></text:span><text:span text:style-name="T82">calendario</text:span><text:span text:style-name="T83"><text:s/></text:span><text:span text:style-name="T84">contiene</text:span><text:span text:style-name="T85"><text:s/></text:span><text:span text:style-name="T86">t2</text:span><text:span text:style-name="T87">,<text:s/></text:span><text:span text:style-name="T88">t2</text:span><text:span text:style-name="T89"><text:s/></text:span><text:span text:style-name="T90">è svolto presso</text:span><text:span text:style-name="T91"><text:s/></text:span><text:span text:style-name="T92">sede</text:span><text:span text:style-name="T93"><text:s/>e<text:s/></text:span><text:span text:style-name="T94">t2.oraFine</text:span><text:span text:style-name="T95"><text:s/>precede<text:s/></text:span><text:span text:style-name="T96">oraInizio</text:span><text:span text:style-name="T97"><text:s/></text:span><text:span text:style-name="T98">oppure</text:span><text:span text:style-name="T99"><text:s/></text:span><text:span text:style-name="T100">oraFine</text:span><text:span text:style-name="T101"><text:s/>precede<text:s/></text:span><text:span text:style-name="T102">t2.oraInizio</text:span><text:span text:style-name="T103">:</text:span></text:p>
              <text:list text:continue-numbering="true">
                <text:list-item>
                  <text:p text:style-name="P104"><text:span text:style-name="T105">è stata creata un’istanza<text:s/></text:span><text:span text:style-name="T106">t</text:span><text:span text:style-name="T107"><text:s/>di TurnoPreparatorio</text:span></text:p>
                </text:list-item>
                <text:list-item>
                  <text:p text:style-name="P108"><text:span text:style-name="T109">t.data</text:span><text:span text:style-name="T110"><text:s/>=<text:s/></text:span><text:span text:style-name="T111">data</text:span></text:p>
                </text:list-item>
                <text:list-item>
                  <text:p text:style-name="P112"><text:span text:style-name="T113">t.oraInizio</text:span><text:span text:style-name="T114"><text:s/>=<text:s/></text:span><text:span text:style-name="T115">oraInizio</text:span></text:p>
                </text:list-item>
                <text:list-item>
                  <text:p text:style-name="P116"><text:span text:style-name="T117">t.oraFine</text:span><text:span text:style-name="T118"><text:s/>=<text:s/></text:span><text:span text:style-name="T119">oraFine</text:span></text:p>
                </text:list-item>
                <text:list-item>
                  <text:p text:style-name="P120"><text:span text:style-name="T121">t.completo</text:span><text:span text:style-name="T122"><text:s/>= no</text:span></text:p>
                </text:list-item>
                <text:list-item>
                  <text:p text:style-name="P123"><text:span text:style-name="T124">t<text:s/></text:span><text:span text:style-name="T125">è svo</text:span><text:span text:style-name="T126">lto presso</text:span><text:span text:style-name="T127"><text:s/></text:span><text:span text:style-name="T128">sede</text:span></text:p>
                </text:list-item>
                <text:list-item>
                  <text:p text:style-name="P129"><text:span text:style-name="T130">calendario<text:s/></text:span><text:span text:style-name="T131">contiene</text:span><text:span text:style-name="T132"><text:s/>t</text:span></text:p>
                </text:list-item>
              </text:list>
            </text:list-item>
          </text:list>
        </text:list-item>
      </text:list>
      <text:p text:style-name="P133"/>
      <text:list text:style-name="LFO20" text:continue-numbering="true">
        <text:list-item>
          <text:list>
            <text:list-item>
              <text:p text:style-name="P134"><text:span text:style-name="T135">Se<text:s/></text:span><text:span text:style-name="T136">sede</text:span><text:span text:style-name="T137"><text:s/>non è definito e non esiste un’istanza<text:s/></text:span><text:span text:style-name="T138">t2</text:span><text:span text:style-name="T139"><text:s/>di TurnoPreparatorio tale che<text:s/></text:span><text:span text:style-name="T140">calendario</text:span><text:span text:style-name="T141"><text:s/></text:span><text:span text:style-name="T142">contiene</text:span><text:span text:style-name="T143"><text:s/></text:span><text:span text:style-name="T144">t2</text:span><text:span text:style-name="T145">,<text:s/></text:span><text:span text:style-name="T146">t2</text:span><text:span text:style-name="T147"><text:s/></text:span><text:span text:style-name="T148">è svolto presso</text:span><text:span text:style-name="T149"><text:s/></text:span><text:span text:style-name="T150">sedePrinc</text:span><text:span text:style-name="T151"><text:s/>e<text:s/></text:span><text:span text:style-name="T152">t2.oraFine</text:span><text:span text:style-name="T153"><text:s/>precede<text:s/></text:span><text:span text:style-name="T154">t.oraInizio</text:span><text:span text:style-name="T155">:</text:span></text:p>
              <text:list text:continue-numbering="true">
                <text:list-item>
                  <text:p text:style-name="P156"><text:span text:style-name="T157">è stata creata un’istanza<text:s/></text:span><text:span text:style-name="T158">t</text:span><text:span text:style-name="T159"><text:s/>di<text:s/></text:span><text:span text:style-name="T160">TurnoPreparatorio</text:span></text:p>
                </text:list-item>
                <text:list-item>
                  <text:p text:style-name="P161"><text:span text:style-name="T162">t.data</text:span><text:span text:style-name="T163"><text:s/>=<text:s/></text:span><text:span text:style-name="T164">data</text:span></text:p>
                </text:list-item>
                <text:list-item>
                  <text:p text:style-name="P165"><text:span text:style-name="T166">t.oraInizio</text:span><text:span text:style-name="T167"><text:s/>=<text:s/></text:span><text:span text:style-name="T168">oraInizio</text:span></text:p>
                </text:list-item>
                <text:list-item>
                  <text:p text:style-name="P169"><text:span text:style-name="T170">t.oraFine</text:span><text:span text:style-name="T171"><text:s/>=<text:s/></text:span><text:span text:style-name="T172">oraFine</text:span></text:p>
                </text:list-item>
                <text:list-item>
                  <text:p text:style-name="P173"><text:span text:style-name="T174">t.completo</text:span><text:span text:style-name="T175"><text:s/>= no</text:span></text:p>
                </text:list-item>
                <text:list-item>
                  <text:p text:style-name="P176"><text:span text:style-name="T177">t<text:s/></text:span><text:span text:style-name="T178">è svolto presso</text:span><text:span text:style-name="T179"><text:s/></text:span><text:span text:style-name="T180">sedePrinc</text:span></text:p>
                </text:list-item>
                <text:list-item>
                  <text:p text:style-name="P181"><text:span text:style-name="T182">calendario<text:s/></text:span><text:span text:style-name="T183">contiene</text:span><text:span text:style-name="T184"><text:s/>t</text:span></text:p>
                </text:list-item>
              </text:list>
            </text:list-item>
          </text:list>
        </text:list-item>
      </text:list>
      <text:soft-page-break/>
      <text:h text:style-name="Titolo2" text:outline-level="2"><text:span text:style-name="T185">2a.1. consultaListaEventi()</text:span></text:h>
      <text:p text:style-name="Standard"><text:span text:style-name="T186">Pre-condizioni:</text:span><text:span text:style-name="T187"><text:s/>---</text:span></text:p>
      <text:p text:style-name="Standard"><text:span text:style-name="T188">Post-condizioni:<text:s/></text:span><text:span text:style-name="T189">---</text:span></text:p>
      <text:h text:style-name="P190" text:outline-level="2"/>
      <text:h text:style-name="Titolo2" text:outline-level="2"><text:span text:style-name="T191">2a.2. creaTurnoServizio(</text:span><text:span text:style-name="T192">data</text:span><text:span text:style-name="T193">: data,<text:s/></text:span><text:span text:style-name="T194">oraInizio</text:span><text:span text:style-name="T195">: numero,<text:s/></text:span><text:span text:style-name="T196">oraFine</text:span><text:span text:style-name="T197">: numero,<text:s/></text:span><text:span text:style-name="T198">evento</text:span><text:span text:style-name="T199">: Evento)</text:span></text:h>
      <text:p text:style-name="Standard"><text:span text:style-name="T200">Pre-condizioni:</text:span><text:span text:style-name="T201"><text:s/>---</text:span></text:p>
      <text:p text:style-name="P202">Post-condizioni:</text:p>
      <text:list text:style-name="LFO20" text:continue-numbering="true">
        <text:list-item>
          <text:p text:style-name="P203"><text:span text:style-name="T204">Se<text:s/></text:span><text:span text:style-name="T205">data</text:span><text:span text:style-name="T206"><text:s/>non è nel passato e<text:s/></text:span><text:span text:style-name="T207">oraInizio</text:span><text:span text:style-name="T208"><text:s/>è antecedente a<text:s/></text:span><text:span text:style-name="T209">oraFine</text:span><text:span text:style-name="T210">:</text:span></text:p>
          <text:list text:continue-numbering="true">
            <text:list-item>
              <text:p text:style-name="P211"><text:span text:style-name="T212">è stata creata un’istanza<text:s/></text:span><text:span text:style-name="T213">t</text:span><text:span text:style-name="T214"><text:s/>di TurnoServizio</text:span></text:p>
            </text:list-item>
            <text:list-item>
              <text:p text:style-name="P215"><text:span text:style-name="T216">t.data</text:span><text:span text:style-name="T217"><text:s/>=<text:s/></text:span><text:span text:style-name="T218">data</text:span></text:p>
            </text:list-item>
            <text:list-item>
              <text:p text:style-name="P219"><text:span text:style-name="T220">t.oraInizio</text:span><text:span text:style-name="T221"><text:s/>=<text:s/></text:span><text:span text:style-name="T222">oraInizio</text:span></text:p>
            </text:list-item>
            <text:list-item>
              <text:p text:style-name="P223"><text:span text:style-name="T224">t.oraFine</text:span><text:span text:style-name="T225"><text:s/>=<text:s/></text:span><text:span text:style-name="T226">oraFine</text:span></text:p>
            </text:list-item>
            <text:list-item>
              <text:p text:style-name="P227"><text:span text:style-name="T228">t.completo</text:span><text:span text:style-name="T229"><text:s/>= no</text:span></text:p>
            </text:list-item>
            <text:list-item>
              <text:p text:style-name="P230"><text:span text:style-name="T231">t</text:span><text:span text:style-name="T232"><text:s/></text:span><text:span text:style-name="T233">è riferito a</text:span><text:span text:style-name="T234"><text:s/></text:span><text:span text:style-name="T235">evento</text:span></text:p>
            </text:list-item>
            <text:list-item>
              <text:p text:style-name="P236"><text:span text:style-name="T237">calendario<text:s/></text:span><text:span text:style-name="T238">contiene</text:span><text:span text:style-name="T239"><text:s/></text:span><text:span text:style-name="T240">t</text:span></text:p>
            </text:list-item>
          </text:list>
        </text:list-item>
      </text:list>
      <text:h text:style-name="P241" text:outline-level="2"/>
      <text:h text:style-name="Titolo2" text:outline-level="2"><text:span text:style-name="T242">2a.2a.1. precompilaTurniServizio(</text:span><text:span text:style-name="T243">evento</text:span><text:span text:style-name="T244">: Evento)</text:span></text:h>
      <text:p text:style-name="Standard"><text:span text:style-name="T245">Pre-condizioni:</text:span><text:span text:style-name="T246"><text:s/></text:span></text:p>
      <text:list text:style-name="LFO20" text:continue-numbering="true">
        <text:list-item>
          <text:p text:style-name="P247"><text:span text:style-name="T248">evento</text:span><text:span text:style-name="T249"><text:s/>non è nel passato</text:span></text:p>
        </text:list-item>
        <text:list-item>
          <text:p text:style-name="P250"><text:span text:style-name="T251">Per ogni Servizio<text:s/></text:span><text:span text:style-name="T252">s</text:span><text:span text:style-name="T253"><text:s/>tale che<text:s/></text:span><text:span text:style-name="T254">evento</text:span><text:span text:style-name="T255"><text:s/></text:span><text:span text:style-name="T256">contiene</text:span><text:span text:style-name="T257"><text:s/></text:span><text:span text:style-name="T258">s</text:span><text:span text:style-name="T259">, non esiste alcun TurnoServizio<text:s/></text:span><text:span text:style-name="T260">ts</text:span><text:span text:style-name="T261"><text:s/>tale che<text:s/></text:span><text:span text:style-name="T262">ts</text:span><text:span text:style-name="T263"><text:s/></text:span><text:span text:style-name="T264">è</text:span><text:span text:style-name="T265"><text:s/>riferito a</text:span><text:span text:style-name="T266"><text:s/></text:span><text:span text:style-name="T267">s</text:span></text:p>
        </text:list-item>
      </text:list>
      <text:p text:style-name="P268"/>
      <text:p text:style-name="P269">Post-condizioni:</text:p>
      <text:list text:style-name="LFO20" text:continue-numbering="true">
        <text:list-item>
          <text:p text:style-name="P270"><text:span text:style-name="T271">Per ogni Servizio<text:s/></text:span><text:span text:style-name="T272">ser</text:span><text:span text:style-name="T273"><text:s/>tale che<text:s/></text:span><text:span text:style-name="T274">evento</text:span><text:span text:style-name="T275"><text:s/></text:span><text:span text:style-name="T276">contiene</text:span><text:span text:style-name="T277"><text:s/></text:span><text:span text:style-name="T278">ser</text:span><text:span text:style-name="T279">:</text:span></text:p>
          <text:list text:continue-numbering="true">
            <text:list-item>
              <text:p text:style-name="P280"><text:span text:style-name="T281">è stata creata un’istanza<text:s/></text:span><text:span text:style-name="T282">t</text:span><text:span text:style-name="T283"><text:s/>di TurnoServizio</text:span></text:p>
            </text:list-item>
            <text:list-item>
              <text:p text:style-name="P284"><text:span text:style-name="T285">t.data</text:span><text:span text:style-name="T286"><text:s/>=<text:s/></text:span><text:span text:style-name="T287">ser.data</text:span></text:p>
            </text:list-item>
            <text:list-item>
              <text:p text:style-name="P288"><text:span text:style-name="T289">t.oraInizio = ser.oraInizio</text:span></text:p>
            </text:list-item>
            <text:list-item>
              <text:p text:style-name="P290"><text:span text:style-name="T291">t.oraFine = ser.oraFine</text:span></text:p>
            </text:list-item>
            <text:list-item>
              <text:p text:style-name="P292"><text:span text:style-name="T293">t.completo =<text:s/></text:span><text:span text:style-name="T294">no</text:span></text:p>
            </text:list-item>
            <text:list-item>
              <text:p text:style-name="P295"><text:span text:style-name="T296">t</text:span><text:span text:style-name="T297"><text:s/></text:span><text:span text:style-name="T298">è riferito a</text:span><text:span text:style-name="T299"><text:s/></text:span><text:span text:style-name="T300">ser</text:span></text:p>
            </text:list-item>
            <text:list-item>
              <text:p text:style-name="P301"><text:span text:style-name="T302">calendario<text:s/></text:span><text:span text:style-name="T303">contiene</text:span><text:span text:style-name="T304"><text:s/></text:span><text:span text:style-name="T305">t</text:span></text:p>
            </text:list-item>
          </text:list>
        </text:list-item>
      </text:list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soft-page-break/>
      <text:h text:style-name="Titolo2" text:outline-level="2"><text:span text:style-name="T315">3. impostaRicorrenza(</text:span><text:span text:style-name="T316">frequenza</text:span><text:span text:style-name="T317">,<text:s/></text:span><text:span text:style-name="T318">dataInizio</text:span><text:span text:style-name="T319">: data,<text:s/></text:span><text:span text:style-name="T320">dataFine</text:span><text:span text:style-name="T321">: data)</text:span></text:h>
      <text:p text:style-name="P322">Pre-condizioni:</text:p>
      <text:list text:style-name="LFO22" text:continue-numbering="true">
        <text:list-item>
          <text:p text:style-name="P323"><text:span text:style-name="T324">è in corso la definizione di un Turno<text:s/></text:span><text:span text:style-name="T325">t</text:span></text:p>
        </text:list-item>
      </text:list>
      <text:p text:style-name="Standard"/>
      <text:p text:style-name="P326">Post-condizioni:</text:p>
      <text:list text:style-name="LFO22" text:continue-numbering="true">
        <text:list-item>
          <text:p text:style-name="P327"><text:span text:style-name="T328">Se<text:s/></text:span><text:span text:style-name="T329">dataInizio</text:span><text:span text:style-name="T330"><text:s/>è antecedente a<text:s/></text:span><text:span text:style-name="T331">dataFine</text:span><text:span text:style-name="T332">:</text:span></text:p>
          <text:list text:continue-numbering="true">
            <text:list-item>
              <text:p text:style-name="P333"><text:span text:style-name="T334">è stata creata un’istanza<text:s/></text:span><text:span text:style-name="T335">ric</text:span><text:span text:style-name="T336"><text:s/>di RicorrenzaTurni</text:span></text:p>
            </text:list-item>
            <text:list-item>
              <text:p text:style-name="P337"><text:span text:style-name="T338">ric.dataInizio</text:span><text:span text:style-name="T339"><text:s/>=<text:s/></text:span><text:span text:style-name="T340">dataInizio</text:span></text:p>
            </text:list-item>
            <text:list-item>
              <text:p text:style-name="P341"><text:span text:style-name="T342">ric.dataFine</text:span><text:span text:style-name="T343"><text:s/>=<text:s/></text:span><text:span text:style-name="T344">dataFine</text:span></text:p>
            </text:list-item>
            <text:list-item>
              <text:p text:style-name="P345"><text:span text:style-name="T346">ric.oraInizio</text:span><text:span text:style-name="T347"><text:s/>=<text:s/></text:span><text:span text:style-name="T348">t.oraInizio</text:span></text:p>
            </text:list-item>
            <text:list-item>
              <text:p text:style-name="P349"><text:span text:style-name="T350">ric.oraFine</text:span><text:span text:style-name="T351"><text:s/>=<text:s/></text:span><text:span text:style-name="T352">t.oraFine</text:span></text:p>
            </text:list-item>
            <text:list-item>
              <text:p text:style-name="P353"><text:span text:style-name="T354">Per ogni data<text:s/></text:span><text:span text:style-name="T355">data</text:span><text:span text:style-name="T356"><text:s/>compresa tra<text:s/></text:span><text:span text:style-name="T357">dataInizio</text:span><text:span text:style-name="T358"><text:s/>e<text:s/></text:span><text:span text:style-name="T359">dataFine</text:span><text:span text:style-name="T360"><text:s/>e che rispetti<text:s/></text:span><text:span text:style-name="T361">frequenza</text:span><text:span text:style-name="T362">:</text:span></text:p>
              <text:list text:continue-numbering="true">
                <text:list-item>
                  <text:p text:style-name="P363"><text:span text:style-name="T364">Se<text:s/></text:span><text:span text:style-name="T365">t</text:span><text:span text:style-name="T366"><text:s/>è un TurnoPreparatorio e non vengono a crearsi sovrapposizioni di t</text:span><text:span text:style-name="T367">urni preparatori in<text:s/></text:span><text:span text:style-name="T368">data</text:span><text:span text:style-name="T369">, oppure se<text:s/></text:span><text:span text:style-name="T370">t</text:span><text:span text:style-name="T371"><text:s/>è un TurnoServizio:</text:span></text:p>
                  <text:list text:continue-numbering="true">
                    <text:list-item>
                      <text:p text:style-name="P372"><text:span text:style-name="T373">[se<text:s/></text:span><text:span text:style-name="T374">t</text:span><text:span text:style-name="T375"><text:s/>è un TurnoPreparatorio] è stata creata un’istanza<text:s/></text:span><text:span text:style-name="T376">t_i<text:s/></text:span><text:span text:style-name="T377">di TurnoPreparatorio</text:span></text:p>
                    </text:list-item>
                    <text:list-item>
                      <text:p text:style-name="P378"><text:span text:style-name="T379">[se<text:s/></text:span><text:span text:style-name="T380">t</text:span><text:span text:style-name="T381"><text:s/>è un TurnoServizio] è stata creata un’istanza<text:s/></text:span><text:span text:style-name="T382">t_i<text:s/></text:span><text:span text:style-name="T383">di TurnoServizio</text:span></text:p>
                    </text:list-item>
                    <text:list-item>
                      <text:p text:style-name="P384"><text:span text:style-name="T385">t_i.data</text:span><text:span text:style-name="T386"><text:s/>=<text:s/></text:span><text:span text:style-name="T387">data</text:span></text:p>
                    </text:list-item>
                    <text:list-item>
                      <text:p text:style-name="P388"><text:span text:style-name="T389">t_i.oraInizio =<text:s/></text:span><text:span text:style-name="T390">ric.oraInizio</text:span></text:p>
                    </text:list-item>
                    <text:list-item>
                      <text:p text:style-name="P391"><text:span text:style-name="T392">t_i.oraFine = ric.oraFine</text:span></text:p>
                    </text:list-item>
                    <text:list-item>
                      <text:p text:style-name="P393"><text:span text:style-name="T394">t_i.completo =<text:s/></text:span><text:span text:style-name="T395">no</text:span></text:p>
                    </text:list-item>
                    <text:list-item>
                      <text:p text:style-name="P396"><text:span text:style-name="T397">[se<text:s/></text:span><text:span text:style-name="T398">t_i</text:span><text:span text:style-name="T399"><text:s/>è un TurnoPreparatorio]<text:s/></text:span><text:span text:style-name="T400">t_i</text:span><text:span text:style-name="T401"><text:s/></text:span><text:span text:style-name="T402">è svolto presso</text:span><text:span text:style-name="T403"><text:s/>la SedeCucina<text:s/></text:span><text:span text:style-name="T404">sede</text:span><text:span text:style-name="T405"><text:s/>tale che<text:s/></text:span><text:span text:style-name="T406">t</text:span><text:span text:style-name="T407"><text:s/></text:span><text:span text:style-name="T408">è svolto presso</text:span><text:span text:style-name="T409"><text:s/></text:span><text:span text:style-name="T410">sede</text:span></text:p>
                    </text:list-item>
                    <text:list-item>
                      <text:p text:style-name="P411"><text:span text:style-name="T412">[se<text:s/></text:span><text:span text:style-name="T413">t_i</text:span><text:span text:style-name="T414"><text:s/>è un TurnoServizio]<text:s/></text:span><text:span text:style-name="T415">t_i</text:span><text:span text:style-name="T416"><text:s/></text:span><text:span text:style-name="T417">è riferito a</text:span><text:span text:style-name="T418">ll’Evento<text:s/></text:span><text:span text:style-name="T419">e</text:span><text:span text:style-name="T420"><text:s/>tale che<text:s/></text:span><text:span text:style-name="T421">t</text:span><text:span text:style-name="T422"><text:s/></text:span><text:span text:style-name="T423">è riferito a</text:span><text:span text:style-name="T424"><text:s/></text:span><text:span text:style-name="T425">e</text:span></text:p>
                    </text:list-item>
                    <text:list-item>
                      <text:p text:style-name="P426"><text:span text:style-name="T427">calendario<text:s/></text:span><text:span text:style-name="T428">co</text:span><text:span text:style-name="T429">ntiene</text:span><text:span text:style-name="T430"><text:s/></text:span><text:span text:style-name="T431">t_i</text:span></text:p>
                    </text:list-item>
                    <text:list-item>
                      <text:p text:style-name="P432"><text:span text:style-name="T433">t_i<text:s/></text:span><text:span text:style-name="T434">ricorre in<text:s/></text:span><text:span text:style-name="T435">ric</text:span></text:p>
                    </text:list-item>
                  </text:list>
                </text:list-item>
              </text:list>
            </text:list-item>
            <text:list-item>
              <text:p text:style-name="P436"><text:span text:style-name="T437">calendario</text:span><text:span text:style-name="T438"><text:s/></text:span><text:span text:style-name="T439">contiene</text:span><text:span text:style-name="T440"><text:s/></text:span><text:span text:style-name="T441">ric</text:span><text:span text:style-name="T442"><text:s/></text:span></text:p>
            </text:list-item>
          </text:list>
        </text:list-item>
      </text:list>
      <text:h text:style-name="P443" text:outline-level="2"/>
      <text:h text:style-name="Titolo2" text:outline-level="2"><text:span text:style-name="T444">4. impostaDataScadenza(</text:span><text:span text:style-name="T445">data</text:span><text:span text:style-name="T446">: data)</text:span></text:h>
      <text:p text:style-name="P447">Pre-condizioni:</text:p>
      <text:list text:style-name="LFO23" text:continue-numbering="true">
        <text:list-item>
          <text:p text:style-name="P448"><text:span text:style-name="T449">è in corso la definizione di un Turno<text:s/></text:span><text:span text:style-name="T450">t</text:span></text:p>
        </text:list-item>
      </text:list>
      <text:p text:style-name="Standard"/>
      <text:p text:style-name="P451">Post-condizioni:</text:p>
      <text:list text:style-name="LFO23" text:continue-numbering="true">
        <text:list-item>
          <text:p text:style-name="P452"><text:span text:style-name="T453">Se<text:s/></text:span><text:span text:style-name="T454">data</text:span><text:span text:style-name="T455"><text:s/>non è nel passato ed è antecedente a<text:s/></text:span><text:span text:style-name="T456">t.data</text:span><text:span text:style-name="T457">:</text:span></text:p>
          <text:list text:continue-numbering="true">
            <text:list-item>
              <text:p text:style-name="P458"><text:span text:style-name="T459">t.scadenzaModificaDisponibilita</text:span><text:span text:style-name="T460"><text:s/>=<text:s/></text:span><text:span text:style-name="T461">data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Titolo2" text:outline-level="2"><text:span text:style-name="T462">5. creaGruppo(insieme<text:s/></text:span><text:span text:style-name="T463">T</text:span><text:span text:style-name="T464"><text:s/>di Turno)</text:span></text:h>
      <text:p text:style-name="Standard"><text:span text:style-name="T465">Pre-condizioni:</text:span><text:span text:style-name="T466"><text:s/></text:span></text:p>
      <text:list text:style-name="LFO23" text:continue-numbering="true">
        <text:list-item>
          <text:p text:style-name="P467"><text:span text:style-name="T468">Per ogni Turno<text:s/></text:span><text:span text:style-name="T469">t</text:span><text:span text:style-name="T470"><text:s/>in<text:s/></text:span><text:span text:style-name="T471">T</text:span><text:span text:style-name="T472">:</text:span></text:p>
          <text:list text:continue-numbering="true">
            <text:list-item>
              <text:p text:style-name="P473"><text:span text:style-name="T474">non esiste alcun GruppoTurni<text:s/></text:span><text:span text:style-name="T475">g</text:span><text:span text:style-name="T476"><text:s/>tale che<text:s/></text:span><text:span text:style-name="T477">g</text:span><text:span text:style-name="T478"><text:s/>contiene<text:s/></text:span><text:span text:style-name="T479">t</text:span></text:p>
            </text:list-item>
            <text:list-item>
              <text:p text:style-name="P480"><text:span text:style-name="T481">non esiste alcun Cuoco<text:s/></text:span><text:span text:style-name="T482">c</text:span><text:span text:style-name="T483"><text:s/>tale che<text:s/></text:span><text:span text:style-name="T484">c</text:span><text:span text:style-name="T485"><text:s/></text:span><text:span text:style-name="T486">ha indicato disponibilità per</text:span><text:span text:style-name="T487"><text:s/></text:span><text:span text:style-name="T488">t</text:span></text:p>
            </text:list-item>
            <text:list-item>
              <text:p text:style-name="P489"><text:span text:style-name="T490">[se<text:s/></text:span><text:span text:style-name="T491">t</text:span><text:span text:style-name="T492"><text:s/>è un Tu</text:span><text:span text:style-name="T493">rnoServizio] non esiste alcun PersonaleServizio<text:s/></text:span><text:span text:style-name="T494">ps</text:span><text:span text:style-name="T495"><text:s/>tale che<text:s/></text:span><text:span text:style-name="T496">ps</text:span><text:span text:style-name="T497"><text:s/></text:span><text:span text:style-name="T498">ha indicato disponibilità per</text:span><text:span text:style-name="T499"><text:s/></text:span><text:span text:style-name="T500">t</text:span></text:p>
            </text:list-item>
          </text:list>
        </text:list-item>
        <text:list-item>
          <text:p text:style-name="P501"><text:span text:style-name="T502">T</text:span><text:span text:style-name="T503"><text:s/>deve essere composto solamente da turni dello stesso tipo (TurnoPreparatorio oppure TurnoServizio)</text:span></text:p>
        </text:list-item>
      </text:list>
      <text:p text:style-name="Standard"/>
      <text:p text:style-name="P504">Post-condizioni:</text:p>
      <text:list text:style-name="LFO23" text:continue-numbering="true">
        <text:list-item>
          <text:p text:style-name="P505"><text:span text:style-name="T506">è stata creata un’istanza<text:s/></text:span><text:span text:style-name="T507">gruppo<text:s/></text:span><text:span text:style-name="T508">di<text:s/></text:span><text:span text:style-name="T509">GruppoTurni</text:span></text:p>
        </text:list-item>
        <text:list-item>
          <text:p text:style-name="P510"><text:span text:style-name="T511">Per ogni Turno<text:s/></text:span><text:span text:style-name="T512">t</text:span><text:span text:style-name="T513"><text:s/>di<text:s/></text:span><text:span text:style-name="T514">T</text:span><text:span text:style-name="T515">:</text:span></text:p>
          <text:list text:continue-numbering="true">
            <text:list-item>
              <text:p text:style-name="P516"><text:span text:style-name="T517">gruppo</text:span><text:span text:style-name="T518"><text:s/></text:span><text:span text:style-name="T519">contiene</text:span><text:span text:style-name="T520"><text:s/></text:span><text:span text:style-name="T521">t</text:span><text:span text:style-name="T522"><text:s/></text:span></text:p>
            </text:list-item>
          </text:list>
        </text:list-item>
        <text:list-item>
          <text:p text:style-name="P523"><text:span text:style-name="T524">calendario</text:span><text:span text:style-name="T525"><text:s/></text:span><text:span text:style-name="T526">contiene</text:span><text:span text:style-name="T527"><text:s/></text:span><text:span text:style-name="T528">gruppo</text:span><text:span text:style-name="T529"><text:s/></text:span></text:p>
        </text:list-item>
      </text:list>
      <text:h text:style-name="P530" text:outline-level="2"/>
      <text:h text:style-name="Titolo2" text:outline-level="2"><text:span text:style-name="T531">5a.1. creaGruppoRicorrente(lista ordinata<text:s/></text:span><text:span text:style-name="T532">T</text:span><text:span text:style-name="T533"><text:s/>di Turno,<text:s/></text:span><text:span text:style-name="T534">dataFine</text:span><text:span text:style-name="T535">: data)</text:span></text:h>
      <text:p text:style-name="Standard"><text:span text:style-name="T536">Pre-condizioni:</text:span><text:span text:style-name="T537"><text:s/></text:span></text:p>
      <text:list text:style-name="LFO23" text:continue-numbering="true">
        <text:list-item>
          <text:p text:style-name="P538"><text:span text:style-name="T539">Per ogni Turno<text:s/></text:span><text:span text:style-name="T540">t</text:span><text:span text:style-name="T541"><text:s/>in<text:s/></text:span><text:span text:style-name="T542">T</text:span><text:span text:style-name="T543">, esiste una RicorrenzaTurni<text:s/></text:span><text:span text:style-name="T544">ric</text:span><text:span text:style-name="T545"><text:s/>tale che<text:s/></text:span><text:span text:style-name="T546">t</text:span><text:span text:style-name="T547"><text:s/></text:span><text:span text:style-name="T548">ricorre in</text:span><text:span text:style-name="T549"><text:s/></text:span><text:span text:style-name="T550">ric</text:span></text:p>
        </text:list-item>
        <text:list-item>
          <text:p text:style-name="P551"><text:span text:style-name="T552">T</text:span><text:span text:style-name="T553"><text:s/>deve</text:span><text:span text:style-name="T554"><text:s/>essere composto solamente da turni dello stesso tipo (TurnoPreparatorio oppure TurnoServizio)</text:span></text:p>
        </text:list-item>
      </text:list>
      <text:p text:style-name="P555"/>
      <text:p text:style-name="P556">Post-condizioni:</text:p>
      <text:list text:style-name="LFO23" text:continue-numbering="true">
        <text:list-item>
          <text:p text:style-name="P557"><text:span text:style-name="T558">Se<text:s/></text:span><text:span text:style-name="T559">dataFine</text:span><text:span text:style-name="T560"><text:s/>non è nel passato, per ogni Turno<text:s/></text:span><text:span text:style-name="T561">t</text:span><text:span text:style-name="T562"><text:s/>in<text:s/></text:span><text:span text:style-name="T563">T</text:span><text:span text:style-name="T564"><text:s/></text:span><text:span text:style-name="T565">t.data</text:span><text:span text:style-name="T566"><text:s/>non è nel passato e la RicorrenzaTurni<text:s/></text:span><text:span text:style-name="T567">ric</text:span><text:span text:style-name="T568"><text:s/>tale che<text:s/></text:span><text:span text:style-name="T569">t</text:span><text:span text:style-name="T570"><text:s/></text:span><text:span text:style-name="T571">ricorre in</text:span><text:span text:style-name="T572"><text:s/></text:span><text:span text:style-name="T573">ric</text:span><text:span text:style-name="T574"><text:s/>ha che<text:s/></text:span><text:span text:style-name="T575">ric.dataFine</text:span><text:span text:style-name="T576"><text:s/>è successiva a<text:s/></text:span><text:span text:style-name="T577">dataFine</text:span><text:span text:style-name="T578">:</text:span></text:p>
          <text:list text:continue-numbering="true">
            <text:list-item>
              <text:p text:style-name="P579"><text:span text:style-name="T580">è stata creata un’istanza<text:s/></text:span><text:span text:style-name="T581">ricGruppi</text:span><text:span text:style-name="T582"><text:s/>di RicorrenzaGruppi</text:span></text:p>
            </text:list-item>
            <text:list-item>
              <text:p text:style-name="P583"><text:span text:style-name="T584">ricGruppi.dataInizio</text:span><text:span text:style-name="T585"><text:s/>=<text:s/></text:span><text:span text:style-name="T586">t_0.dataInizio</text:span><text:span text:style-name="T587"><text:s/>(dove<text:s/></text:span><text:span text:style-name="T588">t_0</text:span><text:span text:style-name="T589"><text:s/>è il primo elemento della lista<text:s/></text:span><text:span text:style-name="T590">T</text:span><text:span text:style-name="T591">)</text:span></text:p>
            </text:list-item>
            <text:list-item>
              <text:p text:style-name="P592"><text:span text:style-name="T593">ricGruppi.dataFine</text:span><text:span text:style-name="T594"><text:s/>=<text:s/></text:span><text:span text:style-name="T595">dataFine</text:span></text:p>
            </text:list-item>
            <text:list-item>
              <text:p text:style-name="P596"><text:span text:style-name="T597">Per ogni lista</text:span><text:span text:style-name="T598"><text:s/>T_i<text:s/></text:span><text:span text:style-name="T599">di Turno che contiene una rico</text:span><text:span text:style-name="T600">rrenza uguale o successiva di ciascun turno di</text:span><text:span text:style-name="T601"><text:s/></text:span><text:span text:style-name="T602">T</text:span><text:span text:style-name="T603">, tali per cui ciascun Turno<text:s/></text:span><text:span text:style-name="T604">t_i</text:span><text:span text:style-name="T605"><text:s/>contenuto in<text:s/></text:span><text:span text:style-name="T606">T_i</text:span><text:span text:style-name="T607"><text:s/></text:span><text:span text:style-name="T608">t_i.data</text:span><text:span text:style-name="T609"><text:s/>non è successiva a<text:s/></text:span><text:span text:style-name="T610">dataFine</text:span><text:span text:style-name="T611">:</text:span></text:p>
              <text:list text:continue-numbering="true">
                <text:list-item>
                  <text:p text:style-name="P612"><text:span text:style-name="T613">è stata creata un’istanza<text:s/></text:span><text:span text:style-name="T614">gr</text:span><text:span text:style-name="T615"><text:s/>di GruppoTurni</text:span></text:p>
                </text:list-item>
                <text:list-item>
                  <text:p text:style-name="P616"><text:span text:style-name="T617">Per ogni Turno<text:s/></text:span><text:span text:style-name="T618">t_i<text:s/></text:span><text:span text:style-name="T619">contenuto</text:span><text:span text:style-name="T620"><text:s/></text:span><text:span text:style-name="T621">in</text:span><text:span text:style-name="T622"><text:s/>T_i</text:span><text:span text:style-name="T623">:</text:span></text:p>
                  <text:list text:continue-numbering="true">
                    <text:list-item>
                      <text:p text:style-name="P624"><text:span text:style-name="T625">gr</text:span><text:span text:style-name="T626"><text:s/></text:span><text:span text:style-name="T627">contiene</text:span><text:span text:style-name="T628"><text:s/>t_i</text:span></text:p>
                    </text:list-item>
                  </text:list>
                </text:list-item>
                <text:list-item>
                  <text:p text:style-name="P629"><text:span text:style-name="T630">calendario<text:s/></text:span><text:span text:style-name="T631">contiene</text:span><text:span text:style-name="T632"><text:s/>gr</text:span></text:p>
                </text:list-item>
              </text:list>
            </text:list-item>
            <text:list-item>
              <text:p text:style-name="P633"><text:span text:style-name="T634">calendario<text:s/></text:span><text:span text:style-name="T635">contiene</text:span><text:span text:style-name="T636"><text:s/>ricGruppi</text:span></text:p>
            </text:list-item>
          </text:list>
        </text:list-item>
      </text:list>
      <text:p text:style-name="P637"/>
      <text:p text:style-name="P638"/>
      <text:soft-page-break/>
      <text:h text:style-name="P639" text:outline-level="2"><text:span text:style-name="T640">6. modificaTurnoPreparatorio(</text:span><text:span text:style-name="T641">turnoP</text:span><text:span text:style-name="T642">: TurnoPreparatorio,<text:s/></text:span><text:span text:style-name="T643">data?</text:span><text:span text:style-name="T644">: data,<text:s/></text:span><text:span text:style-name="T645">oraInizio?</text:span><text:span text:style-name="T646">: numero,<text:s/></text:span><text:span text:style-name="T647">oraFine?</text:span><text:span text:style-name="T648">: numero,<text:s/></text:span><text:span text:style-name="T649">sede?</text:span><text:span text:style-name="T650">: SedeCucina,<text:s/></text:span><text:span text:style-name="T651">dataScadenzaDisponibilita?</text:span><text:span text:style-name="T652">: data)</text:span></text:h>
      <text:p text:style-name="P653">Pre-condizioni:</text:p>
      <text:list text:style-name="LFO23" text:continue-numbering="true">
        <text:list-item>
          <text:p text:style-name="P654"><text:span text:style-name="T655">Non esiste alcun Cuoco<text:s/></text:span><text:span text:style-name="T656">c</text:span><text:span text:style-name="T657"><text:s/>tale che<text:s/></text:span><text:span text:style-name="T658">c</text:span><text:span text:style-name="T659"><text:s/></text:span><text:span text:style-name="T660">lavora in</text:span><text:span text:style-name="T661"><text:s/></text:span><text:span text:style-name="T662">turnoP</text:span></text:p>
        </text:list-item>
        <text:list-item>
          <text:p text:style-name="P663"><text:span text:style-name="T664">[se<text:s/></text:span><text:span text:style-name="T665">oraInizio</text:span><text:span text:style-name="T666"><text:s/>è definito]<text:s/></text:span><text:span text:style-name="T667">oraFine</text:span><text:span text:style-name="T668"><text:s/>è definito</text:span></text:p>
        </text:list-item>
        <text:list-item>
          <text:p text:style-name="P669"><text:span text:style-name="T670">[se<text:s/></text:span><text:span text:style-name="T671">oraFine</text:span><text:span text:style-name="T672"><text:s/>è definito]<text:s/></text:span><text:span text:style-name="T673">oraInizio</text:span><text:span text:style-name="T674"><text:s/>è definito</text:span></text:p>
        </text:list-item>
      </text:list>
      <text:p text:style-name="P675"/>
      <text:p text:style-name="P676">Post-condizioni:</text:p>
      <text:list text:style-name="LFO23" text:continue-numbering="true">
        <text:list-item>
          <text:p text:style-name="P677"><text:span text:style-name="T678">Se non esiste alcun Cuoco<text:s/></text:span><text:span text:style-name="T679">c2</text:span><text:span text:style-name="T680"><text:s/>tale che<text:s/></text:span><text:span text:style-name="T681">c2</text:span><text:span text:style-name="T682"><text:s/></text:span><text:span text:style-name="T683">ha indicato disponibilità per</text:span><text:span text:style-name="T684"><text:s/></text:span><text:span text:style-name="T685">turnoP</text:span><text:span text:style-name="T686">, e le modifiche sono tali che non esistano un<text:s/></text:span><text:span text:style-name="T687">TurnoPreparatorio<text:s/></text:span><text:span text:style-name="T688">t2</text:span><text:span text:style-name="T689"><text:s/>e una SedeCucina<text:s/></text:span><text:span text:style-name="T690">s2</text:span><text:span text:style-name="T691"><text:s/>tali che<text:s/></text:span><text:span text:style-name="T692">t2</text:span><text:span text:style-name="T693"><text:s/></text:span><text:span text:style-name="T694">è svolto presso</text:span><text:span text:style-name="T695"><text:s/></text:span><text:span text:style-name="T696">s2</text:span><text:span text:style-name="T697">,<text:s/></text:span><text:span text:style-name="T698">turnoP</text:span><text:span text:style-name="T699"><text:s/></text:span><text:span text:style-name="T700">è svolto presso</text:span><text:span text:style-name="T701"><text:s/></text:span><text:span text:style-name="T702">s2</text:span><text:span text:style-name="T703">,<text:s/></text:span><text:span text:style-name="T704">t2.data</text:span><text:span text:style-name="T705"><text:s/>sia uguale a<text:s/></text:span><text:span text:style-name="T706">turnoP.data</text:span><text:span text:style-name="T707"><text:s/>e<text:s/></text:span><text:span text:style-name="T708">t2.oraFine</text:span><text:span text:style-name="T709"><text:s/>sia successivo a<text:s/></text:span><text:span text:style-name="T710">turnoP.oraInizio</text:span><text:span text:style-name="T711"><text:s/>(cioè tali da non creare una sovrapposizione di turni<text:s/></text:span><text:span text:style-name="T712">preparatori):</text:span></text:p>
          <text:list text:continue-numbering="true">
            <text:list-item>
              <text:p text:style-name="P713"><text:span text:style-name="T714">[se<text:s/></text:span><text:span text:style-name="T715">data</text:span><text:span text:style-name="T716"><text:s/>è definito e<text:s/></text:span><text:span text:style-name="T717">data</text:span><text:span text:style-name="T718"><text:s/>non è nel passato]<text:s/></text:span><text:span text:style-name="T719">turnoP.data</text:span><text:span text:style-name="T720"><text:s/>=<text:s/></text:span><text:span text:style-name="T721">data</text:span></text:p>
            </text:list-item>
            <text:list-item>
              <text:p text:style-name="P722"><text:span text:style-name="T723">[se<text:s/></text:span><text:span text:style-name="T724">oraInizio</text:span><text:span text:style-name="T725"><text:s/>e<text:s/></text:span><text:span text:style-name="T726">oraFine</text:span><text:span text:style-name="T727"><text:s/>sono definiti e<text:s/></text:span><text:span text:style-name="T728">oraInizio</text:span><text:span text:style-name="T729"><text:s/>&lt;<text:s/></text:span><text:span text:style-name="T730">oraFine</text:span><text:span text:style-name="T731">]:</text:span></text:p>
              <text:list text:continue-numbering="true">
                <text:list-item>
                  <text:p text:style-name="P732"><text:span text:style-name="T733">turnoP.oraInizio</text:span><text:span text:style-name="T734"><text:s/>=<text:s/></text:span><text:span text:style-name="T735">oraInizio</text:span></text:p>
                </text:list-item>
                <text:list-item>
                  <text:p text:style-name="P736"><text:span text:style-name="T737">turnoP.oraFine</text:span><text:span text:style-name="T738"><text:s/>=<text:s/></text:span><text:span text:style-name="T739">oraFine</text:span></text:p>
                </text:list-item>
              </text:list>
            </text:list-item>
            <text:list-item>
              <text:p text:style-name="P740"><text:span text:style-name="T741">[se<text:s/></text:span><text:span text:style-name="T742">sede</text:span><text:span text:style-name="T743"><text:s/>è definito ed esiste una SedeCucina<text:s/></text:span><text:span text:style-name="T744">sc</text:span><text:span text:style-name="T745"><text:s/>tale che<text:s/></text:span><text:span text:style-name="T746">turn</text:span><text:span text:style-name="T747">oP</text:span><text:span text:style-name="T748"><text:s/></text:span><text:span text:style-name="T749">è svolto presso</text:span><text:span text:style-name="T750"><text:s/></text:span><text:span text:style-name="T751">sc</text:span><text:span text:style-name="T752">]:</text:span></text:p>
              <text:list text:continue-numbering="true">
                <text:list-item>
                  <text:p text:style-name="P753"><text:span text:style-name="T754">l’associazione<text:s/></text:span><text:span text:style-name="T755">svolto presso<text:s/></text:span><text:span text:style-name="T756">tra<text:s/></text:span><text:span text:style-name="T757">turnoP</text:span><text:span text:style-name="T758"><text:s/>e<text:s/></text:span><text:span text:style-name="T759">sc</text:span><text:span text:style-name="T760"><text:s/>è eliminata</text:span></text:p>
                </text:list-item>
                <text:list-item>
                  <text:p text:style-name="P761"><text:span text:style-name="T762">turnoP</text:span><text:span text:style-name="T763"><text:s/></text:span><text:span text:style-name="T764">è svolto presso</text:span><text:span text:style-name="T765"><text:s/></text:span><text:span text:style-name="T766">sede</text:span></text:p>
                </text:list-item>
              </text:list>
            </text:list-item>
            <text:list-item>
              <text:p text:style-name="P767"><text:span text:style-name="T768">[se<text:s/></text:span><text:span text:style-name="T769">dataScadenzaDisponibilita</text:span><text:span text:style-name="T770"><text:s/>è definito e<text:s/></text:span><text:span text:style-name="T771">dataScadenzaDisponibilita</text:span><text:span text:style-name="T772"><text:s/>non è nel passato</text:span><text:span text:style-name="T773">]:<text:s/></text:span><text:span text:style-name="T774">turnoP.scadenzaModificaDisponibilita</text:span><text:span text:style-name="T775"><text:s/>=<text:s/></text:span><text:span text:style-name="T776">dataScadenzaDisponi</text:span><text:span text:style-name="T777">bilita</text:span></text:p>
            </text:list-item>
            <text:list-item>
              <text:p text:style-name="P778"><text:span text:style-name="T779">[se esiste una RicorrenzaTurni<text:s/></text:span><text:span text:style-name="T780">ric</text:span><text:span text:style-name="T781"><text:s/>tale che<text:s/></text:span><text:span text:style-name="T782">turnoP</text:span><text:span text:style-name="T783"><text:s/></text:span><text:span text:style-name="T784">ricorre in</text:span><text:span text:style-name="T785"><text:s/></text:span><text:span text:style-name="T786">ric</text:span><text:span text:style-name="T787">] l’istanza<text:s/></text:span><text:span text:style-name="T788">ric</text:span><text:span text:style-name="T789"><text:s/>viene eliminata</text:span></text:p>
            </text:list-item>
          </text:list>
        </text:list-item>
      </text:list>
      <text:h text:style-name="P790" text:outline-level="2"/>
      <text:h text:style-name="Titolo2" text:outline-level="2"><text:span text:style-name="T791">6a.1. modificaTurnoServizio(</text:span><text:span text:style-name="T792">turnoS</text:span><text:span text:style-name="T793">: TurnoServizio,<text:s/></text:span><text:span text:style-name="T794">tempoAggiuntivoPrima?</text:span><text:span text:style-name="T795">: numero,<text:s/></text:span><text:span text:style-name="T796">tempoAggiuntivoDopo?</text:span><text:span text:style-name="T797">: numero,<text:s/></text:span><text:span text:style-name="T798">dataScadenzaDisponibilita?</text:span><text:span text:style-name="T799">: data)</text:span></text:h>
      <text:p text:style-name="Standard"><text:span text:style-name="T800">Pre-condizioni:</text:span><text:span text:style-name="T801"><text:s/>---</text:span></text:p>
      <text:p text:style-name="Standard"><text:span text:style-name="T802">Post-condizioni:<text:s/></text:span></text:p>
      <text:list text:style-name="LFO23" text:continue-numbering="true">
        <text:list-item>
          <text:p text:style-name="P803"><text:span text:style-name="T804">Se non esistono alcun PersonaleServizio<text:s/></text:span><text:span text:style-name="T805">ps</text:span><text:span text:style-name="T806"><text:s/>e alcun Cuoco<text:s/></text:span><text:span text:style-name="T807">c</text:span><text:span text:style-name="T808"><text:s/>tali per cui<text:s/></text:span><text:span text:style-name="T809">ps</text:span><text:span text:style-name="T810"><text:s/></text:span><text:span text:style-name="T811">ha indicato disponibilità</text:span><text:span text:style-name="T812"><text:s/></text:span><text:span text:style-name="T813">per</text:span><text:span text:style-name="T814"><text:s/></text:span><text:span text:style-name="T815">turnoS</text:span><text:span text:style-name="T816"><text:s/>o<text:s/></text:span><text:span text:style-name="T817">c</text:span><text:span text:style-name="T818"><text:s/></text:span><text:span text:style-name="T819">ha indicato disponibilità per</text:span><text:span text:style-name="T820"><text:s/></text:span><text:span text:style-name="T821">turnoS</text:span><text:span text:style-name="T822">:</text:span></text:p>
          <text:list text:continue-numbering="true">
            <text:list-item>
              <text:p text:style-name="P823"><text:span text:style-name="T824">[se<text:s/></text:span><text:span text:style-name="T825">tempoAggiuntivoPrima</text:span><text:span text:style-name="T826"><text:s/>è def</text:span><text:span text:style-name="T827">inito]<text:s/></text:span><text:span text:style-name="T828">turnoS.oraInizio</text:span><text:span text:style-name="T829"><text:s/>=<text:s/></text:span><text:span text:style-name="T830">turnoS.oraInizio</text:span><text:span text:style-name="T831"><text:s/>–<text:s/></text:span><text:span text:style-name="T832">tempoAggiuntivoPrima</text:span></text:p>
            </text:list-item>
            <text:list-item>
              <text:p text:style-name="P833"><text:span text:style-name="T834">[se<text:s/></text:span><text:span text:style-name="T835">tempoAggiuntivoDopo</text:span><text:span text:style-name="T836"><text:s/>è definito]<text:s/></text:span><text:span text:style-name="T837">turnoS.oraFine</text:span><text:span text:style-name="T838"><text:s/>=<text:s/></text:span><text:span text:style-name="T839">turnoS.oraFine</text:span><text:span text:style-name="T840"><text:s/>+<text:s/></text:span><text:span text:style-name="T841">tempoAggiuntivoDopo</text:span></text:p>
            </text:list-item>
            <text:list-item>
              <text:p text:style-name="P842"><text:span text:style-name="T843">[se<text:s/></text:span><text:span text:style-name="T844">dataScadenzaDisponibilita</text:span><text:span text:style-name="T845"><text:s/>è definito e<text:s/></text:span><text:span text:style-name="T846">dataScadenzaDisponibilita</text:span><text:span text:style-name="T847"><text:s/>non è né nel passato né success</text:span><text:span text:style-name="T848">iva a<text:s/></text:span><text:span text:style-name="T849">turnoS.data</text:span><text:span text:style-name="T850">]<text:s/></text:span><text:span text:style-name="T851">turnoS.scadenzaModificaDisponibilita</text:span><text:span text:style-name="T852"><text:s/>=<text:s/></text:span><text:span text:style-name="T853">dataScadenzaDisponibilita</text:span></text:p>
            </text:list-item>
            <text:list-item>
              <text:p text:style-name="P854"><text:span text:style-name="T855">[se esiste una RicorrenzaTurni<text:s/></text:span><text:span text:style-name="T856">ric</text:span><text:span text:style-name="T857"><text:s/>tale che<text:s/></text:span><text:span text:style-name="T858">turnoS</text:span><text:span text:style-name="T859"><text:s/></text:span><text:span text:style-name="T860">ricorre in</text:span><text:span text:style-name="T861"><text:s/></text:span><text:span text:style-name="T862">ric</text:span><text:span text:style-name="T863">] l’istanza<text:s/></text:span><text:span text:style-name="T864">ric</text:span><text:span text:style-name="T865"><text:s/>viene eliminata</text:span></text:p>
            </text:list-item>
          </text:list>
        </text:list-item>
      </text:list>
      <text:soft-page-break/>
      <text:h text:style-name="Titolo2" text:outline-level="2"><text:span text:style-name="T866">6b.1. modificaRicorrenzaTurni(</text:span><text:span text:style-name="T867">ricT</text:span><text:span text:style-name="T868">: RicorrenzaTurni,<text:s/></text:span><text:span text:style-name="T869">oraInizio</text:span><text:span text:style-name="T870">:<text:s/></text:span><text:span text:style-name="T871">numero,<text:s/></text:span><text:span text:style-name="T872">oraFine</text:span><text:span text:style-name="T873">: numero)</text:span></text:h>
      <text:p text:style-name="Standard"><text:span text:style-name="T874">Pre-condizioni:</text:span><text:span text:style-name="T875"><text:s/>---</text:span></text:p>
      <text:p text:style-name="P876">Post-condizioni:<text:s/></text:p>
      <text:list text:style-name="LFO23" text:continue-numbering="true">
        <text:list-item>
          <text:p text:style-name="P877"><text:span text:style-name="T878">Se non esistono alcun Cuoco<text:s/></text:span><text:span text:style-name="T879">c</text:span><text:span text:style-name="T880">, PersonaleServizio<text:s/></text:span><text:span text:style-name="T881">ps</text:span><text:span text:style-name="T882"><text:s/>e TurnoServizio<text:s/></text:span><text:span text:style-name="T883">ts</text:span><text:span text:style-name="T884"><text:s/>tali che<text:s/></text:span><text:span text:style-name="T885">c</text:span><text:span text:style-name="T886"><text:s/></text:span><text:span text:style-name="T887">ha indicato la disponibilità per</text:span><text:span text:style-name="T888"><text:s/></text:span><text:span text:style-name="T889">ts</text:span><text:span text:style-name="T890"><text:s/>oppure<text:s/></text:span><text:span text:style-name="T891">ps</text:span><text:span text:style-name="T892"><text:s/></text:span><text:span text:style-name="T893">ha indicato la disponibilità per</text:span><text:span text:style-name="T894"><text:s/></text:span><text:span text:style-name="T895">ts</text:span><text:span text:style-name="T896">, e<text:s/></text:span><text:span text:style-name="T897">ts</text:span><text:span text:style-name="T898"><text:s/></text:span><text:span text:style-name="T899">ricorre in</text:span><text:span text:style-name="T900"><text:s/></text:span><text:span text:style-name="T901">ricT</text:span><text:span text:style-name="T902">, oppure</text:span><text:span text:style-name="T903"><text:s/>se non esistono alcun Cuoco<text:s/></text:span><text:span text:style-name="T904">c</text:span><text:span text:style-name="T905"><text:s/>e TurnoPreparatorio<text:s/></text:span><text:span text:style-name="T906">tp</text:span><text:span text:style-name="T907"><text:s/>tali che<text:s/></text:span><text:span text:style-name="T908">c</text:span><text:span text:style-name="T909"><text:s/></text:span><text:span text:style-name="T910">ha indicato la disponibilità per</text:span><text:span text:style-name="T911"><text:s/></text:span><text:span text:style-name="T912">tp</text:span><text:span text:style-name="T913"><text:s/>e<text:s/></text:span><text:span text:style-name="T914">tp</text:span><text:span text:style-name="T915"><text:s/></text:span><text:span text:style-name="T916">ricorre in</text:span><text:span text:style-name="T917"><text:s/></text:span><text:span text:style-name="T918">ricT</text:span><text:span text:style-name="T919">:</text:span></text:p>
          <text:list text:continue-numbering="true">
            <text:list-item>
              <text:p text:style-name="P920"><text:span text:style-name="T921">Se le modifiche non comportano una sovrapposizione di turni preparatori (cioè se non esistono due istanze di<text:s/></text:span><text:span text:style-name="T922">TurnoPreparatoro<text:s/></text:span><text:span text:style-name="T923">t1, t2</text:span><text:span text:style-name="T924"><text:s/>tali che<text:s/></text:span><text:span text:style-name="T925">t1.data = t2.data</text:span><text:span text:style-name="T926">,<text:s/></text:span><text:span text:style-name="T927">t1.oraFine &gt; t2.oraInizio</text:span><text:span text:style-name="T928"><text:s/>e tali che esista una SedeCucina<text:s/></text:span><text:span text:style-name="T929">sede</text:span><text:span text:style-name="T930"><text:s/>tale che<text:s/></text:span><text:span text:style-name="T931">t1</text:span><text:span text:style-name="T932"><text:s/></text:span><text:span text:style-name="T933">è svolto presso</text:span><text:span text:style-name="T934"><text:s/></text:span><text:span text:style-name="T935">sede</text:span><text:span text:style-name="T936"><text:s/>e<text:s/></text:span><text:span text:style-name="T937">t2</text:span><text:span text:style-name="T938"><text:s/></text:span><text:span text:style-name="T939">è svolto presso</text:span><text:span text:style-name="T940"><text:s/></text:span><text:span text:style-name="T941">sede</text:span><text:span text:style-name="T942">):</text:span></text:p>
              <text:list text:continue-numbering="true">
                <text:list-item>
                  <text:p text:style-name="P943"><text:span text:style-name="T944">Se<text:s/></text:span><text:span text:style-name="T945">oraInizio</text:span><text:span text:style-name="T946"><text:s/>&lt;<text:s/></text:span><text:span text:style-name="T947">oraFine</text:span><text:span text:style-name="T948">:</text:span></text:p>
                  <text:list text:continue-numbering="true">
                    <text:list-item>
                      <text:p text:style-name="P949"><text:span text:style-name="T950">ricT.oraInizio</text:span><text:span text:style-name="T951"><text:s/>=<text:s/></text:span><text:span text:style-name="T952">oraInizio</text:span></text:p>
                    </text:list-item>
                    <text:list-item>
                      <text:p text:style-name="P953"><text:span text:style-name="T954">ricT.oraFine</text:span><text:span text:style-name="T955"><text:s/>=<text:s/></text:span><text:span text:style-name="T956">oraFine</text:span></text:p>
                    </text:list-item>
                    <text:list-item>
                      <text:p text:style-name="P957"><text:span text:style-name="T958">Per ogni Turno<text:s/></text:span><text:span text:style-name="T959">t</text:span><text:span text:style-name="T960"><text:s/>tale che<text:s/></text:span><text:span text:style-name="T961">t</text:span><text:span text:style-name="T962"><text:s/></text:span><text:span text:style-name="T963">ricorre in</text:span><text:span text:style-name="T964"><text:s/></text:span><text:span text:style-name="T965">ricT</text:span><text:span text:style-name="T966">:</text:span></text:p>
                      <text:list text:continue-numbering="true">
                        <text:list-item>
                          <text:p text:style-name="P967"><text:span text:style-name="T968">t.oraInizio</text:span><text:span text:style-name="T969"><text:s/>=<text:s/></text:span><text:span text:style-name="T970">oraInizio</text:span></text:p>
                        </text:list-item>
                        <text:list-item>
                          <text:p text:style-name="P971"><text:span text:style-name="T972">t.oraFine</text:span><text:span text:style-name="T973"><text:s/>=<text:s/></text:span><text:span text:style-name="T974">oraFi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75" text:outline-level="2"/>
      <text:h text:style-name="Titolo2" text:outline-level="2"><text:span text:style-name="T976">7. eliminaTurno(</text:span><text:span text:style-name="T977">turno</text:span><text:span text:style-name="T978">: Turno)</text:span></text:h>
      <text:p text:style-name="Standard"><text:span text:style-name="T979">Pre-condizioni:<text:s/></text:span><text:span text:style-name="T980">--</text:span></text:p>
      <text:p text:style-name="P981">Post-condizioni:</text:p>
      <text:list text:style-name="LFO23" text:continue-numbering="true">
        <text:list-item>
          <text:p text:style-name="P982"><text:span text:style-name="T983">[se esiste una RicorrenzaTurni<text:s/></text:span><text:span text:style-name="T984">ric</text:span><text:span text:style-name="T985"><text:s/>tale che<text:s/></text:span><text:span text:style-name="T986">turno</text:span><text:span text:style-name="T987"><text:s/></text:span><text:span text:style-name="T988">ricorre in</text:span><text:span text:style-name="T989"><text:s/></text:span><text:span text:style-name="T990">ric</text:span><text:span text:style-name="T991">] l’istanza<text:s/></text:span><text:span text:style-name="T992">ric</text:span><text:span text:style-name="T993"><text:s/>viene<text:s/></text:span><text:span text:style-name="T994">eliminata</text:span></text:p>
        </text:list-item>
        <text:list-item>
          <text:p text:style-name="P995"><text:span text:style-name="T996">l’istanza<text:s/></text:span><text:span text:style-name="T997">turno</text:span><text:span text:style-name="T998"><text:s/>viene eliminata</text:span></text:p>
        </text:list-item>
      </text:list>
      <text:h text:style-name="P999" text:outline-level="2"/>
      <text:h text:style-name="Titolo2" text:outline-level="2"><text:span text:style-name="T1000">7a.1 eliminaTurnoRicorrente(</text:span><text:span text:style-name="T1001">ricT</text:span><text:span text:style-name="T1002">: RicorrenzaTurni)</text:span></text:h>
      <text:p text:style-name="Standard"><text:span text:style-name="T1003">Pre-condizioni:<text:s/></text:span><text:span text:style-name="T1004">---</text:span></text:p>
      <text:p text:style-name="Standard"><text:span text:style-name="T1005">Post-condizioni:</text:span></text:p>
      <text:list text:style-name="LFO24" text:continue-numbering="true">
        <text:list-item>
          <text:p text:style-name="P1006"><text:span text:style-name="T1007">per ogni Turno<text:s/></text:span><text:span text:style-name="T1008">t</text:span><text:span text:style-name="T1009"><text:s/>tale che<text:s/></text:span><text:span text:style-name="T1010">t</text:span><text:span text:style-name="T1011"><text:s/></text:span><text:span text:style-name="T1012">ricorre in</text:span><text:span text:style-name="T1013"><text:s/></text:span><text:span text:style-name="T1014">ricT</text:span><text:span text:style-name="T1015">:</text:span></text:p>
          <text:list text:continue-numbering="true">
            <text:list-item>
              <text:p text:style-name="P1016"><text:span text:style-name="T1017">l’istanza<text:s/></text:span><text:span text:style-name="T1018">t</text:span><text:span text:style-name="T1019"><text:s/>viene eliminata</text:span></text:p>
            </text:list-item>
            <text:list-item>
              <text:p text:style-name="P1020"><text:span text:style-name="T1021">[se esiste un GruppoTurno<text:s/></text:span><text:span text:style-name="T1022">gruppo</text:span><text:span text:style-name="T1023"><text:s/>tale che<text:s/></text:span><text:span text:style-name="T1024">gruppo</text:span><text:span text:style-name="T1025"><text:s/></text:span><text:span text:style-name="T1026">con</text:span><text:span text:style-name="T1027">tiene</text:span><text:span text:style-name="T1028"><text:s/></text:span><text:span text:style-name="T1029">t</text:span><text:span text:style-name="T1030">] l’istanza<text:s/></text:span><text:span text:style-name="T1031">gruppo</text:span><text:span text:style-name="T1032"><text:s/>viene eliminata</text:span></text:p>
            </text:list-item>
          </text:list>
        </text:list-item>
        <text:list-item>
          <text:p text:style-name="P1033"><text:span text:style-name="T1034">L’istanza<text:s/></text:span><text:span text:style-name="T1035">ricT</text:span><text:span text:style-name="T1036"><text:s/>viene eliminata</text:span></text:p>
        </text:list-item>
      </text:list>
      <text:p text:style-name="P1037"/>
      <text:p text:style-name="P1038"/>
      <text:p text:style-name="P1039"/>
      <text:p text:style-name="P1040"/>
      <text:p text:style-name="P1041"/>
      <text:p text:style-name="P1042"/>
      <text:soft-page-break/>
      <text:h text:style-name="Titolo2" text:outline-level="2"><text:span text:style-name="T1043">7b.1 eliminaGruppo(</text:span><text:span text:style-name="T1044">gruppo</text:span><text:span text:style-name="T1045">: GruppoTurni)</text:span></text:h>
      <text:p text:style-name="Standard"><text:span text:style-name="T1046">Pre-condizioni:<text:s/></text:span><text:span text:style-name="T1047">---</text:span></text:p>
      <text:p text:style-name="Standard"><text:span text:style-name="T1048">Post-condizioni:</text:span></text:p>
      <text:list text:style-name="LFO24" text:continue-numbering="true">
        <text:list-item>
          <text:p text:style-name="P1049"><text:span text:style-name="T1050">[se esiste una RicorrenzaGruppo<text:s/></text:span><text:span text:style-name="T1051">ricG</text:span><text:span text:style-name="T1052"><text:s/>tale che<text:s/></text:span><text:span text:style-name="T1053">gruppo</text:span><text:span text:style-name="T1054"><text:s/></text:span><text:span text:style-name="T1055">ricorre in</text:span><text:span text:style-name="T1056"><text:s/></text:span><text:span text:style-name="T1057">ricG</text:span><text:span text:style-name="T1058">] l’istanza<text:s/></text:span><text:span text:style-name="T1059">ricG</text:span><text:span text:style-name="T1060"><text:s/>viene<text:s/></text:span><text:span text:style-name="T1061">eliminata</text:span></text:p>
        </text:list-item>
        <text:list-item>
          <text:p text:style-name="P1062"><text:span text:style-name="T1063">L’istanza<text:s/></text:span><text:span text:style-name="T1064">gruppo</text:span><text:span text:style-name="T1065"><text:s/>viene eliminata</text:span></text:p>
        </text:list-item>
      </text:list>
      <text:h text:style-name="P1066" text:outline-level="2"/>
      <text:h text:style-name="Titolo2" text:outline-level="2"><text:span text:style-name="T1067">7c.1 eliminaGruppoRicorrente(</text:span><text:span text:style-name="T1068">ricG</text:span><text:span text:style-name="T1069">: RicorrenzaGruppi)</text:span></text:h>
      <text:p text:style-name="Standard"><text:span text:style-name="T1070">Pre-condizioni:<text:s/></text:span><text:span text:style-name="T1071">---</text:span></text:p>
      <text:p text:style-name="Standard"><text:span text:style-name="T1072">Post-condizioni:</text:span></text:p>
      <text:list text:style-name="LFO24" text:continue-numbering="true">
        <text:list-item>
          <text:p text:style-name="P1073"><text:span text:style-name="T1074">per ogni Gruppo<text:s/></text:span><text:span text:style-name="T1075">g</text:span><text:span text:style-name="T1076"><text:s/>tale che<text:s/></text:span><text:span text:style-name="T1077">g</text:span><text:span text:style-name="T1078"><text:s/></text:span><text:span text:style-name="T1079">ricorre in</text:span><text:span text:style-name="T1080"><text:s/></text:span><text:span text:style-name="T1081">ricG</text:span><text:span text:style-name="T1082">:</text:span></text:p>
          <text:list text:continue-numbering="true">
            <text:list-item>
              <text:p text:style-name="P1083"><text:span text:style-name="T1084">l’istanza<text:s/></text:span><text:span text:style-name="T1085">g</text:span><text:span text:style-name="T1086"><text:s/>viene eliminata</text:span></text:p>
            </text:list-item>
          </text:list>
        </text:list-item>
        <text:list-item>
          <text:p text:style-name="P1087"><text:span text:style-name="T1088">L’istanza<text:s/></text:span><text:span text:style-name="T1089">ricG</text:span><text:span text:style-name="T1090"><text:s/>viene eliminata</text:span></text:p>
        </text:list-item>
      </text:list>
      <text:h text:style-name="P1091" text:outline-level="2"/>
      <text:h text:style-name="Titolo2" text:outline-level="2"><text:span text:style-name="T1092">7d.1 eliminaRico</text:span><text:span text:style-name="T1093">rrenzaTurni(</text:span><text:span text:style-name="T1094">ricT</text:span><text:span text:style-name="T1095">: RicorrenzaTurni)</text:span></text:h>
      <text:p text:style-name="Standard"><text:span text:style-name="T1096">Pre-condizioni:<text:s/></text:span><text:span text:style-name="T1097">---</text:span></text:p>
      <text:p text:style-name="Standard"><text:span text:style-name="T1098">Post-condizioni:</text:span></text:p>
      <text:list text:style-name="LFO24" text:continue-numbering="true">
        <text:list-item>
          <text:p text:style-name="P1099"><text:span text:style-name="T1100">L’istanza<text:s/></text:span><text:span text:style-name="T1101">ricT</text:span><text:span text:style-name="T1102"><text:s/>viene eliminata</text:span></text:p>
        </text:list-item>
      </text:list>
      <text:h text:style-name="P1103" text:outline-level="2"/>
      <text:h text:style-name="Titolo2" text:outline-level="2"><text:span text:style-name="T1104">7e.1 eliminaRicorrenzaGruppi(</text:span><text:span text:style-name="T1105">ricG</text:span><text:span text:style-name="T1106">: RicorrenzaGruppi)</text:span></text:h>
      <text:p text:style-name="Standard"><text:span text:style-name="T1107">Pre-condizioni:<text:s/></text:span><text:span text:style-name="T1108">---</text:span></text:p>
      <text:p text:style-name="P1109">Post-condizioni:</text:p>
      <text:list text:style-name="LFO24" text:continue-numbering="true">
        <text:list-item>
          <text:p text:style-name="P1110"><text:span text:style-name="T1111">L’istanza<text:s/></text:span><text:span text:style-name="T1112">ricG</text:span><text:span text:style-name="T1113"><text:s/>viene eliminat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-asian="Arial" style:font-name-complex="Arial" fo:font-weight="normal" style:font-weight-asian="normal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olo2Carattere" style:display-name="Titolo 2 Carattere" style:family="text" style:parent-style-name="Car.predefinitoparagrafo">
      <style:text-properties fo:font-weight="bold" style:font-weight-asian="bold" fo:font-size="16pt" style:font-size-asian="16pt" style:font-size-complex="16pt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="Times New Roman" style:font-name-asian="Arial" style:font-name-complex="Arial" fo:font-weight="normal" style:font-weight-asian="normal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Catalano</dc:creator>
    <meta:creation-date>2021-06-01T07:09:00Z</meta:creation-date>
    <dc:date>2021-06-16T08:40:00Z</dc:date>
    <meta:template xlink:href="Normal.dotm" xlink:type="simple"/>
    <meta:editing-cycles>23</meta:editing-cycles>
    <meta:editing-duration>PT37320S</meta:editing-duration>
    <meta:document-statistic meta:page-count="7" meta:paragraph-count="18" meta:word-count="1372" meta:character-count="9175" meta:row-count="65" meta:non-whitespace-character-count="7821"/>
  </office:meta>
</office:document-meta>
</file>